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PUs" table:style-name="ta1">
        <table:shapes>
          <draw:frame draw:z-index="0" draw:style-name="gr1" draw:text-style-name="P1" svg:width="159.99mm" svg:height="89.99mm" svg:x="152.99mm" svg:y="72.18mm">
            <loext:p draw:notify-on-update-of-ranges="CPUs.B2:CPUs.G2 CPUs.B1:CPUs.B1 CPUs.B4:CPUs.G4 CPUs.B2:CPUs.G2 CPUs.H1:CPUs.H1 CPUs.H4:CPUs.M4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/>
          <table:table-cell office:value-type="string" calcext:value-type="string">
            <text:p>4 nodes a 2 physical CPUs</text:p>
          </table:table-cell>
          <table:table-cell table:number-columns-repeated="5"/>
          <table:table-cell office:value-type="string" calcext:value-type="string">
            <text:p>2 nodes a 4 logical CPUs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5000" calcext:value-type="float">
            <text:p>15000</text:p>
          </table:table-cell>
          <table:table-cell office:value-type="float" office:value="20000" calcext:value-type="float">
            <text:p>2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30000" calcext:value-type="float">
            <text:p>30000</text:p>
          </table:table-cell>
          <table:table-cell office:value-type="float" office:value="35000" calcext:value-type="float">
            <text:p>3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5000" calcext:value-type="float">
            <text:p>15000</text:p>
          </table:table-cell>
          <table:table-cell office:value-type="float" office:value="20000" calcext:value-type="float">
            <text:p>2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30000" calcext:value-type="float">
            <text:p>30000</text:p>
          </table:table-cell>
          <table:table-cell office:value-type="float" office:value="35000" calcext:value-type="float">
            <text:p>35000</text:p>
          </table:table-cell>
        </table:table-row>
        <table:table-row table:style-name="ro1">
          <table:table-cell office:value-type="string" calcext:value-type="string">
            <text:p>procSize</text:p>
          </table:table-cell>
          <table:table-cell table:number-columns-repeated="1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ittelwert <text:s text:c="2"/></text:p>
          </table:table-cell>
          <table:table-cell office:value-type="float" office:value="0.027189" calcext:value-type="float">
            <text:p>0,027189</text:p>
          </table:table-cell>
          <table:table-cell office:value-type="float" office:value="0.060837" calcext:value-type="float">
            <text:p>0,060837</text:p>
          </table:table-cell>
          <table:table-cell office:value-type="float" office:value="0.106202" calcext:value-type="float">
            <text:p>0,106202</text:p>
          </table:table-cell>
          <table:table-cell office:value-type="float" office:value="0.16588" calcext:value-type="float">
            <text:p>0,16588</text:p>
          </table:table-cell>
          <table:table-cell office:value-type="float" office:value="0.240068" calcext:value-type="float">
            <text:p>0,240068</text:p>
          </table:table-cell>
          <table:table-cell office:value-type="float" office:value="0.323591" calcext:value-type="float">
            <text:p>0,323591</text:p>
          </table:table-cell>
          <table:table-cell office:value-type="float" office:value="0.028163" calcext:value-type="float">
            <text:p>0,028163</text:p>
          </table:table-cell>
          <table:table-cell office:value-type="float" office:value="0.063209" calcext:value-type="float">
            <text:p>0,063209</text:p>
          </table:table-cell>
          <table:table-cell office:value-type="float" office:value="0.112281" calcext:value-type="float">
            <text:p>0,112281</text:p>
          </table:table-cell>
          <table:table-cell office:value-type="float" office:value="0.175163" calcext:value-type="float">
            <text:p>0,175163</text:p>
          </table:table-cell>
          <table:table-cell office:value-type="float" office:value="0.252216" calcext:value-type="float">
            <text:p>0,252216</text:p>
          </table:table-cell>
          <table:table-cell office:value-type="float" office:value="0.343335" calcext:value-type="float">
            <text:p>0,343335</text:p>
          </table:table-cell>
        </table:table-row>
        <table:table-row table:style-name="ro1">
          <table:table-cell office:value-type="string" calcext:value-type="string">
            <text:p>Varianz <text:s text:c="5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06" calcext:value-type="float">
            <text:p>6E-06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dAbweichung</text:p>
          </table:table-cell>
          <table:table-cell office:value-type="float" office:value="0.000327" calcext:value-type="float">
            <text:p>0,000327</text:p>
          </table:table-cell>
          <table:table-cell office:value-type="float" office:value="0.000247" calcext:value-type="float">
            <text:p>0,000247</text:p>
          </table:table-cell>
          <table:table-cell office:value-type="float" office:value="0.00042" calcext:value-type="float">
            <text:p>0,00042</text:p>
          </table:table-cell>
          <table:table-cell office:value-type="float" office:value="0.000753" calcext:value-type="float">
            <text:p>0,000753</text:p>
          </table:table-cell>
          <table:table-cell office:value-type="float" office:value="0.002385" calcext:value-type="float">
            <text:p>0,002385</text:p>
          </table:table-cell>
          <table:table-cell office:value-type="float" office:value="0.000164" calcext:value-type="float">
            <text:p>0,000164</text:p>
          </table:table-cell>
          <table:table-cell office:value-type="float" office:value="0.000031" calcext:value-type="float">
            <text:p>3,1E-05</text:p>
          </table:table-cell>
          <table:table-cell office:value-type="float" office:value="0.00004" calcext:value-type="float">
            <text:p>4E-05</text:p>
          </table:table-cell>
          <table:table-cell office:value-type="float" office:value="0.000188" calcext:value-type="float">
            <text:p>0,000188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000288" calcext:value-type="float">
            <text:p>0,000288</text:p>
          </table:table-cell>
          <table:table-cell office:value-type="float" office:value="0.000063" calcext:value-type="float">
            <text:p>6,3E-05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All <text:s text:c="4"/></text:p>
          </table:table-cell>
          <table:table-cell office:value-type="float" office:value="1.754439" calcext:value-type="float">
            <text:p>1,754439</text:p>
          </table:table-cell>
          <table:table-cell office:value-type="float" office:value="3.819518" calcext:value-type="float">
            <text:p>3,819518</text:p>
          </table:table-cell>
          <table:table-cell office:value-type="float" office:value="6.71825" calcext:value-type="float">
            <text:p>6,71825</text:p>
          </table:table-cell>
          <table:table-cell office:value-type="float" office:value="10.406061" calcext:value-type="float">
            <text:p>10,406061</text:p>
          </table:table-cell>
          <table:table-cell office:value-type="float" office:value="14.970159" calcext:value-type="float">
            <text:p>14,970159</text:p>
          </table:table-cell>
          <table:table-cell office:value-type="float" office:value="20.323785" calcext:value-type="float">
            <text:p>20,323785</text:p>
          </table:table-cell>
          <table:table-cell office:value-type="float" office:value="1.737758" calcext:value-type="float">
            <text:p>1,737758</text:p>
          </table:table-cell>
          <table:table-cell office:value-type="float" office:value="3.846132" calcext:value-type="float">
            <text:p>3,846132</text:p>
          </table:table-cell>
          <table:table-cell office:value-type="float" office:value="6.73713" calcext:value-type="float">
            <text:p>6,73713</text:p>
          </table:table-cell>
          <table:table-cell office:value-type="float" office:value="10.436551" calcext:value-type="float">
            <text:p>10,436551</text:p>
          </table:table-cell>
          <table:table-cell office:value-type="float" office:value="15.021636" calcext:value-type="float">
            <text:p>15,021636</text:p>
          </table:table-cell>
          <table:table-cell office:value-type="float" office:value="20.41538" calcext:value-type="float">
            <text:p>20,41538</text:p>
          </table:table-cell>
        </table:table-row>
        <table:table-row table:style-name="ro1">
          <table:table-cell office:value-type="string" calcext:value-type="string">
            <text:p>tRD <text:s text:c="5"/></text:p>
          </table:table-cell>
          <table:table-cell office:value-type="float" office:value="0.712495" calcext:value-type="float">
            <text:p>0,712495</text:p>
          </table:table-cell>
          <table:table-cell office:value-type="float" office:value="1.545736" calcext:value-type="float">
            <text:p>1,545736</text:p>
          </table:table-cell>
          <table:table-cell office:value-type="float" office:value="2.70315" calcext:value-type="float">
            <text:p>2,70315</text:p>
          </table:table-cell>
          <table:table-cell office:value-type="float" office:value="4.178347" calcext:value-type="float">
            <text:p>4,178347</text:p>
          </table:table-cell>
          <table:table-cell office:value-type="float" office:value="5.989597" calcext:value-type="float">
            <text:p>5,989597</text:p>
          </table:table-cell>
          <table:table-cell office:value-type="float" office:value="8.148599" calcext:value-type="float">
            <text:p>8,148599</text:p>
          </table:table-cell>
          <table:table-cell office:value-type="float" office:value="0.710777" calcext:value-type="float">
            <text:p>0,710777</text:p>
          </table:table-cell>
          <table:table-cell office:value-type="float" office:value="1.562055" calcext:value-type="float">
            <text:p>1,562055</text:p>
          </table:table-cell>
          <table:table-cell office:value-type="float" office:value="2.708882" calcext:value-type="float">
            <text:p>2,708882</text:p>
          </table:table-cell>
          <table:table-cell office:value-type="float" office:value="4.164729" calcext:value-type="float">
            <text:p>4,164729</text:p>
          </table:table-cell>
          <table:table-cell office:value-type="float" office:value="5.993111" calcext:value-type="float">
            <text:p>5,993111</text:p>
          </table:table-cell>
          <table:table-cell office:value-type="float" office:value="8.144787" calcext:value-type="float">
            <text:p>8,144787</text:p>
          </table:table-cell>
        </table:table-row>
        <table:table-row table:style-name="ro1">
          <table:table-cell office:value-type="string" calcext:value-type="string">
            <text:p>tSendInit</text:p>
          </table:table-cell>
          <table:table-cell office:value-type="float" office:value="0.020265" calcext:value-type="float">
            <text:p>0,020265</text:p>
          </table:table-cell>
          <table:table-cell office:value-type="float" office:value="0.020393" calcext:value-type="float">
            <text:p>0,020393</text:p>
          </table:table-cell>
          <table:table-cell office:value-type="float" office:value="0.020237" calcext:value-type="float">
            <text:p>0,020237</text:p>
          </table:table-cell>
          <table:table-cell office:value-type="float" office:value="0.004014" calcext:value-type="float">
            <text:p>0,004014</text:p>
          </table:table-cell>
          <table:table-cell office:value-type="float" office:value="0.020263" calcext:value-type="float">
            <text:p>0,020263</text:p>
          </table:table-cell>
          <table:table-cell office:value-type="float" office:value="0.006158" calcext:value-type="float">
            <text:p>0,006158</text:p>
          </table:table-cell>
          <table:table-cell office:value-type="float" office:value="0.011715" calcext:value-type="float">
            <text:p>0,011715</text:p>
          </table:table-cell>
          <table:table-cell office:value-type="float" office:value="0.011262" calcext:value-type="float">
            <text:p>0,011262</text:p>
          </table:table-cell>
          <table:table-cell office:value-type="float" office:value="0.009788" calcext:value-type="float">
            <text:p>0,009788</text:p>
          </table:table-cell>
          <table:table-cell office:value-type="float" office:value="0.010178" calcext:value-type="float">
            <text:p>0,010178</text:p>
          </table:table-cell>
          <table:table-cell office:value-type="float" office:value="0.012406" calcext:value-type="float">
            <text:p>0,012406</text:p>
          </table:table-cell>
          <table:table-cell office:value-type="float" office:value="0.007807" calcext:value-type="float">
            <text:p>0,007807</text:p>
          </table:table-cell>
        </table:table-row>
        <table:table-row table:style-name="ro1">
          <table:table-cell office:value-type="string" calcext:value-type="string">
            <text:p>tSendData</text:p>
          </table:table-cell>
          <table:table-cell office:value-type="float" office:value="0.869694" calcext:value-type="float">
            <text:p>0,869694</text:p>
          </table:table-cell>
          <table:table-cell office:value-type="float" office:value="1.932519" calcext:value-type="float">
            <text:p>1,932519</text:p>
          </table:table-cell>
          <table:table-cell office:value-type="float" office:value="3.439137" calcext:value-type="float">
            <text:p>3,439137</text:p>
          </table:table-cell>
          <table:table-cell office:value-type="float" office:value="5.361227" calcext:value-type="float">
            <text:p>5,361227</text:p>
          </table:table-cell>
          <table:table-cell office:value-type="float" office:value="7.720309" calcext:value-type="float">
            <text:p>7,720309</text:p>
          </table:table-cell>
          <table:table-cell office:value-type="float" office:value="10.503156" calcext:value-type="float">
            <text:p>10,503156</text:p>
          </table:table-cell>
          <table:table-cell office:value-type="float" office:value="0.857097" calcext:value-type="float">
            <text:p>0,857097</text:p>
          </table:table-cell>
          <table:table-cell office:value-type="float" office:value="1.937571" calcext:value-type="float">
            <text:p>1,937571</text:p>
          </table:table-cell>
          <table:table-cell office:value-type="float" office:value="3.429507" calcext:value-type="float">
            <text:p>3,429507</text:p>
          </table:table-cell>
          <table:table-cell office:value-type="float" office:value="5.358118" calcext:value-type="float">
            <text:p>5,358118</text:p>
          </table:table-cell>
          <table:table-cell office:value-type="float" office:value="7.718156" calcext:value-type="float">
            <text:p>7,718156</text:p>
          </table:table-cell>
          <table:table-cell office:value-type="float" office:value="10.502099" calcext:value-type="float">
            <text:p>10,502099</text:p>
          </table:table-cell>
        </table:table-row>
        <table:table-row table:style-name="ro1">
          <table:table-cell office:value-type="string" calcext:value-type="string">
            <text:p>tPAll <text:s text:c="3"/></text:p>
          </table:table-cell>
          <table:table-cell office:value-type="float" office:value="0.140668" calcext:value-type="float">
            <text:p>0,140668</text:p>
          </table:table-cell>
          <table:table-cell office:value-type="float" office:value="0.309375" calcext:value-type="float">
            <text:p>0,309375</text:p>
          </table:table-cell>
          <table:table-cell office:value-type="float" office:value="0.536946" calcext:value-type="float">
            <text:p>0,536946</text:p>
          </table:table-cell>
          <table:table-cell office:value-type="float" office:value="0.834947" calcext:value-type="float">
            <text:p>0,834947</text:p>
          </table:table-cell>
          <table:table-cell office:value-type="float" office:value="1.20398" calcext:value-type="float">
            <text:p>1,20398</text:p>
          </table:table-cell>
          <table:table-cell office:value-type="float" office:value="1.624286" calcext:value-type="float">
            <text:p>1,624286</text:p>
          </table:table-cell>
          <table:table-cell office:value-type="float" office:value="0.145326" calcext:value-type="float">
            <text:p>0,145326</text:p>
          </table:table-cell>
          <table:table-cell office:value-type="float" office:value="0.320261" calcext:value-type="float">
            <text:p>0,320261</text:p>
          </table:table-cell>
          <table:table-cell office:value-type="float" office:value="0.565851" calcext:value-type="float">
            <text:p>0,565851</text:p>
          </table:table-cell>
          <table:table-cell office:value-type="float" office:value="0.880427" calcext:value-type="float">
            <text:p>0,880427</text:p>
          </table:table-cell>
          <table:table-cell office:value-type="float" office:value="1.265438" calcext:value-type="float">
            <text:p>1,265438</text:p>
          </table:table-cell>
          <table:table-cell office:value-type="float" office:value="1.720514" calcext:value-type="float">
            <text:p>1,720514</text:p>
          </table:table-cell>
        </table:table-row>
        <table:table-row table:style-name="ro1">
          <table:table-cell office:value-type="string" calcext:value-type="string">
            <text:p>tCR <text:s text:c="5"/></text:p>
          </table:table-cell>
          <table:table-cell table:number-columns-repeated="2" office:value-type="float" office:value="0.000042" calcext:value-type="float">
            <text:p>4,2E-05</text:p>
          </table:table-cell>
          <table:table-cell office:value-type="float" office:value="0.000046" calcext:value-type="float">
            <text:p>4,6E-05</text:p>
          </table:table-cell>
          <table:table-cell office:value-type="float" office:value="0.000038" calcext:value-type="float">
            <text:p>3,8E-05</text:p>
          </table:table-cell>
          <table:table-cell office:value-type="float" office:value="0.000045" calcext:value-type="float">
            <text:p>4,5E-05</text:p>
          </table:table-cell>
          <table:table-cell office:value-type="float" office:value="0.000033" calcext:value-type="float">
            <text:p>3,3E-05</text:p>
          </table:table-cell>
          <table:table-cell office:value-type="float" office:value="0.000028" calcext:value-type="float">
            <text:p>2,8E-05</text:p>
          </table:table-cell>
          <table:table-cell office:value-type="float" office:value="0.000032" calcext:value-type="float">
            <text:p>3,2E-05</text:p>
          </table:table-cell>
          <table:table-cell office:value-type="float" office:value="0.000047" calcext:value-type="float">
            <text:p>4,7E-05</text:p>
          </table:table-cell>
          <table:table-cell office:value-type="float" office:value="0.000033" calcext:value-type="float">
            <text:p>3,3E-05</text:p>
          </table:table-cell>
          <table:table-cell office:value-type="float" office:value="0.000046" calcext:value-type="float">
            <text:p>4,6E-05</text:p>
          </table:table-cell>
          <table:table-cell office:value-type="float" office:value="0.000033" calcext:value-type="float">
            <text:p>3,3E-05</text:p>
          </table:table-cell>
        </table:table-row>
      </table:table>
      <table:table table:name="p2" table:style-name="ta1">
        <table:shapes>
          <draw:frame draw:z-index="0" draw:style-name="gr1" draw:text-style-name="P1" svg:width="121.5mm" svg:height="68.34mm" svg:x="5.98mm" svg:y="176.31mm">
            <loext:p draw:notify-on-update-of-ranges="p2.B3:p2.G3 p2.B2:p2.B2 p2.B5:p2.G5 p2.B3:p2.G3 p2.H2:p2.H2 p2.H5:p2.M5 p2.B3:p2.G3 p2.N2:p2.N2 p2.N5:p2.S5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111.33mm" svg:height="62.62mm" svg:x="13.4mm" svg:y="271.41mm">
            <loext:p draw:notify-on-update-of-ranges="p2.B3:p2.G3 p2.B2:p2.B2 p2.B18:p2.G18 p2.B3:p2.G3 p2.H2:p2.H2 p2.H18:p2.M18 p2.B3:p2.G3 p2.N2:p2.N2 p2.N18:p2.S18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2" draw:style-name="gr1" draw:text-style-name="P1" svg:width="117.93mm" svg:height="66.33mm" svg:x="147.49mm" svg:y="192.24mm">
            <loext:p draw:notify-on-update-of-ranges="p2.B3:p2.G3 p2.B2:p2.B2 p2.B10:p2.G10 p2.B3:p2.G3 p2.H2:p2.H2 p2.H10:p2.M10 p2.N2:p2.N2 p2.N10:p2.S10 p2.B3:p2.G3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3" draw:style-name="gr1" draw:text-style-name="P1" svg:width="112.44mm" svg:height="63.24mm" svg:x="149.69mm" svg:y="272.97mm">
            <loext:p draw:notify-on-update-of-ranges="p2.B3:p2.G3 p2.B2:p2.B2 p2.B12:p2.G12 p2.B3:p2.G3 p2.H2:p2.H2 p2.H12:p2.M12 p2.N2:p2.N2 p2.N12:p2.S12 p2.B3:p2.G3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1" table:number-columns-repeated="19" table:default-cell-style-name="Default"/>
        <table:table-row table:style-name="ro1">
          <table:table-cell table:style-name="ce1" office:value-type="string" calcext:value-type="string">
            <text:p>0-Werte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p = 1</text:p>
          </table:table-cell>
          <table:table-cell table:number-columns-repeated="5"/>
          <table:table-cell office:value-type="string" calcext:value-type="string">
            <text:p>p = 7</text:p>
          </table:table-cell>
          <table:table-cell table:number-columns-repeated="5"/>
          <table:table-cell office:value-type="string" calcext:value-type="string">
            <text:p>p = 1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5000" calcext:value-type="float">
            <text:p>15000</text:p>
          </table:table-cell>
          <table:table-cell office:value-type="float" office:value="20000" calcext:value-type="float">
            <text:p>2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30000" calcext:value-type="float">
            <text:p>30000</text:p>
          </table:table-cell>
          <table:table-cell office:value-type="float" office:value="35000" calcext:value-type="float">
            <text:p>3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5000" calcext:value-type="float">
            <text:p>15000</text:p>
          </table:table-cell>
          <table:table-cell office:value-type="float" office:value="20000" calcext:value-type="float">
            <text:p>2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30000" calcext:value-type="float">
            <text:p>30000</text:p>
          </table:table-cell>
          <table:table-cell office:value-type="float" office:value="35000" calcext:value-type="float">
            <text:p>3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5000" calcext:value-type="float">
            <text:p>15000</text:p>
          </table:table-cell>
          <table:table-cell office:value-type="float" office:value="20000" calcext:value-type="float">
            <text:p>2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30000" calcext:value-type="float">
            <text:p>30000</text:p>
          </table:table-cell>
          <table:table-cell office:value-type="float" office:value="35000" calcext:value-type="float">
            <text:p>35000</text:p>
          </table:table-cell>
        </table:table-row>
        <table:table-row table:style-name="ro1">
          <table:table-cell office:value-type="string" calcext:value-type="string">
            <text:p>procSize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6" office:value-type="float" office:value="8" calcext:value-type="float">
            <text:p>8</text:p>
          </table:table-cell>
          <table:table-cell table:number-columns-repeated="6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ittelwert <text:s text:c="2"/></text:p>
          </table:table-cell>
          <table:table-cell office:value-type="float" office:value="0.211579" calcext:value-type="float">
            <text:p>0,211579</text:p>
          </table:table-cell>
          <table:table-cell office:value-type="float" office:value="0.475551" calcext:value-type="float">
            <text:p>0,475551</text:p>
          </table:table-cell>
          <table:table-cell office:value-type="float" office:value="0.844355" calcext:value-type="float">
            <text:p>0,844355</text:p>
          </table:table-cell>
          <table:table-cell office:value-type="float" office:value="1.319137" calcext:value-type="float">
            <text:p>1,319137</text:p>
          </table:table-cell>
          <table:table-cell office:value-type="float" office:value="1.897704" calcext:value-type="float">
            <text:p>1,897704</text:p>
          </table:table-cell>
          <table:table-cell office:value-type="float" office:value="2.583092" calcext:value-type="float">
            <text:p>2,583092</text:p>
          </table:table-cell>
          <table:table-cell office:value-type="float" office:value="0.0305" calcext:value-type="float">
            <text:p>0,0305</text:p>
          </table:table-cell>
          <table:table-cell office:value-type="float" office:value="0.068891" calcext:value-type="float">
            <text:p>0,068891</text:p>
          </table:table-cell>
          <table:table-cell office:value-type="float" office:value="0.121716" calcext:value-type="float">
            <text:p>0,121716</text:p>
          </table:table-cell>
          <table:table-cell office:value-type="float" office:value="0.189273" calcext:value-type="float">
            <text:p>0,189273</text:p>
          </table:table-cell>
          <table:table-cell office:value-type="float" office:value="0.271723" calcext:value-type="float">
            <text:p>0,271723</text:p>
          </table:table-cell>
          <table:table-cell office:value-type="float" office:value="0.370156" calcext:value-type="float">
            <text:p>0,370156</text:p>
          </table:table-cell>
          <table:table-cell office:value-type="float" office:value="0.014842" calcext:value-type="float">
            <text:p>0,014842</text:p>
          </table:table-cell>
          <table:table-cell office:value-type="float" office:value="0.032198" calcext:value-type="float">
            <text:p>0,032198</text:p>
          </table:table-cell>
          <table:table-cell office:value-type="float" office:value="0.058298" calcext:value-type="float">
            <text:p>0,058298</text:p>
          </table:table-cell>
          <table:table-cell office:value-type="float" office:value="0.089138" calcext:value-type="float">
            <text:p>0,089138</text:p>
          </table:table-cell>
          <table:table-cell office:value-type="float" office:value="0.127696" calcext:value-type="float">
            <text:p>0,127696</text:p>
          </table:table-cell>
          <table:table-cell office:value-type="float" office:value="0.173446" calcext:value-type="float">
            <text:p>0,173446</text:p>
          </table:table-cell>
        </table:table-row>
        <table:table-row table:style-name="ro1">
          <table:table-cell office:value-type="string" calcext:value-type="string">
            <text:p>Varianz <text:s text:c="5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dAbweichung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266" calcext:value-type="float">
            <text:p>0,000266</text:p>
          </table:table-cell>
          <table:table-cell office:value-type="float" office:value="0.000199" calcext:value-type="float">
            <text:p>0,000199</text:p>
          </table:table-cell>
          <table:table-cell office:value-type="float" office:value="0.000868" calcext:value-type="float">
            <text:p>0,000868</text:p>
          </table:table-cell>
          <table:table-cell office:value-type="float" office:value="0.000179" calcext:value-type="float">
            <text:p>0,000179</text:p>
          </table:table-cell>
          <table:table-cell office:value-type="float" office:value="0.001219" calcext:value-type="float">
            <text:p>0,001219</text:p>
          </table:table-cell>
          <table:table-cell office:value-type="float" office:value="0.000076" calcext:value-type="float">
            <text:p>7,6E-05</text:p>
          </table:table-cell>
          <table:table-cell office:value-type="float" office:value="0.000388" calcext:value-type="float">
            <text:p>0,000388</text:p>
          </table:table-cell>
          <table:table-cell office:value-type="float" office:value="0.00049" calcext:value-type="float">
            <text:p>0,00049</text:p>
          </table:table-cell>
          <table:table-cell office:value-type="float" office:value="0.000375" calcext:value-type="float">
            <text:p>0,000375</text:p>
          </table:table-cell>
          <table:table-cell office:value-type="float" office:value="0.000434" calcext:value-type="float">
            <text:p>0,000434</text:p>
          </table:table-cell>
          <table:table-cell office:value-type="float" office:value="0.000712" calcext:value-type="float">
            <text:p>0,000712</text:p>
          </table:table-cell>
          <table:table-cell office:value-type="float" office:value="0.000131" calcext:value-type="float">
            <text:p>0,000131</text:p>
          </table:table-cell>
          <table:table-cell office:value-type="float" office:value="0.000289" calcext:value-type="float">
            <text:p>0,000289</text:p>
          </table:table-cell>
          <table:table-cell office:value-type="float" office:value="0.000693" calcext:value-type="float">
            <text:p>0,000693</text:p>
          </table:table-cell>
          <table:table-cell office:value-type="float" office:value="0.000572" calcext:value-type="float">
            <text:p>0,000572</text:p>
          </table:table-cell>
          <table:table-cell office:value-type="float" office:value="0.00047" calcext:value-type="float">
            <text:p>0,00047</text:p>
          </table:table-cell>
          <table:table-cell office:value-type="float" office:value="0.000384" calcext:value-type="float">
            <text:p>0,000384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tAll <text:s text:c="4"/></text:p>
          </table:table-cell>
          <table:table-cell office:value-type="float" office:value="3.081897" calcext:value-type="float">
            <text:p>3,081897</text:p>
          </table:table-cell>
          <table:table-cell office:value-type="float" office:value="8.27663" calcext:value-type="float">
            <text:p>8,27663</text:p>
          </table:table-cell>
          <table:table-cell office:value-type="float" office:value="15.106453" calcext:value-type="float">
            <text:p>15,106453</text:p>
          </table:table-cell>
          <table:table-cell office:value-type="float" office:value="15.652465" calcext:value-type="float">
            <text:p>15,652465</text:p>
          </table:table-cell>
          <table:table-cell office:value-type="float" office:value="23.437322" calcext:value-type="float">
            <text:p>23,437322</text:p>
          </table:table-cell>
          <table:table-cell office:value-type="float" office:value="32.918245" calcext:value-type="float">
            <text:p>32,918245</text:p>
          </table:table-cell>
          <table:table-cell office:value-type="float" office:value="1.634725" calcext:value-type="float">
            <text:p>1,634725</text:p>
          </table:table-cell>
          <table:table-cell office:value-type="float" office:value="4.004502" calcext:value-type="float">
            <text:p>4,004502</text:p>
          </table:table-cell>
          <table:table-cell office:value-type="float" office:value="7.060426" calcext:value-type="float">
            <text:p>7,060426</text:p>
          </table:table-cell>
          <table:table-cell office:value-type="float" office:value="9.90861" calcext:value-type="float">
            <text:p>9,90861</text:p>
          </table:table-cell>
          <table:table-cell office:value-type="float" office:value="14.200832" calcext:value-type="float">
            <text:p>14,200832</text:p>
          </table:table-cell>
          <table:table-cell office:value-type="float" office:value="19.310837" calcext:value-type="float">
            <text:p>19,310837</text:p>
          </table:table-cell>
          <table:table-cell office:value-type="float" office:value="2.058772" calcext:value-type="float">
            <text:p>2,058772</text:p>
          </table:table-cell>
          <table:table-cell office:value-type="float" office:value="3.993117" calcext:value-type="float">
            <text:p>3,993117</text:p>
          </table:table-cell>
          <table:table-cell office:value-type="float" office:value="6.31431" calcext:value-type="float">
            <text:p>6,31431</text:p>
          </table:table-cell>
          <table:table-cell office:value-type="float" office:value="10.300941" calcext:value-type="float">
            <text:p>10,300941</text:p>
          </table:table-cell>
          <table:table-cell office:value-type="float" office:value="14.092103" calcext:value-type="float">
            <text:p>14,092103</text:p>
          </table:table-cell>
          <table:table-cell office:value-type="float" office:value="20.680038" calcext:value-type="float">
            <text:p>20,680038</text:p>
          </table:table-cell>
        </table:table-row>
        <table:table-row table:style-name="ro1">
          <table:table-cell office:value-type="string" calcext:value-type="string">
            <text:p>tRD <text:s text:c="5"/></text:p>
          </table:table-cell>
          <table:table-cell office:value-type="float" office:value="0.725774" calcext:value-type="float">
            <text:p>0,725774</text:p>
          </table:table-cell>
          <table:table-cell office:value-type="float" office:value="2.980752" calcext:value-type="float">
            <text:p>2,980752</text:p>
          </table:table-cell>
          <table:table-cell office:value-type="float" office:value="5.704551" calcext:value-type="float">
            <text:p>5,704551</text:p>
          </table:table-cell>
          <table:table-cell office:value-type="float" office:value="8.876222" calcext:value-type="float">
            <text:p>8,876222</text:p>
          </table:table-cell>
          <table:table-cell office:value-type="float" office:value="13.68373" calcext:value-type="float">
            <text:p>13,68373</text:p>
          </table:table-cell>
          <table:table-cell office:value-type="float" office:value="19.647287" calcext:value-type="float">
            <text:p>19,647287</text:p>
          </table:table-cell>
          <table:table-cell office:value-type="float" office:value="0.714074" calcext:value-type="float">
            <text:p>0,714074</text:p>
          </table:table-cell>
          <table:table-cell office:value-type="float" office:value="1.968971" calcext:value-type="float">
            <text:p>1,968971</text:p>
          </table:table-cell>
          <table:table-cell office:value-type="float" office:value="3.462613" calcext:value-type="float">
            <text:p>3,462613</text:p>
          </table:table-cell>
          <table:table-cell office:value-type="float" office:value="4.30387" calcext:value-type="float">
            <text:p>4,30387</text:p>
          </table:table-cell>
          <table:table-cell office:value-type="float" office:value="6.150137" calcext:value-type="float">
            <text:p>6,150137</text:p>
          </table:table-cell>
          <table:table-cell office:value-type="float" office:value="8.364581" calcext:value-type="float">
            <text:p>8,364581</text:p>
          </table:table-cell>
          <table:table-cell office:value-type="float" office:value="1.138935" calcext:value-type="float">
            <text:p>1,138935</text:p>
          </table:table-cell>
          <table:table-cell office:value-type="float" office:value="1.974451" calcext:value-type="float">
            <text:p>1,974451</text:p>
          </table:table-cell>
          <table:table-cell office:value-type="float" office:value="2.760757" calcext:value-type="float">
            <text:p>2,760757</text:p>
          </table:table-cell>
          <table:table-cell office:value-type="float" office:value="4.789679" calcext:value-type="float">
            <text:p>4,789679</text:p>
          </table:table-cell>
          <table:table-cell office:value-type="float" office:value="6.158885" calcext:value-type="float">
            <text:p>6,158885</text:p>
          </table:table-cell>
          <table:table-cell office:value-type="float" office:value="9.911542" calcext:value-type="float">
            <text:p>9,911542</text:p>
          </table:table-cell>
        </table:table-row>
        <table:table-row table:style-name="ro1">
          <table:table-cell office:value-type="string" calcext:value-type="string">
            <text:p>tSendInit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003" calcext:value-type="float">
            <text:p>3E-06</text:p>
          </table:table-cell>
          <table:table-cell table:number-columns-repeated="2" office:value-type="float" office:value="0.000007" calcext:value-type="float">
            <text:p>7E-06</text:p>
          </table:table-cell>
          <table:table-cell table:number-columns-repeated="2" office:value-type="float" office:value="0.000002" calcext:value-type="float">
            <text:p>2E-06</text:p>
          </table:table-cell>
          <table:table-cell office:value-type="float" office:value="0.011262" calcext:value-type="float">
            <text:p>0,011262</text:p>
          </table:table-cell>
          <table:table-cell office:value-type="float" office:value="0.011258" calcext:value-type="float">
            <text:p>0,011258</text:p>
          </table:table-cell>
          <table:table-cell office:value-type="float" office:value="0.011137" calcext:value-type="float">
            <text:p>0,011137</text:p>
          </table:table-cell>
          <table:table-cell office:value-type="float" office:value="0.009049" calcext:value-type="float">
            <text:p>0,009049</text:p>
          </table:table-cell>
          <table:table-cell office:value-type="float" office:value="0.011245" calcext:value-type="float">
            <text:p>0,011245</text:p>
          </table:table-cell>
          <table:table-cell office:value-type="float" office:value="0.006768" calcext:value-type="float">
            <text:p>0,006768</text:p>
          </table:table-cell>
          <table:table-cell office:value-type="float" office:value="0.021185" calcext:value-type="float">
            <text:p>0,021185</text:p>
          </table:table-cell>
          <table:table-cell office:value-type="float" office:value="0.021106" calcext:value-type="float">
            <text:p>0,021106</text:p>
          </table:table-cell>
          <table:table-cell office:value-type="float" office:value="0.021252" calcext:value-type="float">
            <text:p>0,021252</text:p>
          </table:table-cell>
          <table:table-cell office:value-type="float" office:value="0.011627" calcext:value-type="float">
            <text:p>0,011627</text:p>
          </table:table-cell>
          <table:table-cell office:value-type="float" office:value="0.021053" calcext:value-type="float">
            <text:p>0,021053</text:p>
          </table:table-cell>
          <table:table-cell office:value-type="float" office:value="0.021179" calcext:value-type="float">
            <text:p>0,021179</text:p>
          </table:table-cell>
        </table:table-row>
        <table:table-row table:style-name="ro1">
          <table:table-cell office:value-type="string" calcext:value-type="string">
            <text:p>tSendData</text:p>
          </table:table-cell>
          <table:table-cell office:value-type="float" office:value="0.025415" calcext:value-type="float">
            <text:p>0,025415</text:p>
          </table:table-cell>
          <table:table-cell office:value-type="float" office:value="0.057674" calcext:value-type="float">
            <text:p>0,057674</text:p>
          </table:table-cell>
          <table:table-cell office:value-type="float" office:value="0.101539" calcext:value-type="float">
            <text:p>0,101539</text:p>
          </table:table-cell>
          <table:table-cell office:value-type="float" office:value="0.161744" calcext:value-type="float">
            <text:p>0,161744</text:p>
          </table:table-cell>
          <table:table-cell office:value-type="float" office:value="0.237762" calcext:value-type="float">
            <text:p>0,237762</text:p>
          </table:table-cell>
          <table:table-cell office:value-type="float" office:value="0.318262" calcext:value-type="float">
            <text:p>0,318262</text:p>
          </table:table-cell>
          <table:table-cell office:value-type="float" office:value="0.743287" calcext:value-type="float">
            <text:p>0,743287</text:p>
          </table:table-cell>
          <table:table-cell office:value-type="float" office:value="1.667005" calcext:value-type="float">
            <text:p>1,667005</text:p>
          </table:table-cell>
          <table:table-cell office:value-type="float" office:value="2.955157" calcext:value-type="float">
            <text:p>2,955157</text:p>
          </table:table-cell>
          <table:table-cell office:value-type="float" office:value="4.622524" calcext:value-type="float">
            <text:p>4,622524</text:p>
          </table:table-cell>
          <table:table-cell office:value-type="float" office:value="6.645024" calcext:value-type="float">
            <text:p>6,645024</text:p>
          </table:table-cell>
          <table:table-cell office:value-type="float" office:value="9.04599" calcext:value-type="float">
            <text:p>9,04599</text:p>
          </table:table-cell>
          <table:table-cell office:value-type="float" office:value="0.815448" calcext:value-type="float">
            <text:p>0,815448</text:p>
          </table:table-cell>
          <table:table-cell office:value-type="float" office:value="1.819399" calcext:value-type="float">
            <text:p>1,819399</text:p>
          </table:table-cell>
          <table:table-cell office:value-type="float" office:value="3.215885" calcext:value-type="float">
            <text:p>3,215885</text:p>
          </table:table-cell>
          <table:table-cell office:value-type="float" office:value="5.021537" calcext:value-type="float">
            <text:p>5,021537</text:p>
          </table:table-cell>
          <table:table-cell office:value-type="float" office:value="7.237517" calcext:value-type="float">
            <text:p>7,237517</text:p>
          </table:table-cell>
          <table:table-cell office:value-type="float" office:value="9.829547" calcext:value-type="float">
            <text:p>9,829547</text:p>
          </table:table-cell>
        </table:table-row>
        <table:table-row table:style-name="ro1">
          <table:table-cell office:value-type="string" calcext:value-type="string">
            <text:p>tPAll <text:s text:c="3"/></text:p>
          </table:table-cell>
          <table:table-cell office:value-type="float" office:value="2.327584" calcext:value-type="float">
            <text:p>2,327584</text:p>
          </table:table-cell>
          <table:table-cell office:value-type="float" office:value="5.231449" calcext:value-type="float">
            <text:p>5,231449</text:p>
          </table:table-cell>
          <table:table-cell office:value-type="float" office:value="9.288373" calcext:value-type="float">
            <text:p>9,288373</text:p>
          </table:table-cell>
          <table:table-cell office:value-type="float" office:value="6.595985" calcext:value-type="float">
            <text:p>6,595985</text:p>
          </table:table-cell>
          <table:table-cell office:value-type="float" office:value="9.489519" calcext:value-type="float">
            <text:p>9,489519</text:p>
          </table:table-cell>
          <table:table-cell office:value-type="float" office:value="12.916465" calcext:value-type="float">
            <text:p>12,916465</text:p>
          </table:table-cell>
          <table:table-cell office:value-type="float" office:value="0.154834" calcext:value-type="float">
            <text:p>0,154834</text:p>
          </table:table-cell>
          <table:table-cell office:value-type="float" office:value="0.346622" calcext:value-type="float">
            <text:p>0,346622</text:p>
          </table:table-cell>
          <table:table-cell office:value-type="float" office:value="0.610132" calcext:value-type="float">
            <text:p>0,610132</text:p>
          </table:table-cell>
          <table:table-cell office:value-type="float" office:value="0.948301" calcext:value-type="float">
            <text:p>0,948301</text:p>
          </table:table-cell>
          <table:table-cell office:value-type="float" office:value="1.361043" calcext:value-type="float">
            <text:p>1,361043</text:p>
          </table:table-cell>
          <table:table-cell office:value-type="float" office:value="1.85238" calcext:value-type="float">
            <text:p>1,85238</text:p>
          </table:table-cell>
          <table:table-cell office:value-type="float" office:value="0.077173" calcext:value-type="float">
            <text:p>0,077173</text:p>
          </table:table-cell>
          <table:table-cell office:value-type="float" office:value="0.16412" calcext:value-type="float">
            <text:p>0,16412</text:p>
          </table:table-cell>
          <table:table-cell office:value-type="float" office:value="0.293636" calcext:value-type="float">
            <text:p>0,293636</text:p>
          </table:table-cell>
          <table:table-cell office:value-type="float" office:value="0.448184" calcext:value-type="float">
            <text:p>0,448184</text:p>
          </table:table-cell>
          <table:table-cell office:value-type="float" office:value="0.639958" calcext:value-type="float">
            <text:p>0,639958</text:p>
          </table:table-cell>
          <table:table-cell office:value-type="float" office:value="0.870186" calcext:value-type="float">
            <text:p>0,870186</text:p>
          </table:table-cell>
        </table:table-row>
        <table:table-row table:style-name="ro1">
          <table:table-cell office:value-type="string" calcext:value-type="string">
            <text:p>tCR <text:s text:c="5"/></text:p>
          </table:table-cell>
          <table:table-cell office:value-type="float" office:value="0.000041" calcext:value-type="float">
            <text:p>4,1E-05</text:p>
          </table:table-cell>
          <table:table-cell table:number-columns-repeated="2" office:value-type="float" office:value="0.000053" calcext:value-type="float">
            <text:p>5,3E-05</text:p>
          </table:table-cell>
          <table:table-cell office:value-type="float" office:value="0.000055" calcext:value-type="float">
            <text:p>5,5E-05</text:p>
          </table:table-cell>
          <table:table-cell office:value-type="float" office:value="0.000063" calcext:value-type="float">
            <text:p>6,3E-05</text:p>
          </table:table-cell>
          <table:table-cell office:value-type="float" office:value="0.000056" calcext:value-type="float">
            <text:p>5,6E-05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00041" calcext:value-type="float">
            <text:p>4,1E-05</text:p>
          </table:table-cell>
          <table:table-cell office:value-type="float" office:value="0.000065" calcext:value-type="float">
            <text:p>6,5E-05</text:p>
          </table:table-cell>
          <table:table-cell table:number-columns-repeated="2" office:value-type="float" office:value="0.00005" calcext:value-type="float">
            <text:p>5E-05</text:p>
          </table:table-cell>
          <table:table-cell office:value-type="float" office:value="0.000042" calcext:value-type="float">
            <text:p>4,2E-05</text:p>
          </table:table-cell>
          <table:table-cell office:value-type="float" office:value="0.000034" calcext:value-type="float">
            <text:p>3,4E-05</text:p>
          </table:table-cell>
          <table:table-cell office:value-type="float" office:value="0.000035" calcext:value-type="float">
            <text:p>3,5E-05</text:p>
          </table:table-cell>
          <table:table-cell office:value-type="float" office:value="0.000036" calcext:value-type="float">
            <text:p>3,6E-05</text:p>
          </table:table-cell>
          <table:table-cell office:value-type="float" office:value="0.000055" calcext:value-type="float">
            <text:p>5,5E-05</text:p>
          </table:table-cell>
          <table:table-cell office:value-type="float" office:value="0.000047" calcext:value-type="float">
            <text:p>4,7E-05</text:p>
          </table:table-cell>
          <table:table-cell office:value-type="float" office:value="0.000058" calcext:value-type="float">
            <text:p>5,8E-05</text:p>
          </table:table-cell>
        </table:table-row>
        <table:table-row table:style-name="ro1">
          <table:table-cell office:value-type="string" calcext:value-type="string">
            <text:p>Durchlauf_0</text:p>
          </table:table-cell>
          <table:table-cell office:value-type="float" office:value="0.211709" calcext:value-type="float">
            <text:p>0,211709</text:p>
          </table:table-cell>
          <table:table-cell office:value-type="float" office:value="0.475838" calcext:value-type="float">
            <text:p>0,475838</text:p>
          </table:table-cell>
          <table:table-cell office:value-type="float" office:value="0.844735" calcext:value-type="float">
            <text:p>0,844735</text:p>
          </table:table-cell>
          <table:table-cell office:value-type="float" office:value="1.319391" calcext:value-type="float">
            <text:p>1,319391</text:p>
          </table:table-cell>
          <table:table-cell office:value-type="float" office:value="1.898654" calcext:value-type="float">
            <text:p>1,898654</text:p>
          </table:table-cell>
          <table:table-cell office:value-type="float" office:value="2.58405" calcext:value-type="float">
            <text:p>2,58405</text:p>
          </table:table-cell>
          <table:table-cell office:value-type="float" office:value="0.030225" calcext:value-type="float">
            <text:p>0,030225</text:p>
          </table:table-cell>
          <table:table-cell office:value-type="float" office:value="0.068534" calcext:value-type="float">
            <text:p>0,068534</text:p>
          </table:table-cell>
          <table:table-cell office:value-type="float" office:value="0.121481" calcext:value-type="float">
            <text:p>0,121481</text:p>
          </table:table-cell>
          <table:table-cell office:value-type="float" office:value="0.188904" calcext:value-type="float">
            <text:p>0,188904</text:p>
          </table:table-cell>
          <table:table-cell office:value-type="float" office:value="0.27211" calcext:value-type="float">
            <text:p>0,27211</text:p>
          </table:table-cell>
          <table:table-cell office:value-type="float" office:value="0.370091" calcext:value-type="float">
            <text:p>0,370091</text:p>
          </table:table-cell>
          <table:table-cell office:value-type="float" office:value="0.014323" calcext:value-type="float">
            <text:p>0,014323</text:p>
          </table:table-cell>
          <table:table-cell office:value-type="float" office:value="0.03236" calcext:value-type="float">
            <text:p>0,03236</text:p>
          </table:table-cell>
          <table:table-cell office:value-type="float" office:value="0.058011" calcext:value-type="float">
            <text:p>0,058011</text:p>
          </table:table-cell>
          <table:table-cell office:value-type="float" office:value="0.089067" calcext:value-type="float">
            <text:p>0,089067</text:p>
          </table:table-cell>
          <table:table-cell office:value-type="float" office:value="0.126895" calcext:value-type="float">
            <text:p>0,126895</text:p>
          </table:table-cell>
          <table:table-cell office:value-type="float" office:value="0.173235" calcext:value-type="float">
            <text:p>0,173235</text:p>
          </table:table-cell>
        </table:table-row>
        <table:table-row table:style-name="ro1">
          <table:table-cell office:value-type="string" calcext:value-type="string">
            <text:p>Durchlauf_1</text:p>
          </table:table-cell>
          <table:table-cell office:value-type="float" office:value="0.211596" calcext:value-type="float">
            <text:p>0,211596</text:p>
          </table:table-cell>
          <table:table-cell office:value-type="float" office:value="0.475405" calcext:value-type="float">
            <text:p>0,475405</text:p>
          </table:table-cell>
          <table:table-cell office:value-type="float" office:value="0.844303" calcext:value-type="float">
            <text:p>0,844303</text:p>
          </table:table-cell>
          <table:table-cell office:value-type="float" office:value="1.318041" calcext:value-type="float">
            <text:p>1,318041</text:p>
          </table:table-cell>
          <table:table-cell office:value-type="float" office:value="1.897591" calcext:value-type="float">
            <text:p>1,897591</text:p>
          </table:table-cell>
          <table:table-cell office:value-type="float" office:value="2.582925" calcext:value-type="float">
            <text:p>2,582925</text:p>
          </table:table-cell>
          <table:table-cell office:value-type="float" office:value="0.030535" calcext:value-type="float">
            <text:p>0,030535</text:p>
          </table:table-cell>
          <table:table-cell office:value-type="float" office:value="0.068822" calcext:value-type="float">
            <text:p>0,068822</text:p>
          </table:table-cell>
          <table:table-cell office:value-type="float" office:value="0.121594" calcext:value-type="float">
            <text:p>0,121594</text:p>
          </table:table-cell>
          <table:table-cell office:value-type="float" office:value="0.189077" calcext:value-type="float">
            <text:p>0,189077</text:p>
          </table:table-cell>
          <table:table-cell office:value-type="float" office:value="0.271352" calcext:value-type="float">
            <text:p>0,271352</text:p>
          </table:table-cell>
          <table:table-cell office:value-type="float" office:value="0.369352" calcext:value-type="float">
            <text:p>0,369352</text:p>
          </table:table-cell>
          <table:table-cell office:value-type="float" office:value="0.01497" calcext:value-type="float">
            <text:p>0,01497</text:p>
          </table:table-cell>
          <table:table-cell office:value-type="float" office:value="0.032088" calcext:value-type="float">
            <text:p>0,032088</text:p>
          </table:table-cell>
          <table:table-cell office:value-type="float" office:value="0.057426" calcext:value-type="float">
            <text:p>0,057426</text:p>
          </table:table-cell>
          <table:table-cell office:value-type="float" office:value="0.08891" calcext:value-type="float">
            <text:p>0,08891</text:p>
          </table:table-cell>
          <table:table-cell office:value-type="float" office:value="0.127818" calcext:value-type="float">
            <text:p>0,127818</text:p>
          </table:table-cell>
          <table:table-cell office:value-type="float" office:value="0.173058" calcext:value-type="float">
            <text:p>0,173058</text:p>
          </table:table-cell>
        </table:table-row>
        <table:table-row table:style-name="ro1">
          <table:table-cell office:value-type="string" calcext:value-type="string">
            <text:p>Durchlauf_2</text:p>
          </table:table-cell>
          <table:table-cell office:value-type="float" office:value="0.21166" calcext:value-type="float">
            <text:p>0,21166</text:p>
          </table:table-cell>
          <table:table-cell office:value-type="float" office:value="0.475359" calcext:value-type="float">
            <text:p>0,475359</text:p>
          </table:table-cell>
          <table:table-cell office:value-type="float" office:value="0.844515" calcext:value-type="float">
            <text:p>0,844515</text:p>
          </table:table-cell>
          <table:table-cell office:value-type="float" office:value="1.320445" calcext:value-type="float">
            <text:p>1,320445</text:p>
          </table:table-cell>
          <table:table-cell office:value-type="float" office:value="1.89769" calcext:value-type="float">
            <text:p>1,89769</text:p>
          </table:table-cell>
          <table:table-cell office:value-type="float" office:value="2.58513" calcext:value-type="float">
            <text:p>2,58513</text:p>
          </table:table-cell>
          <table:table-cell office:value-type="float" office:value="0.030539" calcext:value-type="float">
            <text:p>0,030539</text:p>
          </table:table-cell>
          <table:table-cell office:value-type="float" office:value="0.068399" calcext:value-type="float">
            <text:p>0,068399</text:p>
          </table:table-cell>
          <table:table-cell office:value-type="float" office:value="0.121427" calcext:value-type="float">
            <text:p>0,121427</text:p>
          </table:table-cell>
          <table:table-cell office:value-type="float" office:value="0.189921" calcext:value-type="float">
            <text:p>0,189921</text:p>
          </table:table-cell>
          <table:table-cell office:value-type="float" office:value="0.271325" calcext:value-type="float">
            <text:p>0,271325</text:p>
          </table:table-cell>
          <table:table-cell office:value-type="float" office:value="0.36981" calcext:value-type="float">
            <text:p>0,36981</text:p>
          </table:table-cell>
          <table:table-cell office:value-type="float" office:value="0.01497" calcext:value-type="float">
            <text:p>0,01497</text:p>
          </table:table-cell>
          <table:table-cell office:value-type="float" office:value="0.032139" calcext:value-type="float">
            <text:p>0,032139</text:p>
          </table:table-cell>
          <table:table-cell office:value-type="float" office:value="0.057832" calcext:value-type="float">
            <text:p>0,057832</text:p>
          </table:table-cell>
          <table:table-cell office:value-type="float" office:value="0.088806" calcext:value-type="float">
            <text:p>0,088806</text:p>
          </table:table-cell>
          <table:table-cell office:value-type="float" office:value="0.128003" calcext:value-type="float">
            <text:p>0,128003</text:p>
          </table:table-cell>
          <table:table-cell office:value-type="float" office:value="0.173509" calcext:value-type="float">
            <text:p>0,173509</text:p>
          </table:table-cell>
        </table:table-row>
        <table:table-row table:style-name="ro1">
          <table:table-cell office:value-type="string" calcext:value-type="string">
            <text:p>gesamte Zeit</text:p>
          </table:table-cell>
          <table:table-cell table:formula="of:=[.B9]-[.B13]+[.B5]" office:value-type="float" office:value="0.965892" calcext:value-type="float">
            <text:p>0,965892</text:p>
          </table:table-cell>
          <table:table-cell table:formula="of:=[.C9]-[.C13]+[.C5]" office:value-type="float" office:value="3.520732" calcext:value-type="float">
            <text:p>3,520732</text:p>
          </table:table-cell>
          <table:table-cell table:formula="of:=[.D9]-[.D13]+[.D5]" office:value-type="float" office:value="6.662435" calcext:value-type="float">
            <text:p>6,662435</text:p>
          </table:table-cell>
          <table:table-cell table:formula="of:=[.E9]-[.E13]+[.E5]" office:value-type="float" office:value="10.375617" calcext:value-type="float">
            <text:p>10,375617</text:p>
          </table:table-cell>
          <table:table-cell table:formula="of:=[.F9]-[.F13]+[.F5]" office:value-type="float" office:value="15.845507" calcext:value-type="float">
            <text:p>15,845507</text:p>
          </table:table-cell>
          <table:table-cell table:formula="of:=[.G9]-[.G13]+[.G5]" office:value-type="float" office:value="22.584872" calcext:value-type="float">
            <text:p>22,584872</text:p>
          </table:table-cell>
          <table:table-cell table:formula="of:=[.H9]-[.H13]+[.H5]" office:value-type="float" office:value="1.510391" calcext:value-type="float">
            <text:p>1,510391</text:p>
          </table:table-cell>
          <table:table-cell table:formula="of:=[.I9]-[.I13]+[.I5]" office:value-type="float" office:value="3.726771" calcext:value-type="float">
            <text:p>3,726771</text:p>
          </table:table-cell>
          <table:table-cell table:formula="of:=[.J9]-[.J13]+[.J5]" office:value-type="float" office:value="6.57201" calcext:value-type="float">
            <text:p>6,57201</text:p>
          </table:table-cell>
          <table:table-cell table:formula="of:=[.K9]-[.K13]+[.K5]" office:value-type="float" office:value="9.149582" calcext:value-type="float">
            <text:p>9,149582</text:p>
          </table:table-cell>
          <table:table-cell table:formula="of:=[.L9]-[.L13]+[.L5]" office:value-type="float" office:value="13.111512" calcext:value-type="float">
            <text:p>13,111512</text:p>
          </table:table-cell>
          <table:table-cell table:formula="of:=[.M9]-[.M13]+[.M5]" office:value-type="float" office:value="17.828613" calcext:value-type="float">
            <text:p>17,828613</text:p>
          </table:table-cell>
          <table:table-cell table:formula="of:=[.N9]-[.N13]+[.N5]" office:value-type="float" office:value="1.996441" calcext:value-type="float">
            <text:p>1,996441</text:p>
          </table:table-cell>
          <table:table-cell table:formula="of:=[.O9]-[.O13]+[.O5]" office:value-type="float" office:value="3.861195" calcext:value-type="float">
            <text:p>3,861195</text:p>
          </table:table-cell>
          <table:table-cell table:formula="of:=[.P9]-[.P13]+[.P5]" office:value-type="float" office:value="6.078972" calcext:value-type="float">
            <text:p>6,078972</text:p>
          </table:table-cell>
          <table:table-cell table:formula="of:=[.Q9]-[.Q13]+[.Q5]" office:value-type="float" office:value="9.941895" calcext:value-type="float">
            <text:p>9,941895</text:p>
          </table:table-cell>
          <table:table-cell table:formula="of:=[.R9]-[.R13]+[.R5]" office:value-type="float" office:value="13.579841" calcext:value-type="float">
            <text:p>13,579841</text:p>
          </table:table-cell>
          <table:table-cell table:formula="of:=[.S9]-[.S13]+[.S5]" office:value-type="float" office:value="19.983298" calcext:value-type="float">
            <text:p>19,983298</text:p>
          </table:table-cell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style-name="ce1" office:value-type="string" calcext:value-type="string">
            <text:p>1-Werte</text:p>
          </table:table-cell>
          <table:table-cell table:number-columns-repeated="18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5000" calcext:value-type="float">
            <text:p>15000</text:p>
          </table:table-cell>
          <table:table-cell office:value-type="float" office:value="20000" calcext:value-type="float">
            <text:p>20000</text:p>
          </table:table-cell>
          <table:table-cell office:value-type="float" office:value="25000" calcext:value-type="float">
            <text:p>25000</text:p>
          </table:table-cell>
          <table:table-cell office:value-type="float" office:value="30000" calcext:value-type="float">
            <text:p>30000</text:p>
          </table:table-cell>
          <table:table-cell office:value-type="float" office:value="35000" calcext:value-type="float">
            <text:p>35000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ocSize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6" office:value-type="float" office:value="8" calcext:value-type="float">
            <text:p>8</text:p>
          </table:table-cell>
          <table:table-cell table:number-columns-repeated="6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Mittelwert <text:s text:c="2"/></text:p>
          </table:table-cell>
          <table:table-cell office:value-type="float" office:value="0.385421" calcext:value-type="float">
            <text:p>0,385421</text:p>
          </table:table-cell>
          <table:table-cell office:value-type="float" office:value="0.867765" calcext:value-type="float">
            <text:p>0,867765</text:p>
          </table:table-cell>
          <table:table-cell office:value-type="float" office:value="1.542252" calcext:value-type="float">
            <text:p>1,542252</text:p>
          </table:table-cell>
          <table:table-cell office:value-type="float" office:value="2.423058" calcext:value-type="float">
            <text:p>2,423058</text:p>
          </table:table-cell>
          <table:table-cell office:value-type="float" office:value="3.470825" calcext:value-type="float">
            <text:p>3,470825</text:p>
          </table:table-cell>
          <table:table-cell office:value-type="float" office:value="4.720798" calcext:value-type="float">
            <text:p>4,720798</text:p>
          </table:table-cell>
          <table:table-cell office:value-type="float" office:value="0.055962" calcext:value-type="float">
            <text:p>0,055962</text:p>
          </table:table-cell>
          <table:table-cell office:value-type="float" office:value="0.145077" calcext:value-type="float">
            <text:p>0,145077</text:p>
          </table:table-cell>
          <table:table-cell office:value-type="float" office:value="0.224622" calcext:value-type="float">
            <text:p>0,224622</text:p>
          </table:table-cell>
          <table:table-cell office:value-type="float" office:value="0.345703" calcext:value-type="float">
            <text:p>0,345703</text:p>
          </table:table-cell>
          <table:table-cell office:value-type="float" office:value="0.497819" calcext:value-type="float">
            <text:p>0,497819</text:p>
          </table:table-cell>
          <table:table-cell office:value-type="float" office:value="0.678168" calcext:value-type="float">
            <text:p>0,678168</text:p>
          </table:table-cell>
          <table:table-cell office:value-type="float" office:value="0.026565" calcext:value-type="float">
            <text:p>0,026565</text:p>
          </table:table-cell>
          <table:table-cell office:value-type="float" office:value="0.061309" calcext:value-type="float">
            <text:p>0,061309</text:p>
          </table:table-cell>
          <table:table-cell office:value-type="float" office:value="0.137979" calcext:value-type="float">
            <text:p>0,137979</text:p>
          </table:table-cell>
          <table:table-cell office:value-type="float" office:value="0.162329" calcext:value-type="float">
            <text:p>0,162329</text:p>
          </table:table-cell>
          <table:table-cell office:value-type="float" office:value="1.637606" calcext:value-type="float">
            <text:p>1,637606</text:p>
          </table:table-cell>
          <table:table-cell office:value-type="float" office:value="0.329713" calcext:value-type="float">
            <text:p>0,329713</text:p>
          </table:table-cell>
        </table:table-row>
        <table:table-row table:style-name="ro1">
          <table:table-cell office:value-type="string" calcext:value-type="string">
            <text:p>Varianz <text:s text:c="5"/>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00067" calcext:value-type="float">
            <text:p>6,7E-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00009" calcext:value-type="float">
            <text:p>9E-0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0.000044" calcext:value-type="float">
            <text:p>4,4E-05</text:p>
          </table:table-cell>
          <table:table-cell office:value-type="float" office:value="0.000015" calcext:value-type="float">
            <text:p>1,5E-05</text:p>
          </table:table-cell>
        </table:table-row>
        <table:table-row table:style-name="ro1">
          <table:table-cell office:value-type="string" calcext:value-type="string">
            <text:p>StdAbweichung</text:p>
          </table:table-cell>
          <table:table-cell office:value-type="float" office:value="0.000148" calcext:value-type="float">
            <text:p>0,000148</text:p>
          </table:table-cell>
          <table:table-cell office:value-type="float" office:value="0.000281" calcext:value-type="float">
            <text:p>0,000281</text:p>
          </table:table-cell>
          <table:table-cell office:value-type="float" office:value="0.000371" calcext:value-type="float">
            <text:p>0,000371</text:p>
          </table:table-cell>
          <table:table-cell office:value-type="float" office:value="0.008195" calcext:value-type="float">
            <text:p>0,008195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0285" calcext:value-type="float">
            <text:p>0,000285</text:p>
          </table:table-cell>
          <table:table-cell office:value-type="float" office:value="0.000362" calcext:value-type="float">
            <text:p>0,000362</text:p>
          </table:table-cell>
          <table:table-cell office:value-type="float" office:value="0.00008" calcext:value-type="float">
            <text:p>8E-05</text:p>
          </table:table-cell>
          <table:table-cell office:value-type="float" office:value="0.003008" calcext:value-type="float">
            <text:p>0,003008</text:p>
          </table:table-cell>
          <table:table-cell office:value-type="float" office:value="0.000134" calcext:value-type="float">
            <text:p>0,000134</text:p>
          </table:table-cell>
          <table:table-cell office:value-type="float" office:value="0.000104" calcext:value-type="float">
            <text:p>0,000104</text:p>
          </table:table-cell>
          <table:table-cell office:value-type="float" office:value="0.000062" calcext:value-type="float">
            <text:p>6,2E-05</text:p>
          </table:table-cell>
          <table:table-cell office:value-type="float" office:value="0.000349" calcext:value-type="float">
            <text:p>0,000349</text:p>
          </table:table-cell>
          <table:table-cell office:value-type="float" office:value="0.000705" calcext:value-type="float">
            <text:p>0,000705</text:p>
          </table:table-cell>
          <table:table-cell office:value-type="float" office:value="0.000103" calcext:value-type="float">
            <text:p>0,000103</text:p>
          </table:table-cell>
          <table:table-cell office:value-type="float" office:value="0.000228" calcext:value-type="float">
            <text:p>0,000228</text:p>
          </table:table-cell>
          <table:table-cell office:value-type="float" office:value="0.006622" calcext:value-type="float">
            <text:p>0,006622</text:p>
          </table:table-cell>
          <table:table-cell office:value-type="float" office:value="0.003847" calcext:value-type="float">
            <text:p>0,003847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tAll <text:s text:c="4"/></text:p>
          </table:table-cell>
          <table:table-cell office:value-type="float" office:value="4.973029" calcext:value-type="float">
            <text:p>4,973029</text:p>
          </table:table-cell>
          <table:table-cell office:value-type="float" office:value="12.404011" calcext:value-type="float">
            <text:p>12,404011</text:p>
          </table:table-cell>
          <table:table-cell office:value-type="float" office:value="13.517605" calcext:value-type="float">
            <text:p>13,517605</text:p>
          </table:table-cell>
          <table:table-cell office:value-type="float" office:value="16.395702" calcext:value-type="float">
            <text:p>16,395702</text:p>
          </table:table-cell>
          <table:table-cell office:value-type="float" office:value="20.857312" calcext:value-type="float">
            <text:p>20,857312</text:p>
          </table:table-cell>
          <table:table-cell office:value-type="float" office:value="23.886329" calcext:value-type="float">
            <text:p>23,886329</text:p>
          </table:table-cell>
          <table:table-cell office:value-type="float" office:value="1.746435" calcext:value-type="float">
            <text:p>1,746435</text:p>
          </table:table-cell>
          <table:table-cell office:value-type="float" office:value="4.381217" calcext:value-type="float">
            <text:p>4,381217</text:p>
          </table:table-cell>
          <table:table-cell office:value-type="float" office:value="7.531583" calcext:value-type="float">
            <text:p>7,531583</text:p>
          </table:table-cell>
          <table:table-cell office:value-type="float" office:value="10.488544" calcext:value-type="float">
            <text:p>10,488544</text:p>
          </table:table-cell>
          <table:table-cell office:value-type="float" office:value="16.857596" calcext:value-type="float">
            <text:p>16,857596</text:p>
          </table:table-cell>
          <table:table-cell office:value-type="float" office:value="21.164818" calcext:value-type="float">
            <text:p>21,164818</text:p>
          </table:table-cell>
          <table:table-cell office:value-type="float" office:value="1.685981" calcext:value-type="float">
            <text:p>1,685981</text:p>
          </table:table-cell>
          <table:table-cell office:value-type="float" office:value="3.651295" calcext:value-type="float">
            <text:p>3,651295</text:p>
          </table:table-cell>
          <table:table-cell office:value-type="float" office:value="6.578562" calcext:value-type="float">
            <text:p>6,578562</text:p>
          </table:table-cell>
          <table:table-cell office:value-type="float" office:value="10.9066" calcext:value-type="float">
            <text:p>10,9066</text:p>
          </table:table-cell>
          <table:table-cell office:value-type="float" office:value="20.203373" calcext:value-type="float">
            <text:p>20,203373</text:p>
          </table:table-cell>
          <table:table-cell office:value-type="float" office:value="25.586175" calcext:value-type="float">
            <text:p>25,586175</text:p>
          </table:table-cell>
        </table:table-row>
        <table:table-row table:style-name="ro1">
          <table:table-cell office:value-type="string" calcext:value-type="string">
            <text:p>tRD <text:s text:c="5"/></text:p>
          </table:table-cell>
          <table:table-cell office:value-type="float" office:value="0.701277" calcext:value-type="float">
            <text:p>0,701277</text:p>
          </table:table-cell>
          <table:table-cell office:value-type="float" office:value="2.791505" calcext:value-type="float">
            <text:p>2,791505</text:p>
          </table:table-cell>
          <table:table-cell office:value-type="float" office:value="5.689949" calcext:value-type="float">
            <text:p>5,689949</text:p>
          </table:table-cell>
          <table:table-cell office:value-type="float" office:value="4.1015" calcext:value-type="float">
            <text:p>4,1015</text:p>
          </table:table-cell>
          <table:table-cell office:value-type="float" office:value="10.18429" calcext:value-type="float">
            <text:p>10,18429</text:p>
          </table:table-cell>
          <table:table-cell office:value-type="float" office:value="9.351159" calcext:value-type="float">
            <text:p>9,351159</text:p>
          </table:table-cell>
          <table:table-cell office:value-type="float" office:value="0.70707" calcext:value-type="float">
            <text:p>0,70707</text:p>
          </table:table-cell>
          <table:table-cell office:value-type="float" office:value="1.951898" calcext:value-type="float">
            <text:p>1,951898</text:p>
          </table:table-cell>
          <table:table-cell office:value-type="float" office:value="3.422842" calcext:value-type="float">
            <text:p>3,422842</text:p>
          </table:table-cell>
          <table:table-cell office:value-type="float" office:value="4.106452" calcext:value-type="float">
            <text:p>4,106452</text:p>
          </table:table-cell>
          <table:table-cell office:value-type="float" office:value="7.677143" calcext:value-type="float">
            <text:p>7,677143</text:p>
          </table:table-cell>
          <table:table-cell office:value-type="float" office:value="8.66456" calcext:value-type="float">
            <text:p>8,66456</text:p>
          </table:table-cell>
          <table:table-cell office:value-type="float" office:value="0.704267" calcext:value-type="float">
            <text:p>0,704267</text:p>
          </table:table-cell>
          <table:table-cell office:value-type="float" office:value="1.499227" calcext:value-type="float">
            <text:p>1,499227</text:p>
          </table:table-cell>
          <table:table-cell office:value-type="float" office:value="2.633814" calcext:value-type="float">
            <text:p>2,633814</text:p>
          </table:table-cell>
          <table:table-cell office:value-type="float" office:value="5.023971" calcext:value-type="float">
            <text:p>5,023971</text:p>
          </table:table-cell>
          <table:table-cell office:value-type="float" office:value="5.905866" calcext:value-type="float">
            <text:p>5,905866</text:p>
          </table:table-cell>
          <table:table-cell office:value-type="float" office:value="8.443206" calcext:value-type="float">
            <text:p>8,443206</text:p>
          </table:table-cell>
        </table:table-row>
        <table:table-row table:style-name="ro1">
          <table:table-cell office:value-type="string" calcext:value-type="string">
            <text:p>tSendInit</text:p>
          </table:table-cell>
          <table:table-cell table:number-columns-repeated="4" office:value-type="float" office:value="0.000002" calcext:value-type="float">
            <text:p>2E-06</text:p>
          </table:table-cell>
          <table:table-cell office:value-type="float" office:value="0.000003" calcext:value-type="float">
            <text:p>3E-06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11107" calcext:value-type="float">
            <text:p>0,011107</text:p>
          </table:table-cell>
          <table:table-cell office:value-type="float" office:value="0.011321" calcext:value-type="float">
            <text:p>0,011321</text:p>
          </table:table-cell>
          <table:table-cell office:value-type="float" office:value="0.011091" calcext:value-type="float">
            <text:p>0,011091</text:p>
          </table:table-cell>
          <table:table-cell office:value-type="float" office:value="0.011182" calcext:value-type="float">
            <text:p>0,011182</text:p>
          </table:table-cell>
          <table:table-cell office:value-type="float" office:value="0.01128" calcext:value-type="float">
            <text:p>0,01128</text:p>
          </table:table-cell>
          <table:table-cell office:value-type="float" office:value="0.011033" calcext:value-type="float">
            <text:p>0,011033</text:p>
          </table:table-cell>
          <table:table-cell office:value-type="float" office:value="0.02117" calcext:value-type="float">
            <text:p>0,02117</text:p>
          </table:table-cell>
          <table:table-cell office:value-type="float" office:value="0.011407" calcext:value-type="float">
            <text:p>0,011407</text:p>
          </table:table-cell>
          <table:table-cell office:value-type="float" office:value="0.021434" calcext:value-type="float">
            <text:p>0,021434</text:p>
          </table:table-cell>
          <table:table-cell office:value-type="float" office:value="0.021169" calcext:value-type="float">
            <text:p>0,021169</text:p>
          </table:table-cell>
          <table:table-cell office:value-type="float" office:value="0.021198" calcext:value-type="float">
            <text:p>0,021198</text:p>
          </table:table-cell>
          <table:table-cell office:value-type="float" office:value="0.021261" calcext:value-type="float">
            <text:p>0,021261</text:p>
          </table:table-cell>
        </table:table-row>
        <table:table-row table:style-name="ro1">
          <table:table-cell office:value-type="string" calcext:value-type="string">
            <text:p>tSendData</text:p>
          </table:table-cell>
          <table:table-cell office:value-type="float" office:value="0.026989" calcext:value-type="float">
            <text:p>0,026989</text:p>
          </table:table-cell>
          <table:table-cell office:value-type="float" office:value="0.0581" calcext:value-type="float">
            <text:p>0,0581</text:p>
          </table:table-cell>
          <table:table-cell office:value-type="float" office:value="0.103062" calcext:value-type="float">
            <text:p>0,103062</text:p>
          </table:table-cell>
          <table:table-cell office:value-type="float" office:value="0.161251" calcext:value-type="float">
            <text:p>0,161251</text:p>
          </table:table-cell>
          <table:table-cell office:value-type="float" office:value="0.233456" calcext:value-type="float">
            <text:p>0,233456</text:p>
          </table:table-cell>
          <table:table-cell office:value-type="float" office:value="0.333532" calcext:value-type="float">
            <text:p>0,333532</text:p>
          </table:table-cell>
          <table:table-cell office:value-type="float" office:value="0.738922" calcext:value-type="float">
            <text:p>0,738922</text:p>
          </table:table-cell>
          <table:table-cell office:value-type="float" office:value="1.673444" calcext:value-type="float">
            <text:p>1,673444</text:p>
          </table:table-cell>
          <table:table-cell office:value-type="float" office:value="2.954282" calcext:value-type="float">
            <text:p>2,954282</text:p>
          </table:table-cell>
          <table:table-cell office:value-type="float" office:value="4.617976" calcext:value-type="float">
            <text:p>4,617976</text:p>
          </table:table-cell>
          <table:table-cell office:value-type="float" office:value="6.647352" calcext:value-type="float">
            <text:p>6,647352</text:p>
          </table:table-cell>
          <table:table-cell office:value-type="float" office:value="9.053456" calcext:value-type="float">
            <text:p>9,053456</text:p>
          </table:table-cell>
          <table:table-cell office:value-type="float" office:value="0.813604" calcext:value-type="float">
            <text:p>0,813604</text:p>
          </table:table-cell>
          <table:table-cell office:value-type="float" office:value="1.811211" calcext:value-type="float">
            <text:p>1,811211</text:p>
          </table:table-cell>
          <table:table-cell office:value-type="float" office:value="3.209605" calcext:value-type="float">
            <text:p>3,209605</text:p>
          </table:table-cell>
          <table:table-cell office:value-type="float" office:value="5.020544" calcext:value-type="float">
            <text:p>5,020544</text:p>
          </table:table-cell>
          <table:table-cell office:value-type="float" office:value="7.227015" calcext:value-type="float">
            <text:p>7,227015</text:p>
          </table:table-cell>
          <table:table-cell office:value-type="float" office:value="15.416296" calcext:value-type="float">
            <text:p>15,416296</text:p>
          </table:table-cell>
        </table:table-row>
        <table:table-row table:style-name="ro1">
          <table:table-cell office:value-type="string" calcext:value-type="string">
            <text:p>tPAll <text:s text:c="3"/></text:p>
          </table:table-cell>
          <table:table-cell office:value-type="float" office:value="4.239816" calcext:value-type="float">
            <text:p>4,239816</text:p>
          </table:table-cell>
          <table:table-cell office:value-type="float" office:value="9.545147" calcext:value-type="float">
            <text:p>9,545147</text:p>
          </table:table-cell>
          <table:table-cell office:value-type="float" office:value="7.711179" calcext:value-type="float">
            <text:p>7,711179</text:p>
          </table:table-cell>
          <table:table-cell office:value-type="float" office:value="12.111896" calcext:value-type="float">
            <text:p>12,111896</text:p>
          </table:table-cell>
          <table:table-cell office:value-type="float" office:value="10.412165" calcext:value-type="float">
            <text:p>10,412165</text:p>
          </table:table-cell>
          <table:table-cell office:value-type="float" office:value="14.164333" calcext:value-type="float">
            <text:p>14,164333</text:p>
          </table:table-cell>
          <table:table-cell office:value-type="float" office:value="0.281607" calcext:value-type="float">
            <text:p>0,281607</text:p>
          </table:table-cell>
          <table:table-cell office:value-type="float" office:value="0.728041" calcext:value-type="float">
            <text:p>0,728041</text:p>
          </table:table-cell>
          <table:table-cell office:value-type="float" office:value="1.123469" calcext:value-type="float">
            <text:p>1,123469</text:p>
          </table:table-cell>
          <table:table-cell office:value-type="float" office:value="1.730425" calcext:value-type="float">
            <text:p>1,730425</text:p>
          </table:table-cell>
          <table:table-cell office:value-type="float" office:value="2.491382" calcext:value-type="float">
            <text:p>2,491382</text:p>
          </table:table-cell>
          <table:table-cell office:value-type="float" office:value="3.392594" calcext:value-type="float">
            <text:p>3,392594</text:p>
          </table:table-cell>
          <table:table-cell office:value-type="float" office:value="0.135973" calcext:value-type="float">
            <text:p>0,135973</text:p>
          </table:table-cell>
          <table:table-cell office:value-type="float" office:value="0.309121" calcext:value-type="float">
            <text:p>0,309121</text:p>
          </table:table-cell>
          <table:table-cell office:value-type="float" office:value="0.692579" calcext:value-type="float">
            <text:p>0,692579</text:p>
          </table:table-cell>
          <table:table-cell office:value-type="float" office:value="0.814558" calcext:value-type="float">
            <text:p>0,814558</text:p>
          </table:table-cell>
          <table:table-cell office:value-type="float" office:value="7.016791" calcext:value-type="float">
            <text:p>7,016791</text:p>
          </table:table-cell>
          <table:table-cell office:value-type="float" office:value="1.659441" calcext:value-type="float">
            <text:p>1,659441</text:p>
          </table:table-cell>
        </table:table-row>
        <table:table-row table:style-name="ro1">
          <table:table-cell office:value-type="string" calcext:value-type="string">
            <text:p>tCR <text:s text:c="5"/></text:p>
          </table:table-cell>
          <table:table-cell office:value-type="float" office:value="0.000059" calcext:value-type="float">
            <text:p>5,9E-05</text:p>
          </table:table-cell>
          <table:table-cell office:value-type="float" office:value="0.000065" calcext:value-type="float">
            <text:p>6,5E-05</text:p>
          </table:table-cell>
          <table:table-cell office:value-type="float" office:value="0.000063" calcext:value-type="float">
            <text:p>6,3E-05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000062" calcext:value-type="float">
            <text:p>6,2E-05</text:p>
          </table:table-cell>
          <table:table-cell office:value-type="float" office:value="0.000064" calcext:value-type="float">
            <text:p>6,4E-05</text:p>
          </table:table-cell>
          <table:table-cell office:value-type="float" office:value="0.000049" calcext:value-type="float">
            <text:p>4,9E-05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00052" calcext:value-type="float">
            <text:p>5,2E-05</text:p>
          </table:table-cell>
          <table:table-cell office:value-type="float" office:value="0.000059" calcext:value-type="float">
            <text:p>5,9E-05</text:p>
          </table:table-cell>
          <table:table-cell office:value-type="float" office:value="0.000063" calcext:value-type="float">
            <text:p>6,3E-05</text:p>
          </table:table-cell>
          <table:table-cell office:value-type="float" office:value="0.000065" calcext:value-type="float">
            <text:p>6,5E-05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00049" calcext:value-type="float">
            <text:p>4,9E-05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000054" calcext:value-type="float">
            <text:p>5,4E-05</text:p>
          </table:table-cell>
          <table:table-cell office:value-type="float" office:value="0.000064" calcext:value-type="float">
            <text:p>6,4E-05</text:p>
          </table:table-cell>
          <table:table-cell office:value-type="float" office:value="0.000055" calcext:value-type="float">
            <text:p>5,5E-05</text:p>
          </table:table-cell>
        </table:table-row>
        <table:table-row table:style-name="ro1">
          <table:table-cell office:value-type="string" calcext:value-type="string">
            <text:p>Durchlauf_0</text:p>
          </table:table-cell>
          <table:table-cell office:value-type="float" office:value="0.385525" calcext:value-type="float">
            <text:p>0,385525</text:p>
          </table:table-cell>
          <table:table-cell office:value-type="float" office:value="0.867408" calcext:value-type="float">
            <text:p>0,867408</text:p>
          </table:table-cell>
          <table:table-cell office:value-type="float" office:value="1.542127" calcext:value-type="float">
            <text:p>1,542127</text:p>
          </table:table-cell>
          <table:table-cell office:value-type="float" office:value="2.419616" calcext:value-type="float">
            <text:p>2,419616</text:p>
          </table:table-cell>
          <table:table-cell office:value-type="float" office:value="3.470477" calcext:value-type="float">
            <text:p>3,470477</text:p>
          </table:table-cell>
          <table:table-cell office:value-type="float" office:value="4.722697" calcext:value-type="float">
            <text:p>4,722697</text:p>
          </table:table-cell>
          <table:table-cell office:value-type="float" office:value="0.055748" calcext:value-type="float">
            <text:p>0,055748</text:p>
          </table:table-cell>
          <table:table-cell office:value-type="float" office:value="0.144862" calcext:value-type="float">
            <text:p>0,144862</text:p>
          </table:table-cell>
          <table:table-cell office:value-type="float" office:value="0.222817" calcext:value-type="float">
            <text:p>0,222817</text:p>
          </table:table-cell>
          <table:table-cell office:value-type="float" office:value="0.345195" calcext:value-type="float">
            <text:p>0,345195</text:p>
          </table:table-cell>
          <table:table-cell office:value-type="float" office:value="0.497869" calcext:value-type="float">
            <text:p>0,497869</text:p>
          </table:table-cell>
          <table:table-cell office:value-type="float" office:value="0.678168" calcext:value-type="float">
            <text:p>0,678168</text:p>
          </table:table-cell>
          <table:table-cell office:value-type="float" office:value="0.027262" calcext:value-type="float">
            <text:p>0,027262</text:p>
          </table:table-cell>
          <table:table-cell office:value-type="float" office:value="0.060468" calcext:value-type="float">
            <text:p>0,060468</text:p>
          </table:table-cell>
          <table:table-cell office:value-type="float" office:value="0.137736" calcext:value-type="float">
            <text:p>0,137736</text:p>
          </table:table-cell>
          <table:table-cell office:value-type="float" office:value="0.162104" calcext:value-type="float">
            <text:p>0,162104</text:p>
          </table:table-cell>
          <table:table-cell office:value-type="float" office:value="0.463689" calcext:value-type="float">
            <text:p>0,463689</text:p>
          </table:table-cell>
          <table:table-cell office:value-type="float" office:value="0.335833" calcext:value-type="float">
            <text:p>0,335833</text:p>
          </table:table-cell>
        </table:table-row>
        <table:table-row table:style-name="ro1">
          <table:table-cell office:value-type="string" calcext:value-type="string">
            <text:p>Durchlauf_1</text:p>
          </table:table-cell>
          <table:table-cell office:value-type="float" office:value="0.38557" calcext:value-type="float">
            <text:p>0,38557</text:p>
          </table:table-cell>
          <table:table-cell office:value-type="float" office:value="0.867729" calcext:value-type="float">
            <text:p>0,867729</text:p>
          </table:table-cell>
          <table:table-cell office:value-type="float" office:value="1.542765" calcext:value-type="float">
            <text:p>1,542765</text:p>
          </table:table-cell>
          <table:table-cell office:value-type="float" office:value="2.418332" calcext:value-type="float">
            <text:p>2,418332</text:p>
          </table:table-cell>
          <table:table-cell office:value-type="float" office:value="3.471224" calcext:value-type="float">
            <text:p>3,471224</text:p>
          </table:table-cell>
          <table:table-cell office:value-type="float" office:value="4.721082" calcext:value-type="float">
            <text:p>4,721082</text:p>
          </table:table-cell>
          <table:table-cell office:value-type="float" office:value="0.055673" calcext:value-type="float">
            <text:p>0,055673</text:p>
          </table:table-cell>
          <table:table-cell office:value-type="float" office:value="0.145158" calcext:value-type="float">
            <text:p>0,145158</text:p>
          </table:table-cell>
          <table:table-cell office:value-type="float" office:value="0.220777" calcext:value-type="float">
            <text:p>0,220777</text:p>
          </table:table-cell>
          <table:table-cell office:value-type="float" office:value="0.345607" calcext:value-type="float">
            <text:p>0,345607</text:p>
          </table:table-cell>
          <table:table-cell office:value-type="float" office:value="0.49771" calcext:value-type="float">
            <text:p>0,49771</text:p>
          </table:table-cell>
          <table:table-cell office:value-type="float" office:value="0.67821" calcext:value-type="float">
            <text:p>0,67821</text:p>
          </table:table-cell>
          <table:table-cell office:value-type="float" office:value="0.027094" calcext:value-type="float">
            <text:p>0,027094</text:p>
          </table:table-cell>
          <table:table-cell office:value-type="float" office:value="0.061158" calcext:value-type="float">
            <text:p>0,061158</text:p>
          </table:table-cell>
          <table:table-cell office:value-type="float" office:value="0.137954" calcext:value-type="float">
            <text:p>0,137954</text:p>
          </table:table-cell>
          <table:table-cell office:value-type="float" office:value="0.161974" calcext:value-type="float">
            <text:p>0,161974</text:p>
          </table:table-cell>
          <table:table-cell office:value-type="float" office:value="1.626185" calcext:value-type="float">
            <text:p>1,626185</text:p>
          </table:table-cell>
          <table:table-cell office:value-type="float" office:value="0.335508" calcext:value-type="float">
            <text:p>0,335508</text:p>
          </table:table-cell>
        </table:table-row>
        <table:table-row table:style-name="ro1">
          <table:table-cell office:value-type="string" calcext:value-type="string">
            <text:p>Durchlauf_2</text:p>
          </table:table-cell>
          <table:table-cell office:value-type="float" office:value="0.385234" calcext:value-type="float">
            <text:p>0,385234</text:p>
          </table:table-cell>
          <table:table-cell office:value-type="float" office:value="0.867381" calcext:value-type="float">
            <text:p>0,867381</text:p>
          </table:table-cell>
          <table:table-cell office:value-type="float" office:value="1.541727" calcext:value-type="float">
            <text:p>1,541727</text:p>
          </table:table-cell>
          <table:table-cell office:value-type="float" office:value="2.437252" calcext:value-type="float">
            <text:p>2,437252</text:p>
          </table:table-cell>
          <table:table-cell office:value-type="float" office:value="3.470425" calcext:value-type="float">
            <text:p>3,470425</text:p>
          </table:table-cell>
          <table:table-cell office:value-type="float" office:value="4.720513" calcext:value-type="float">
            <text:p>4,720513</text:p>
          </table:table-cell>
          <table:table-cell office:value-type="float" office:value="0.056455" calcext:value-type="float">
            <text:p>0,056455</text:p>
          </table:table-cell>
          <table:table-cell office:value-type="float" office:value="0.145091" calcext:value-type="float">
            <text:p>0,145091</text:p>
          </table:table-cell>
          <table:table-cell office:value-type="float" office:value="0.227079" calcext:value-type="float">
            <text:p>0,227079</text:p>
          </table:table-cell>
          <table:table-cell office:value-type="float" office:value="0.345622" calcext:value-type="float">
            <text:p>0,345622</text:p>
          </table:table-cell>
          <table:table-cell office:value-type="float" office:value="0.497734" calcext:value-type="float">
            <text:p>0,497734</text:p>
          </table:table-cell>
          <table:table-cell office:value-type="float" office:value="0.678221" calcext:value-type="float">
            <text:p>0,678221</text:p>
          </table:table-cell>
          <table:table-cell office:value-type="float" office:value="0.026116" calcext:value-type="float">
            <text:p>0,026116</text:p>
          </table:table-cell>
          <table:table-cell office:value-type="float" office:value="0.06236" calcext:value-type="float">
            <text:p>0,06236</text:p>
          </table:table-cell>
          <table:table-cell office:value-type="float" office:value="0.138097" calcext:value-type="float">
            <text:p>0,138097</text:p>
          </table:table-cell>
          <table:table-cell office:value-type="float" office:value="0.162493" calcext:value-type="float">
            <text:p>0,162493</text:p>
          </table:table-cell>
          <table:table-cell office:value-type="float" office:value="1.642066" calcext:value-type="float">
            <text:p>1,642066</text:p>
          </table:table-cell>
          <table:table-cell office:value-type="float" office:value="0.330796" calcext:value-type="float">
            <text:p>0,330796</text:p>
          </table:table-cell>
        </table:table-row>
      </table:table>
      <table:table table:name="festes n=30000" table:style-name="ta1">
        <table:shapes>
          <draw:frame draw:z-index="0" draw:style-name="gr1" draw:text-style-name="P1" svg:width="152.82mm" svg:height="44.75mm" svg:x="6.33mm" svg:y="222.59mm">
            <loext:p draw:notify-on-update-of-ranges="'festes n=30000'.B2:'festes n=30000'.K2 'festes n=30000'.D1:'festes n=30000'.D1 'festes n=30000'.B4:'festes n=30000'.K4 'festes n=30000'.B2:'festes n=30000'.K2 'festes n=30000'.O1:'festes n=30000'.O1 'festes n=30000'.M4:'festes n=30000'.V4 'festes n=30000'.B2:'festes n=30000'.K2 'festes n=30000'.D23:'festes n=30000'.D23 'festes n=30000'.B26:'festes n=30000'.K26 'festes n=30000'.B2:'festes n=30000'.K2 'festes n=30000'.O23:'festes n=30000'.O23 'festes n=30000'.M26:'festes n=30000'.V2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6.46mm" svg:height="97.79mm" svg:x="10.1mm" svg:y="279.61mm">
            <loext:p draw:notify-on-update-of-ranges="'festes n=30000'.B2:'festes n=30000'.K2 'festes n=30000'.D1:'festes n=30000'.D1 'festes n=30000'.B17:'festes n=30000'.K17 'festes n=30000'.B2:'festes n=30000'.K2 'festes n=30000'.O1:'festes n=30000'.O1 'festes n=30000'.M17:'festes n=30000'.V17 'festes n=30000'.B2:'festes n=30000'.K2 'festes n=30000'.O23:'festes n=30000'.O23 'festes n=30000'.M39:'festes n=30000'.V3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90.1mm" svg:x="7.6mm" svg:y="382.7mm">
            <loext:p draw:notify-on-update-of-ranges="'festes n=30000'.B2:'festes n=30000'.K2 'festes n=30000'.D1:'festes n=30000'.D1 'festes n=30000'.B18:'festes n=30000'.K18 'festes n=30000'.B2:'festes n=30000'.K2 'festes n=30000'.O1:'festes n=30000'.O1 'festes n=30000'.M18:'festes n=30000'.V18 'festes n=30000'.B2:'festes n=30000'.K2 'festes n=30000'.O23:'festes n=30000'.O23 'festes n=30000'.M40:'festes n=30000'.V4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65.7mm" svg:x="140.6mm" svg:y="287.05mm">
            <loext:p draw:notify-on-update-of-ranges="'festes n=30000'.B2:'festes n=30000'.K2 'festes n=30000'.D1:'festes n=30000'.D1 'festes n=30000'.B20:'festes n=30000'.K20 'festes n=30000'.B2:'festes n=30000'.K2 'festes n=30000'.O1:'festes n=30000'.O1 'festes n=30000'.M20:'festes n=30000'.V20 'festes n=30000'.B2:'festes n=30000'.K2 'festes n=30000'.O23:'festes n=30000'.O23 'festes n=30000'.M42:'festes n=30000'.V4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5.4mm" svg:height="63.42mm" svg:x="177.22mm" svg:y="215.34mm">
            <loext:p draw:notify-on-update-of-ranges="'festes n=30000'.B2:'festes n=30000'.K2 'festes n=30000'.D1:'festes n=30000'.D1 'festes n=30000'.B19:'festes n=30000'.K19 'festes n=30000'.B2:'festes n=30000'.K2 'festes n=30000'.O1:'festes n=30000'.O1 'festes n=30000'.M19:'festes n=30000'.V19 'festes n=30000'.B2:'festes n=30000'.K2 'festes n=30000'.D23:'festes n=30000'.D23 'festes n=30000'.B41:'festes n=30000'.K41 'festes n=30000'.B2:'festes n=30000'.K2 'festes n=30000'.O23:'festes n=30000'.O23 'festes n=30000'.M41:'festes n=30000'.V4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20.42mm" svg:height="78.01mm" svg:x="175.01mm" svg:y="381.96mm">
            <loext:p draw:notify-on-update-of-ranges="'festes n=30000'.B2:'festes n=30000'.K2 'festes n=30000'.D1:'festes n=30000'.D1 'festes n=30000'.B21:'festes n=30000'.K21 'festes n=30000'.B2:'festes n=30000'.K2 'festes n=30000'.O1:'festes n=30000'.O1 'festes n=30000'.M21:'festes n=30000'.V21 'festes n=30000'.B2:'festes n=30000'.K2 'festes n=30000'.O23:'festes n=30000'.O23 'festes n=30000'.M43:'festes n=30000'.V43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122.36mm" svg:height="59.78mm" svg:x="346.27mm" svg:y="212.17mm">
            <loext:p draw:notify-on-update-of-ranges="'festes n=30000'.B2:'festes n=30000'.K2 'festes n=30000'.D1:'festes n=30000'.D1 'festes n=30000'.B11:'festes n=30000'.K11 'festes n=30000'.B2:'festes n=30000'.K2 'festes n=30000'.O1:'festes n=30000'.O1 'festes n=30000'.M11:'festes n=30000'.V11 'festes n=30000'.B2:'festes n=30000'.K2 'festes n=30000'.O23:'festes n=30000'.O23 'festes n=30000'.M33:'festes n=30000'.V33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22" table:default-cell-style-name="Default"/>
        <table:table-row table:style-name="ro1">
          <table:table-cell/>
          <table:table-cell table:style-name="ce1" office:value-type="string" calcext:value-type="string">
            <text:p>festes n=30000, 0-Werte</text:p>
          </table:table-cell>
          <table:table-cell/>
          <table:table-cell office:value-type="string" calcext:value-type="string">
            <text:p>alles weiß</text:p>
          </table:table-cell>
          <table:table-cell table:number-columns-repeated="8"/>
          <table:table-cell table:style-name="ce1" office:value-type="string" calcext:value-type="string">
            <text:p>festes n=30000, 1-Werte</text:p>
          </table:table-cell>
          <table:table-cell/>
          <table:table-cell office:value-type="string" calcext:value-type="string">
            <text:p>alles schwarz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cSize-1</text:p>
          </table:table-cell>
          <table:table-cell table:formula="of:=[.B3]-1" office:value-type="float" office:value="1" calcext:value-type="float">
            <text:p>1</text:p>
          </table:table-cell>
          <table:table-cell table:formula="of:=[.C3]-1" office:value-type="float" office:value="3" calcext:value-type="float">
            <text:p>3</text:p>
          </table:table-cell>
          <table:table-cell table:formula="of:=[.D3]-1" office:value-type="float" office:value="5" calcext:value-type="float">
            <text:p>5</text:p>
          </table:table-cell>
          <table:table-cell table:formula="of:=[.E3]-1" office:value-type="float" office:value="7" calcext:value-type="float">
            <text:p>7</text:p>
          </table:table-cell>
          <table:table-cell table:formula="of:=[.F3]-1" office:value-type="float" office:value="9" calcext:value-type="float">
            <text:p>9</text:p>
          </table:table-cell>
          <table:table-cell table:formula="of:=[.G3]-1" office:value-type="float" office:value="11" calcext:value-type="float">
            <text:p>11</text:p>
          </table:table-cell>
          <table:table-cell table:formula="of:=[.H3]-1" office:value-type="float" office:value="13" calcext:value-type="float">
            <text:p>13</text:p>
          </table:table-cell>
          <table:table-cell table:formula="of:=[.I3]-1" office:value-type="float" office:value="15" calcext:value-type="float">
            <text:p>15</text:p>
          </table:table-cell>
          <table:table-cell table:formula="of:=[.J3]-1" office:value-type="float" office:value="17" calcext:value-type="float">
            <text:p>17</text:p>
          </table:table-cell>
          <table:table-cell table:formula="of:=[.K3]-1" office:value-type="float" office:value="19" calcext:value-type="float">
            <text:p>19</text:p>
          </table:table-cell>
          <table:table-cell/>
          <table:table-cell table:formula="of:=[.M3]-1" office:value-type="float" office:value="1" calcext:value-type="float">
            <text:p>1</text:p>
          </table:table-cell>
          <table:table-cell table:formula="of:=[.N3]-1" office:value-type="float" office:value="3" calcext:value-type="float">
            <text:p>3</text:p>
          </table:table-cell>
          <table:table-cell table:formula="of:=[.O3]-1" office:value-type="float" office:value="5" calcext:value-type="float">
            <text:p>5</text:p>
          </table:table-cell>
          <table:table-cell table:formula="of:=[.P3]-1" office:value-type="float" office:value="7" calcext:value-type="float">
            <text:p>7</text:p>
          </table:table-cell>
          <table:table-cell table:formula="of:=[.Q3]-1" office:value-type="float" office:value="9" calcext:value-type="float">
            <text:p>9</text:p>
          </table:table-cell>
          <table:table-cell table:formula="of:=[.R3]-1" office:value-type="float" office:value="11" calcext:value-type="float">
            <text:p>11</text:p>
          </table:table-cell>
          <table:table-cell table:formula="of:=[.S3]-1" office:value-type="float" office:value="13" calcext:value-type="float">
            <text:p>13</text:p>
          </table:table-cell>
          <table:table-cell table:formula="of:=[.T3]-1" office:value-type="float" office:value="15" calcext:value-type="float">
            <text:p>15</text:p>
          </table:table-cell>
          <table:table-cell table:formula="of:=[.U3]-1" office:value-type="float" office:value="17" calcext:value-type="float">
            <text:p>17</text:p>
          </table:table-cell>
          <table:table-cell table:formula="of:=[.V3]-1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rocSiz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ittelwert <text:s text:c="2"/></text:p>
          </table:table-cell>
          <table:table-cell office:value-type="float" office:value="1.899261" calcext:value-type="float">
            <text:p>1,899261</text:p>
          </table:table-cell>
          <table:table-cell office:value-type="float" office:value="0.633124" calcext:value-type="float">
            <text:p>0,633124</text:p>
          </table:table-cell>
          <table:table-cell office:value-type="float" office:value="0.383145" calcext:value-type="float">
            <text:p>0,383145</text:p>
          </table:table-cell>
          <table:table-cell office:value-type="float" office:value="0.271525" calcext:value-type="float">
            <text:p>0,271525</text:p>
          </table:table-cell>
          <table:table-cell office:value-type="float" office:value="0.213396" calcext:value-type="float">
            <text:p>0,213396</text:p>
          </table:table-cell>
          <table:table-cell office:value-type="float" office:value="0.178003" calcext:value-type="float">
            <text:p>0,178003</text:p>
          </table:table-cell>
          <table:table-cell office:value-type="float" office:value="0.151132" calcext:value-type="float">
            <text:p>0,151132</text:p>
          </table:table-cell>
          <table:table-cell office:value-type="float" office:value="0.130446" calcext:value-type="float">
            <text:p>0,130446</text:p>
          </table:table-cell>
          <table:table-cell office:value-type="float" office:value="0.115647" calcext:value-type="float">
            <text:p>0,115647</text:p>
          </table:table-cell>
          <table:table-cell office:value-type="float" office:value="0.103147" calcext:value-type="float">
            <text:p>0,103147</text:p>
          </table:table-cell>
          <table:table-cell/>
          <table:table-cell office:value-type="float" office:value="3.471609" calcext:value-type="float">
            <text:p>3,471609</text:p>
          </table:table-cell>
          <table:table-cell office:value-type="float" office:value="1.161562" calcext:value-type="float">
            <text:p>1,161562</text:p>
          </table:table-cell>
          <table:table-cell office:value-type="float" office:value="0.699662" calcext:value-type="float">
            <text:p>0,699662</text:p>
          </table:table-cell>
          <table:table-cell office:value-type="float" office:value="0.499261" calcext:value-type="float">
            <text:p>0,499261</text:p>
          </table:table-cell>
          <table:table-cell office:value-type="float" office:value="0.387561" calcext:value-type="float">
            <text:p>0,387561</text:p>
          </table:table-cell>
          <table:table-cell office:value-type="float" office:value="0.324757" calcext:value-type="float">
            <text:p>0,324757</text:p>
          </table:table-cell>
          <table:table-cell office:value-type="float" office:value="0.275928" calcext:value-type="float">
            <text:p>0,275928</text:p>
          </table:table-cell>
          <table:table-cell office:value-type="float" office:value="0.2395" calcext:value-type="float">
            <text:p>0,2395</text:p>
          </table:table-cell>
          <table:table-cell office:value-type="float" office:value="0.210445" calcext:value-type="float">
            <text:p>0,210445</text:p>
          </table:table-cell>
          <table:table-cell office:value-type="float" office:value="0.188843" calcext:value-type="float">
            <text:p>0,188843</text:p>
          </table:table-cell>
        </table:table-row>
        <table:table-row table:style-name="ro1">
          <table:table-cell office:value-type="string" calcext:value-type="string">
            <text:p>Varianz <text:s text:c="5"/>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0006" calcext:value-type="float">
            <text:p>6E-06</text:p>
          </table:table-cell>
          <table:table-cell table:number-columns-repeated="7" office:value-type="float" office:value="0" calcext:value-type="float">
            <text:p>0</text:p>
          </table:table-cell>
          <table:table-cell/>
          <table:table-cell office:value-type="float" office:value="0.00001" calcext:value-type="float">
            <text:p>1E-05</text:p>
          </table:table-cell>
          <table:table-cell office:value-type="float" office:value="0" calcext:value-type="float">
            <text:p>0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0002" calcext:value-type="float">
            <text:p>2E-06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dAbweichung</text:p>
          </table:table-cell>
          <table:table-cell office:value-type="float" office:value="0.000554" calcext:value-type="float">
            <text:p>0,000554</text:p>
          </table:table-cell>
          <table:table-cell office:value-type="float" office:value="0.000071" calcext:value-type="float">
            <text:p>7,1E-05</text:p>
          </table:table-cell>
          <table:table-cell office:value-type="float" office:value="0.002383" calcext:value-type="float">
            <text:p>0,002383</text:p>
          </table:table-cell>
          <table:table-cell office:value-type="float" office:value="0.000022" calcext:value-type="float">
            <text:p>2,2E-05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00241" calcext:value-type="float">
            <text:p>0,000241</text:p>
          </table:table-cell>
          <table:table-cell office:value-type="float" office:value="0.000178" calcext:value-type="float">
            <text:p>0,000178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425" calcext:value-type="float">
            <text:p>0,000425</text:p>
          </table:table-cell>
          <table:table-cell office:value-type="float" office:value="0.000006" calcext:value-type="float">
            <text:p>6E-06</text:p>
          </table:table-cell>
          <table:table-cell/>
          <table:table-cell office:value-type="float" office:value="0.003124" calcext:value-type="float">
            <text:p>0,003124</text:p>
          </table:table-cell>
          <table:table-cell office:value-type="float" office:value="0.000048" calcext:value-type="float">
            <text:p>4,8E-05</text:p>
          </table:table-cell>
          <table:table-cell office:value-type="float" office:value="0.002368" calcext:value-type="float">
            <text:p>0,002368</text:p>
          </table:table-cell>
          <table:table-cell office:value-type="float" office:value="0.001577" calcext:value-type="float">
            <text:p>0,001577</text:p>
          </table:table-cell>
          <table:table-cell office:value-type="float" office:value="0.000063" calcext:value-type="float">
            <text:p>6,3E-05</text:p>
          </table:table-cell>
          <table:table-cell office:value-type="float" office:value="0.000106" calcext:value-type="float">
            <text:p>0,000106</text:p>
          </table:table-cell>
          <table:table-cell office:value-type="float" office:value="0.000121" calcext:value-type="float">
            <text:p>0,000121</text:p>
          </table:table-cell>
          <table:table-cell office:value-type="float" office:value="0.000016" calcext:value-type="float">
            <text:p>1,6E-05</text:p>
          </table:table-cell>
          <table:table-cell office:value-type="float" office:value="0.000293" calcext:value-type="float">
            <text:p>0,000293</text:p>
          </table:table-cell>
          <table:table-cell office:value-type="float" office:value="0.000189" calcext:value-type="float">
            <text:p>0,000189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tAll <text:s text:c="4"/></text:p>
          </table:table-cell>
          <table:table-cell office:value-type="float" office:value="12.090794" calcext:value-type="float">
            <text:p>12,090794</text:p>
          </table:table-cell>
          <table:table-cell office:value-type="float" office:value="13.314182" calcext:value-type="float">
            <text:p>13,314182</text:p>
          </table:table-cell>
          <table:table-cell office:value-type="float" office:value="13.551182" calcext:value-type="float">
            <text:p>13,551182</text:p>
          </table:table-cell>
          <table:table-cell office:value-type="float" office:value="13.609573" calcext:value-type="float">
            <text:p>13,609573</text:p>
          </table:table-cell>
          <table:table-cell office:value-type="float" office:value="13.720243" calcext:value-type="float">
            <text:p>13,720243</text:p>
          </table:table-cell>
          <table:table-cell office:value-type="float" office:value="13.762412" calcext:value-type="float">
            <text:p>13,762412</text:p>
          </table:table-cell>
          <table:table-cell office:value-type="float" office:value="13.803178" calcext:value-type="float">
            <text:p>13,803178</text:p>
          </table:table-cell>
          <table:table-cell office:value-type="float" office:value="13.837702" calcext:value-type="float">
            <text:p>13,837702</text:p>
          </table:table-cell>
          <table:table-cell office:value-type="float" office:value="13.849948" calcext:value-type="float">
            <text:p>13,849948</text:p>
          </table:table-cell>
          <table:table-cell office:value-type="float" office:value="13.849219" calcext:value-type="float">
            <text:p>13,849219</text:p>
          </table:table-cell>
          <table:table-cell/>
          <table:table-cell office:value-type="float" office:value="16.548907" calcext:value-type="float">
            <text:p>16,548907</text:p>
          </table:table-cell>
          <table:table-cell office:value-type="float" office:value="14.614329" calcext:value-type="float">
            <text:p>14,614329</text:p>
          </table:table-cell>
          <table:table-cell office:value-type="float" office:value="14.231124" calcext:value-type="float">
            <text:p>14,231124</text:p>
          </table:table-cell>
          <table:table-cell office:value-type="float" office:value="14.052973" calcext:value-type="float">
            <text:p>14,052973</text:p>
          </table:table-cell>
          <table:table-cell office:value-type="float" office:value="13.977474" calcext:value-type="float">
            <text:p>13,977474</text:p>
          </table:table-cell>
          <table:table-cell office:value-type="float" office:value="13.942762" calcext:value-type="float">
            <text:p>13,942762</text:p>
          </table:table-cell>
          <table:table-cell office:value-type="float" office:value="13.930254" calcext:value-type="float">
            <text:p>13,930254</text:p>
          </table:table-cell>
          <table:table-cell office:value-type="float" office:value="13.912604" calcext:value-type="float">
            <text:p>13,912604</text:p>
          </table:table-cell>
          <table:table-cell office:value-type="float" office:value="13.830802" calcext:value-type="float">
            <text:p>13,830802</text:p>
          </table:table-cell>
          <table:table-cell office:value-type="float" office:value="13.842774" calcext:value-type="float">
            <text:p>13,842774</text:p>
          </table:table-cell>
        </table:table-row>
        <table:table-row table:style-name="ro1">
          <table:table-cell office:value-type="string" calcext:value-type="string">
            <text:p>tRD <text:s text:c="5"/></text:p>
          </table:table-cell>
          <table:table-cell office:value-type="float" office:value="6.137622" calcext:value-type="float">
            <text:p>6,137622</text:p>
          </table:table-cell>
          <table:table-cell office:value-type="float" office:value="6.151758" calcext:value-type="float">
            <text:p>6,151758</text:p>
          </table:table-cell>
          <table:table-cell office:value-type="float" office:value="6.143039" calcext:value-type="float">
            <text:p>6,143039</text:p>
          </table:table-cell>
          <table:table-cell office:value-type="float" office:value="6.094455" calcext:value-type="float">
            <text:p>6,094455</text:p>
          </table:table-cell>
          <table:table-cell office:value-type="float" office:value="6.147744" calcext:value-type="float">
            <text:p>6,147744</text:p>
          </table:table-cell>
          <table:table-cell office:value-type="float" office:value="6.135408" calcext:value-type="float">
            <text:p>6,135408</text:p>
          </table:table-cell>
          <table:table-cell office:value-type="float" office:value="6.143507" calcext:value-type="float">
            <text:p>6,143507</text:p>
          </table:table-cell>
          <table:table-cell office:value-type="float" office:value="6.151943" calcext:value-type="float">
            <text:p>6,151943</text:p>
          </table:table-cell>
          <table:table-cell office:value-type="float" office:value="6.141696" calcext:value-type="float">
            <text:p>6,141696</text:p>
          </table:table-cell>
          <table:table-cell office:value-type="float" office:value="6.130767" calcext:value-type="float">
            <text:p>6,130767</text:p>
          </table:table-cell>
          <table:table-cell/>
          <table:table-cell office:value-type="float" office:value="5.882515" calcext:value-type="float">
            <text:p>5,882515</text:p>
          </table:table-cell>
          <table:table-cell office:value-type="float" office:value="5.879205" calcext:value-type="float">
            <text:p>5,879205</text:p>
          </table:table-cell>
          <table:table-cell office:value-type="float" office:value="5.873175" calcext:value-type="float">
            <text:p>5,873175</text:p>
          </table:table-cell>
          <table:table-cell office:value-type="float" office:value="5.869723" calcext:value-type="float">
            <text:p>5,869723</text:p>
          </table:table-cell>
          <table:table-cell office:value-type="float" office:value="5.878753" calcext:value-type="float">
            <text:p>5,878753</text:p>
          </table:table-cell>
          <table:table-cell office:value-type="float" office:value="5.870495" calcext:value-type="float">
            <text:p>5,870495</text:p>
          </table:table-cell>
          <table:table-cell office:value-type="float" office:value="5.898821" calcext:value-type="float">
            <text:p>5,898821</text:p>
          </table:table-cell>
          <table:table-cell office:value-type="float" office:value="5.914363" calcext:value-type="float">
            <text:p>5,914363</text:p>
          </table:table-cell>
          <table:table-cell office:value-type="float" office:value="5.849983" calcext:value-type="float">
            <text:p>5,849983</text:p>
          </table:table-cell>
          <table:table-cell office:value-type="float" office:value="5.874281" calcext:value-type="float">
            <text:p>5,874281</text:p>
          </table:table-cell>
        </table:table-row>
        <table:table-row table:style-name="ro1">
          <table:table-cell office:value-type="string" calcext:value-type="string">
            <text:p>tSendInit</text:p>
          </table:table-cell>
          <table:table-cell office:value-type="float" office:value="0.000002" calcext:value-type="float">
            <text:p>2E-06</text:p>
          </table:table-cell>
          <table:table-cell office:value-type="float" office:value="0.000869" calcext:value-type="float">
            <text:p>0,000869</text:p>
          </table:table-cell>
          <table:table-cell office:value-type="float" office:value="0.001944" calcext:value-type="float">
            <text:p>0,001944</text:p>
          </table:table-cell>
          <table:table-cell office:value-type="float" office:value="0.011331" calcext:value-type="float">
            <text:p>0,011331</text:p>
          </table:table-cell>
          <table:table-cell office:value-type="float" office:value="0.012207" calcext:value-type="float">
            <text:p>0,012207</text:p>
          </table:table-cell>
          <table:table-cell office:value-type="float" office:value="0.014023" calcext:value-type="float">
            <text:p>0,014023</text:p>
          </table:table-cell>
          <table:table-cell office:value-type="float" office:value="0.01512" calcext:value-type="float">
            <text:p>0,01512</text:p>
          </table:table-cell>
          <table:table-cell office:value-type="float" office:value="0.021475" calcext:value-type="float">
            <text:p>0,021475</text:p>
          </table:table-cell>
          <table:table-cell office:value-type="float" office:value="0.021989" calcext:value-type="float">
            <text:p>0,021989</text:p>
          </table:table-cell>
          <table:table-cell office:value-type="float" office:value="0.023876" calcext:value-type="float">
            <text:p>0,023876</text:p>
          </table:table-cell>
          <table:table-cell/>
          <table:table-cell office:value-type="float" office:value="0.000002" calcext:value-type="float">
            <text:p>2E-06</text:p>
          </table:table-cell>
          <table:table-cell office:value-type="float" office:value="0.000993" calcext:value-type="float">
            <text:p>0,000993</text:p>
          </table:table-cell>
          <table:table-cell office:value-type="float" office:value="0.001798" calcext:value-type="float">
            <text:p>0,001798</text:p>
          </table:table-cell>
          <table:table-cell office:value-type="float" office:value="0.011971" calcext:value-type="float">
            <text:p>0,011971</text:p>
          </table:table-cell>
          <table:table-cell office:value-type="float" office:value="0.012181" calcext:value-type="float">
            <text:p>0,012181</text:p>
          </table:table-cell>
          <table:table-cell office:value-type="float" office:value="0.013864" calcext:value-type="float">
            <text:p>0,013864</text:p>
          </table:table-cell>
          <table:table-cell office:value-type="float" office:value="0.015136" calcext:value-type="float">
            <text:p>0,015136</text:p>
          </table:table-cell>
          <table:table-cell office:value-type="float" office:value="0.021115" calcext:value-type="float">
            <text:p>0,021115</text:p>
          </table:table-cell>
          <table:table-cell office:value-type="float" office:value="0.021927" calcext:value-type="float">
            <text:p>0,021927</text:p>
          </table:table-cell>
          <table:table-cell office:value-type="float" office:value="0.023517" calcext:value-type="float">
            <text:p>0,023517</text:p>
          </table:table-cell>
        </table:table-row>
        <table:table-row table:style-name="ro1">
          <table:table-cell office:value-type="string" calcext:value-type="string">
            <text:p>tSendData</text:p>
          </table:table-cell>
          <table:table-cell office:value-type="float" office:value="0.228582" calcext:value-type="float">
            <text:p>0,228582</text:p>
          </table:table-cell>
          <table:table-cell office:value-type="float" office:value="5.224743" calcext:value-type="float">
            <text:p>5,224743</text:p>
          </table:table-cell>
          <table:table-cell office:value-type="float" office:value="6.218242" calcext:value-type="float">
            <text:p>6,218242</text:p>
          </table:table-cell>
          <table:table-cell office:value-type="float" office:value="6.651611" calcext:value-type="float">
            <text:p>6,651611</text:p>
          </table:table-cell>
          <table:table-cell office:value-type="float" office:value="6.889644" calcext:value-type="float">
            <text:p>6,889644</text:p>
          </table:table-cell>
          <table:table-cell office:value-type="float" office:value="7.044529" calcext:value-type="float">
            <text:p>7,044529</text:p>
          </table:table-cell>
          <table:table-cell office:value-type="float" office:value="7.154061" calcext:value-type="float">
            <text:p>7,154061</text:p>
          </table:table-cell>
          <table:table-cell office:value-type="float" office:value="7.236473" calcext:value-type="float">
            <text:p>7,236473</text:p>
          </table:table-cell>
          <table:table-cell office:value-type="float" office:value="7.300482" calcext:value-type="float">
            <text:p>7,300482</text:p>
          </table:table-cell>
          <table:table-cell office:value-type="float" office:value="7.345956" calcext:value-type="float">
            <text:p>7,345956</text:p>
          </table:table-cell>
          <table:table-cell/>
          <table:table-cell office:value-type="float" office:value="0.227885" calcext:value-type="float">
            <text:p>0,227885</text:p>
          </table:table-cell>
          <table:table-cell office:value-type="float" office:value="5.219911" calcext:value-type="float">
            <text:p>5,219911</text:p>
          </table:table-cell>
          <table:table-cell office:value-type="float" office:value="6.222381" calcext:value-type="float">
            <text:p>6,222381</text:p>
          </table:table-cell>
          <table:table-cell office:value-type="float" office:value="6.646484" calcext:value-type="float">
            <text:p>6,646484</text:p>
          </table:table-cell>
          <table:table-cell office:value-type="float" office:value="6.892859" calcext:value-type="float">
            <text:p>6,892859</text:p>
          </table:table-cell>
          <table:table-cell office:value-type="float" office:value="7.044705" calcext:value-type="float">
            <text:p>7,044705</text:p>
          </table:table-cell>
          <table:table-cell office:value-type="float" office:value="7.156904" calcext:value-type="float">
            <text:p>7,156904</text:p>
          </table:table-cell>
          <table:table-cell office:value-type="float" office:value="7.224762" calcext:value-type="float">
            <text:p>7,224762</text:p>
          </table:table-cell>
          <table:table-cell office:value-type="float" office:value="7.287205" calcext:value-type="float">
            <text:p>7,287205</text:p>
          </table:table-cell>
          <table:table-cell office:value-type="float" office:value="7.342071" calcext:value-type="float">
            <text:p>7,342071</text:p>
          </table:table-cell>
        </table:table-row>
        <table:table-row table:style-name="ro1">
          <table:table-cell office:value-type="string" calcext:value-type="string">
            <text:p>tPAll <text:s text:c="3"/></text:p>
          </table:table-cell>
          <table:table-cell office:value-type="float" office:value="5.697767" calcext:value-type="float">
            <text:p>5,697767</text:p>
          </table:table-cell>
          <table:table-cell office:value-type="float" office:value="1.901619" calcext:value-type="float">
            <text:p>1,901619</text:p>
          </table:table-cell>
          <table:table-cell office:value-type="float" office:value="1.154517" calcext:value-type="float">
            <text:p>1,154517</text:p>
          </table:table-cell>
          <table:table-cell office:value-type="float" office:value="0.819814" calcext:value-type="float">
            <text:p>0,819814</text:p>
          </table:table-cell>
          <table:table-cell office:value-type="float" office:value="0.642049" calcext:value-type="float">
            <text:p>0,642049</text:p>
          </table:table-cell>
          <table:table-cell office:value-type="float" office:value="0.53685" calcext:value-type="float">
            <text:p>0,53685</text:p>
          </table:table-cell>
          <table:table-cell office:value-type="float" office:value="0.457452" calcext:value-type="float">
            <text:p>0,457452</text:p>
          </table:table-cell>
          <table:table-cell office:value-type="float" office:value="0.393242" calcext:value-type="float">
            <text:p>0,393242</text:p>
          </table:table-cell>
          <table:table-cell office:value-type="float" office:value="0.350608" calcext:value-type="float">
            <text:p>0,350608</text:p>
          </table:table-cell>
          <table:table-cell office:value-type="float" office:value="0.3128" calcext:value-type="float">
            <text:p>0,3128</text:p>
          </table:table-cell>
          <table:table-cell/>
          <table:table-cell office:value-type="float" office:value="10.412108" calcext:value-type="float">
            <text:p>10,412108</text:p>
          </table:table-cell>
          <table:table-cell office:value-type="float" office:value="3.48721" calcext:value-type="float">
            <text:p>3,48721</text:p>
          </table:table-cell>
          <table:table-cell office:value-type="float" office:value="2.099741" calcext:value-type="float">
            <text:p>2,099741</text:p>
          </table:table-cell>
          <table:table-cell office:value-type="float" office:value="1.497906" calcext:value-type="float">
            <text:p>1,497906</text:p>
          </table:table-cell>
          <table:table-cell office:value-type="float" office:value="1.165472" calcext:value-type="float">
            <text:p>1,165472</text:p>
          </table:table-cell>
          <table:table-cell office:value-type="float" office:value="0.97783" calcext:value-type="float">
            <text:p>0,97783</text:p>
          </table:table-cell>
          <table:table-cell office:value-type="float" office:value="0.831927" calcext:value-type="float">
            <text:p>0,831927</text:p>
          </table:table-cell>
          <table:table-cell office:value-type="float" office:value="0.720121" calcext:value-type="float">
            <text:p>0,720121</text:p>
          </table:table-cell>
          <table:table-cell office:value-type="float" office:value="0.634537" calcext:value-type="float">
            <text:p>0,634537</text:p>
          </table:table-cell>
          <table:table-cell office:value-type="float" office:value="0.570554" calcext:value-type="float">
            <text:p>0,570554</text:p>
          </table:table-cell>
        </table:table-row>
        <table:table-row table:style-name="ro1">
          <table:table-cell office:value-type="string" calcext:value-type="string">
            <text:p>tCR <text:s text:c="5"/></text:p>
          </table:table-cell>
          <table:table-cell office:value-type="float" office:value="0.000051" calcext:value-type="float">
            <text:p>5,1E-05</text:p>
          </table:table-cell>
          <table:table-cell office:value-type="float" office:value="0.000055" calcext:value-type="float">
            <text:p>5,5E-05</text:p>
          </table:table-cell>
          <table:table-cell office:value-type="float" office:value="0.000057" calcext:value-type="float">
            <text:p>5,7E-05</text:p>
          </table:table-cell>
          <table:table-cell office:value-type="float" office:value="0.000049" calcext:value-type="float">
            <text:p>4,9E-05</text:p>
          </table:table-cell>
          <table:table-cell office:value-type="float" office:value="0.000053" calcext:value-type="float">
            <text:p>5,3E-05</text:p>
          </table:table-cell>
          <table:table-cell office:value-type="float" office:value="0.000035" calcext:value-type="float">
            <text:p>3,5E-05</text:p>
          </table:table-cell>
          <table:table-cell office:value-type="float" office:value="0.000051" calcext:value-type="float">
            <text:p>5,1E-05</text:p>
          </table:table-cell>
          <table:table-cell office:value-type="float" office:value="0.000035" calcext:value-type="float">
            <text:p>3,5E-05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00032" calcext:value-type="float">
            <text:p>3,2E-05</text:p>
          </table:table-cell>
          <table:table-cell/>
          <table:table-cell office:value-type="float" office:value="0.000066" calcext:value-type="float">
            <text:p>6,6E-05</text:p>
          </table:table-cell>
          <table:table-cell office:value-type="float" office:value="0.000062" calcext:value-type="float">
            <text:p>6,2E-05</text:p>
          </table:table-cell>
          <table:table-cell office:value-type="float" office:value="0.000067" calcext:value-type="float">
            <text:p>6,7E-05</text:p>
          </table:table-cell>
          <table:table-cell office:value-type="float" office:value="0.000055" calcext:value-type="float">
            <text:p>5,5E-05</text:p>
          </table:table-cell>
          <table:table-cell office:value-type="float" office:value="0.000045" calcext:value-type="float">
            <text:p>4,5E-05</text:p>
          </table:table-cell>
          <table:table-cell office:value-type="float" office:value="0.000063" calcext:value-type="float">
            <text:p>6,3E-05</text:p>
          </table:table-cell>
          <table:table-cell table:number-columns-repeated="3" office:value-type="float" office:value="0.000047" calcext:value-type="float">
            <text:p>4,7E-05</text:p>
          </table:table-cell>
          <table:table-cell office:value-type="float" office:value="0.000049" calcext:value-type="float">
            <text:p>4,9E-05</text:p>
          </table:table-cell>
        </table:table-row>
        <table:table-row table:style-name="ro1">
          <table:table-cell office:value-type="string" calcext:value-type="string">
            <text:p>Durchlauf_0</text:p>
          </table:table-cell>
          <table:table-cell office:value-type="float" office:value="1.899208" calcext:value-type="float">
            <text:p>1,899208</text:p>
          </table:table-cell>
          <table:table-cell office:value-type="float" office:value="0.633732" calcext:value-type="float">
            <text:p>0,633732</text:p>
          </table:table-cell>
          <table:table-cell office:value-type="float" office:value="0.385349" calcext:value-type="float">
            <text:p>0,385349</text:p>
          </table:table-cell>
          <table:table-cell office:value-type="float" office:value="0.274899" calcext:value-type="float">
            <text:p>0,274899</text:p>
          </table:table-cell>
          <table:table-cell office:value-type="float" office:value="0.212034" calcext:value-type="float">
            <text:p>0,212034</text:p>
          </table:table-cell>
          <table:table-cell office:value-type="float" office:value="0.178704" calcext:value-type="float">
            <text:p>0,178704</text:p>
          </table:table-cell>
          <table:table-cell office:value-type="float" office:value="0.152529" calcext:value-type="float">
            <text:p>0,152529</text:p>
          </table:table-cell>
          <table:table-cell office:value-type="float" office:value="0.130298" calcext:value-type="float">
            <text:p>0,130298</text:p>
          </table:table-cell>
          <table:table-cell office:value-type="float" office:value="0.116049" calcext:value-type="float">
            <text:p>0,116049</text:p>
          </table:table-cell>
          <table:table-cell office:value-type="float" office:value="0.104326" calcext:value-type="float">
            <text:p>0,104326</text:p>
          </table:table-cell>
          <table:table-cell/>
          <table:table-cell office:value-type="float" office:value="3.468851" calcext:value-type="float">
            <text:p>3,468851</text:p>
          </table:table-cell>
          <table:table-cell office:value-type="float" office:value="1.16209" calcext:value-type="float">
            <text:p>1,16209</text:p>
          </table:table-cell>
          <table:table-cell office:value-type="float" office:value="0.697894" calcext:value-type="float">
            <text:p>0,697894</text:p>
          </table:table-cell>
          <table:table-cell office:value-type="float" office:value="0.49765" calcext:value-type="float">
            <text:p>0,49765</text:p>
          </table:table-cell>
          <table:table-cell office:value-type="float" office:value="0.388148" calcext:value-type="float">
            <text:p>0,388148</text:p>
          </table:table-cell>
          <table:table-cell office:value-type="float" office:value="0.325314" calcext:value-type="float">
            <text:p>0,325314</text:p>
          </table:table-cell>
          <table:table-cell office:value-type="float" office:value="0.276833" calcext:value-type="float">
            <text:p>0,276833</text:p>
          </table:table-cell>
          <table:table-cell office:value-type="float" office:value="0.238374" calcext:value-type="float">
            <text:p>0,238374</text:p>
          </table:table-cell>
          <table:table-cell office:value-type="float" office:value="0.211427" calcext:value-type="float">
            <text:p>0,211427</text:p>
          </table:table-cell>
          <table:table-cell office:value-type="float" office:value="0.1903" calcext:value-type="float">
            <text:p>0,1903</text:p>
          </table:table-cell>
        </table:table-row>
        <table:table-row table:style-name="ro1">
          <table:table-cell office:value-type="string" calcext:value-type="string">
            <text:p>Durchlauf_1</text:p>
          </table:table-cell>
          <table:table-cell office:value-type="float" office:value="1.898707" calcext:value-type="float">
            <text:p>1,898707</text:p>
          </table:table-cell>
          <table:table-cell office:value-type="float" office:value="0.633195" calcext:value-type="float">
            <text:p>0,633195</text:p>
          </table:table-cell>
          <table:table-cell office:value-type="float" office:value="0.380762" calcext:value-type="float">
            <text:p>0,380762</text:p>
          </table:table-cell>
          <table:table-cell office:value-type="float" office:value="0.271547" calcext:value-type="float">
            <text:p>0,271547</text:p>
          </table:table-cell>
          <table:table-cell office:value-type="float" office:value="0.213466" calcext:value-type="float">
            <text:p>0,213466</text:p>
          </table:table-cell>
          <table:table-cell office:value-type="float" office:value="0.178244" calcext:value-type="float">
            <text:p>0,178244</text:p>
          </table:table-cell>
          <table:table-cell office:value-type="float" office:value="0.150953" calcext:value-type="float">
            <text:p>0,150953</text:p>
          </table:table-cell>
          <table:table-cell office:value-type="float" office:value="0.130444" calcext:value-type="float">
            <text:p>0,130444</text:p>
          </table:table-cell>
          <table:table-cell office:value-type="float" office:value="0.115222" calcext:value-type="float">
            <text:p>0,115222</text:p>
          </table:table-cell>
          <table:table-cell office:value-type="float" office:value="0.10314" calcext:value-type="float">
            <text:p>0,10314</text:p>
          </table:table-cell>
          <table:table-cell/>
          <table:table-cell office:value-type="float" office:value="3.474733" calcext:value-type="float">
            <text:p>3,474733</text:p>
          </table:table-cell>
          <table:table-cell office:value-type="float" office:value="1.16161" calcext:value-type="float">
            <text:p>1,16161</text:p>
          </table:table-cell>
          <table:table-cell office:value-type="float" office:value="0.70203" calcext:value-type="float">
            <text:p>0,70203</text:p>
          </table:table-cell>
          <table:table-cell office:value-type="float" office:value="0.500838" calcext:value-type="float">
            <text:p>0,500838</text:p>
          </table:table-cell>
          <table:table-cell office:value-type="float" office:value="0.387624" calcext:value-type="float">
            <text:p>0,387624</text:p>
          </table:table-cell>
          <table:table-cell office:value-type="float" office:value="0.324863" calcext:value-type="float">
            <text:p>0,324863</text:p>
          </table:table-cell>
          <table:table-cell office:value-type="float" office:value="0.276049" calcext:value-type="float">
            <text:p>0,276049</text:p>
          </table:table-cell>
          <table:table-cell office:value-type="float" office:value="0.239516" calcext:value-type="float">
            <text:p>0,239516</text:p>
          </table:table-cell>
          <table:table-cell office:value-type="float" office:value="0.210738" calcext:value-type="float">
            <text:p>0,210738</text:p>
          </table:table-cell>
          <table:table-cell office:value-type="float" office:value="0.188654" calcext:value-type="float">
            <text:p>0,188654</text:p>
          </table:table-cell>
        </table:table-row>
        <table:table-row table:style-name="ro1">
          <table:table-cell office:value-type="string" calcext:value-type="string">
            <text:p>Durchlauf_2</text:p>
          </table:table-cell>
          <table:table-cell office:value-type="float" office:value="1.899814" calcext:value-type="float">
            <text:p>1,899814</text:p>
          </table:table-cell>
          <table:table-cell office:value-type="float" office:value="0.633052" calcext:value-type="float">
            <text:p>0,633052</text:p>
          </table:table-cell>
          <table:table-cell office:value-type="float" office:value="0.385527" calcext:value-type="float">
            <text:p>0,385527</text:p>
          </table:table-cell>
          <table:table-cell office:value-type="float" office:value="0.271503" calcext:value-type="float">
            <text:p>0,271503</text:p>
          </table:table-cell>
          <table:table-cell office:value-type="float" office:value="0.213327" calcext:value-type="float">
            <text:p>0,213327</text:p>
          </table:table-cell>
          <table:table-cell office:value-type="float" office:value="0.177762" calcext:value-type="float">
            <text:p>0,177762</text:p>
          </table:table-cell>
          <table:table-cell office:value-type="float" office:value="0.15131" calcext:value-type="float">
            <text:p>0,15131</text:p>
          </table:table-cell>
          <table:table-cell office:value-type="float" office:value="0.130449" calcext:value-type="float">
            <text:p>0,130449</text:p>
          </table:table-cell>
          <table:table-cell office:value-type="float" office:value="0.116072" calcext:value-type="float">
            <text:p>0,116072</text:p>
          </table:table-cell>
          <table:table-cell office:value-type="float" office:value="0.103153" calcext:value-type="float">
            <text:p>0,103153</text:p>
          </table:table-cell>
          <table:table-cell/>
          <table:table-cell office:value-type="float" office:value="3.468486" calcext:value-type="float">
            <text:p>3,468486</text:p>
          </table:table-cell>
          <table:table-cell office:value-type="float" office:value="1.161513" calcext:value-type="float">
            <text:p>1,161513</text:p>
          </table:table-cell>
          <table:table-cell office:value-type="float" office:value="0.697294" calcext:value-type="float">
            <text:p>0,697294</text:p>
          </table:table-cell>
          <table:table-cell office:value-type="float" office:value="0.497684" calcext:value-type="float">
            <text:p>0,497684</text:p>
          </table:table-cell>
          <table:table-cell office:value-type="float" office:value="0.387498" calcext:value-type="float">
            <text:p>0,387498</text:p>
          </table:table-cell>
          <table:table-cell office:value-type="float" office:value="0.324651" calcext:value-type="float">
            <text:p>0,324651</text:p>
          </table:table-cell>
          <table:table-cell office:value-type="float" office:value="0.275806" calcext:value-type="float">
            <text:p>0,275806</text:p>
          </table:table-cell>
          <table:table-cell office:value-type="float" office:value="0.239484" calcext:value-type="float">
            <text:p>0,239484</text:p>
          </table:table-cell>
          <table:table-cell office:value-type="float" office:value="0.210152" calcext:value-type="float">
            <text:p>0,210152</text:p>
          </table:table-cell>
          <table:table-cell office:value-type="float" office:value="0.189033" calcext:value-type="float">
            <text:p>0,189033</text:p>
          </table:table-cell>
        </table:table-row>
        <table:table-row table:style-name="ro1">
          <table:table-cell office:value-type="string" calcext:value-type="string">
            <text:p>Speedup</text:p>
          </table:table-cell>
          <table:table-cell office:value-type="float" office:value="1" calcext:value-type="float">
            <text:p>1</text:p>
          </table:table-cell>
          <table:table-cell table:formula="of:=[.B4]/[.C4]" office:value-type="float" office:value="2.99982467889387" calcext:value-type="float">
            <text:p>2,99982467889387</text:p>
          </table:table-cell>
          <table:table-cell table:formula="of:=[.B4]/[.D4]" office:value-type="float" office:value="4.95702932310222" calcext:value-type="float">
            <text:p>4,95702932310222</text:p>
          </table:table-cell>
          <table:table-cell table:formula="of:=[.B4]/[.E4]" office:value-type="float" office:value="6.9947923763926" calcext:value-type="float">
            <text:p>6,9947923763926</text:p>
          </table:table-cell>
          <table:table-cell table:formula="of:=[.B4]/[.F4]" office:value-type="float" office:value="8.90017151211832" calcext:value-type="float">
            <text:p>8,90017151211832</text:p>
          </table:table-cell>
          <table:table-cell table:formula="of:=[.B4]/[.G4]" office:value-type="float" office:value="10.669825789453" calcext:value-type="float">
            <text:p>10,669825789453</text:p>
          </table:table-cell>
          <table:table-cell table:formula="of:=[.B4]/[.H4]" office:value-type="float" office:value="12.5669017812244" calcext:value-type="float">
            <text:p>12,5669017812244</text:p>
          </table:table-cell>
          <table:table-cell table:formula="of:=[.B4]/[.I4]" office:value-type="float" office:value="14.5597488615979" calcext:value-type="float">
            <text:p>14,5597488615979</text:p>
          </table:table-cell>
          <table:table-cell table:formula="of:=[.B4]/[.J4]" office:value-type="float" office:value="16.4229162883603" calcext:value-type="float">
            <text:p>16,4229162883603</text:p>
          </table:table-cell>
          <table:table-cell table:formula="of:=[.B4]/[.K4]" office:value-type="float" office:value="18.4131482253483" calcext:value-type="float">
            <text:p>18,4131482253483</text:p>
          </table:table-cell>
          <table:table-cell/>
          <table:table-cell office:value-type="float" office:value="1" calcext:value-type="float">
            <text:p>1</text:p>
          </table:table-cell>
          <table:table-cell table:formula="of:=[.M4]/[.N4]" office:value-type="float" office:value="2.98874188377375" calcext:value-type="float">
            <text:p>2,98874188377375</text:p>
          </table:table-cell>
          <table:table-cell table:formula="of:=[.M4]/[.O4]" office:value-type="float" office:value="4.96183728714722" calcext:value-type="float">
            <text:p>4,96183728714722</text:p>
          </table:table-cell>
          <table:table-cell table:formula="of:=[.M4]/[.P4]" office:value-type="float" office:value="6.95349526600315" calcext:value-type="float">
            <text:p>6,95349526600315</text:p>
          </table:table-cell>
          <table:table-cell table:formula="of:=[.M4]/[.Q4]" office:value-type="float" office:value="8.95758087114029" calcext:value-type="float">
            <text:p>8,95758087114029</text:p>
          </table:table-cell>
          <table:table-cell table:formula="of:=[.M4]/[.R4]" office:value-type="float" office:value="10.6898665771639" calcext:value-type="float">
            <text:p>10,6898665771639</text:p>
          </table:table-cell>
          <table:table-cell table:formula="of:=[.M4]/[.S4]" office:value-type="float" office:value="12.5815756284248" calcext:value-type="float">
            <text:p>12,5815756284248</text:p>
          </table:table-cell>
          <table:table-cell table:formula="of:=[.M4]/[.T4]" office:value-type="float" office:value="14.495235908142" calcext:value-type="float">
            <text:p>14,495235908142</text:p>
          </table:table-cell>
          <table:table-cell table:formula="of:=[.M4]/[.U4]" office:value-type="float" office:value="16.4965145287367" calcext:value-type="float">
            <text:p>16,4965145287367</text:p>
          </table:table-cell>
          <table:table-cell table:formula="of:=[.M4]/[.V4]" office:value-type="float" office:value="18.3835725973428" calcext:value-type="float">
            <text:p>18,3835725973428</text:p>
          </table:table-cell>
        </table:table-row>
        <table:table-row table:style-name="ro1">
          <table:table-cell office:value-type="string" calcext:value-type="string">
            <text:p>Effizienz</text:p>
          </table:table-cell>
          <table:table-cell table:formula="of:=[.B17]/[.B2]" office:value-type="float" office:value="1" calcext:value-type="float">
            <text:p>1</text:p>
          </table:table-cell>
          <table:table-cell table:formula="of:=[.C17]/[.C2]" office:value-type="float" office:value="0.999941559631289" calcext:value-type="float">
            <text:p>0,999941559631289</text:p>
          </table:table-cell>
          <table:table-cell table:formula="of:=[.D17]/[.D2]" office:value-type="float" office:value="0.991405864620444" calcext:value-type="float">
            <text:p>0,991405864620444</text:p>
          </table:table-cell>
          <table:table-cell table:formula="of:=[.E17]/[.E2]" office:value-type="float" office:value="0.999256053770371" calcext:value-type="float">
            <text:p>0,999256053770371</text:p>
          </table:table-cell>
          <table:table-cell table:formula="of:=[.F17]/[.F2]" office:value-type="float" office:value="0.988907945790924" calcext:value-type="float">
            <text:p>0,988907945790924</text:p>
          </table:table-cell>
          <table:table-cell table:formula="of:=[.G17]/[.G2]" office:value-type="float" office:value="0.969984162677544" calcext:value-type="float">
            <text:p>0,969984162677544</text:p>
          </table:table-cell>
          <table:table-cell table:formula="of:=[.H17]/[.H2]" office:value-type="float" office:value="0.966684752401874" calcext:value-type="float">
            <text:p>0,966684752401874</text:p>
          </table:table-cell>
          <table:table-cell table:formula="of:=[.I17]/[.I2]" office:value-type="float" office:value="0.970649924106527" calcext:value-type="float">
            <text:p>0,970649924106527</text:p>
          </table:table-cell>
          <table:table-cell table:formula="of:=[.J17]/[.J2]" office:value-type="float" office:value="0.96605389931531" calcext:value-type="float">
            <text:p>0,96605389931531</text:p>
          </table:table-cell>
          <table:table-cell table:formula="of:=[.K17]/[.K2]" office:value-type="float" office:value="0.969113064492015" calcext:value-type="float">
            <text:p>0,969113064492015</text:p>
          </table:table-cell>
          <table:table-cell/>
          <table:table-cell table:formula="of:=[.M17]/[.M2]" office:value-type="float" office:value="1" calcext:value-type="float">
            <text:p>1</text:p>
          </table:table-cell>
          <table:table-cell table:formula="of:=[.N17]/[.N2]" office:value-type="float" office:value="0.996247294591249" calcext:value-type="float">
            <text:p>0,996247294591249</text:p>
          </table:table-cell>
          <table:table-cell table:formula="of:=[.O17]/[.O2]" office:value-type="float" office:value="0.992367457429445" calcext:value-type="float">
            <text:p>0,992367457429445</text:p>
          </table:table-cell>
          <table:table-cell table:formula="of:=[.P17]/[.P2]" office:value-type="float" office:value="0.993356466571879" calcext:value-type="float">
            <text:p>0,993356466571879</text:p>
          </table:table-cell>
          <table:table-cell table:formula="of:=[.Q17]/[.Q2]" office:value-type="float" office:value="0.995286763460032" calcext:value-type="float">
            <text:p>0,995286763460032</text:p>
          </table:table-cell>
          <table:table-cell table:formula="of:=[.R17]/[.R2]" office:value-type="float" office:value="0.971806052469441" calcext:value-type="float">
            <text:p>0,971806052469441</text:p>
          </table:table-cell>
          <table:table-cell table:formula="of:=[.S17]/[.S2]" office:value-type="float" office:value="0.967813509878831" calcext:value-type="float">
            <text:p>0,967813509878831</text:p>
          </table:table-cell>
          <table:table-cell table:formula="of:=[.T17]/[.T2]" office:value-type="float" office:value="0.966349060542797" calcext:value-type="float">
            <text:p>0,966349060542797</text:p>
          </table:table-cell>
          <table:table-cell table:formula="of:=[.U17]/[.U2]" office:value-type="float" office:value="0.970383207572749" calcext:value-type="float">
            <text:p>0,970383207572749</text:p>
          </table:table-cell>
          <table:table-cell table:formula="of:=[.V17]/[.V2]" office:value-type="float" office:value="0.967556452491725" calcext:value-type="float">
            <text:p>0,967556452491725</text:p>
          </table:table-cell>
        </table:table-row>
        <table:table-row table:style-name="ro1">
          <table:table-cell office:value-type="string" calcext:value-type="string">
            <text:p>gesamte Zeit</text:p>
          </table:table-cell>
          <table:table-cell table:formula="of:=[.B8]-[.B12]+[.B4]" office:value-type="float" office:value="8.292288" calcext:value-type="float">
            <text:p>8,292288</text:p>
          </table:table-cell>
          <table:table-cell table:formula="of:=[.C8]-[.C12]+[.C4]" office:value-type="float" office:value="12.045687" calcext:value-type="float">
            <text:p>12,045687</text:p>
          </table:table-cell>
          <table:table-cell table:formula="of:=[.D8]-[.D12]+[.D4]" office:value-type="float" office:value="12.77981" calcext:value-type="float">
            <text:p>12,77981</text:p>
          </table:table-cell>
          <table:table-cell table:formula="of:=[.E8]-[.E12]+[.E4]" office:value-type="float" office:value="13.061284" calcext:value-type="float">
            <text:p>13,061284</text:p>
          </table:table-cell>
          <table:table-cell table:formula="of:=[.F8]-[.F12]+[.F4]" office:value-type="float" office:value="13.29159" calcext:value-type="float">
            <text:p>13,29159</text:p>
          </table:table-cell>
          <table:table-cell table:formula="of:=[.G8]-[.G12]+[.G4]" office:value-type="float" office:value="13.403565" calcext:value-type="float">
            <text:p>13,403565</text:p>
          </table:table-cell>
          <table:table-cell table:formula="of:=[.H8]-[.H12]+[.H4]" office:value-type="float" office:value="13.496858" calcext:value-type="float">
            <text:p>13,496858</text:p>
          </table:table-cell>
          <table:table-cell table:formula="of:=[.I8]-[.I12]+[.I4]" office:value-type="float" office:value="13.574906" calcext:value-type="float">
            <text:p>13,574906</text:p>
          </table:table-cell>
          <table:table-cell table:formula="of:=[.J8]-[.J12]+[.J4]" office:value-type="float" office:value="13.614987" calcext:value-type="float">
            <text:p>13,614987</text:p>
          </table:table-cell>
          <table:table-cell table:formula="of:=[.K8]-[.K12]+[.K4]" office:value-type="float" office:value="13.639566" calcext:value-type="float">
            <text:p>13,639566</text:p>
          </table:table-cell>
          <table:table-cell/>
          <table:table-cell table:formula="of:=[.M8]-[.M12]+[.M4]" office:value-type="float" office:value="9.608408" calcext:value-type="float">
            <text:p>9,608408</text:p>
          </table:table-cell>
          <table:table-cell table:formula="of:=[.N8]-[.N12]+[.N4]" office:value-type="float" office:value="12.288681" calcext:value-type="float">
            <text:p>12,288681</text:p>
          </table:table-cell>
          <table:table-cell table:formula="of:=[.O8]-[.O12]+[.O4]" office:value-type="float" office:value="12.831045" calcext:value-type="float">
            <text:p>12,831045</text:p>
          </table:table-cell>
          <table:table-cell table:formula="of:=[.P8]-[.P12]+[.P4]" office:value-type="float" office:value="13.054328" calcext:value-type="float">
            <text:p>13,054328</text:p>
          </table:table-cell>
          <table:table-cell table:formula="of:=[.Q8]-[.Q12]+[.Q4]" office:value-type="float" office:value="13.199563" calcext:value-type="float">
            <text:p>13,199563</text:p>
          </table:table-cell>
          <table:table-cell table:formula="of:=[.R8]-[.R12]+[.R4]" office:value-type="float" office:value="13.289689" calcext:value-type="float">
            <text:p>13,289689</text:p>
          </table:table-cell>
          <table:table-cell table:formula="of:=[.S8]-[.S12]+[.S4]" office:value-type="float" office:value="13.374255" calcext:value-type="float">
            <text:p>13,374255</text:p>
          </table:table-cell>
          <table:table-cell table:formula="of:=[.T8]-[.T12]+[.T4]" office:value-type="float" office:value="13.431983" calcext:value-type="float">
            <text:p>13,431983</text:p>
          </table:table-cell>
          <table:table-cell table:formula="of:=[.U8]-[.U12]+[.U4]" office:value-type="float" office:value="13.40671" calcext:value-type="float">
            <text:p>13,40671</text:p>
          </table:table-cell>
          <table:table-cell table:formula="of:=[.V8]-[.V12]+[.V4]" office:value-type="float" office:value="13.461063" calcext:value-type="float">
            <text:p>13,461063</text:p>
          </table:table-cell>
        </table:table-row>
        <table:table-row table:style-name="ro1">
          <table:table-cell office:value-type="string" calcext:value-type="string">
            <text:p>Speedup</text:p>
          </table:table-cell>
          <table:table-cell office:value-type="float" office:value="1" calcext:value-type="float">
            <text:p>1</text:p>
          </table:table-cell>
          <table:table-cell table:formula="of:=[.B19]/[.C19]" office:value-type="float" office:value="0.688403077383631" calcext:value-type="float">
            <text:p>0,688403077383631</text:p>
          </table:table-cell>
          <table:table-cell table:formula="of:=[.B19]/[.D19]" office:value-type="float" office:value="0.648858472856795" calcext:value-type="float">
            <text:p>0,648858472856795</text:p>
          </table:table-cell>
          <table:table-cell table:formula="of:=[.B19]/[.E19]" office:value-type="float" office:value="0.634875407348925" calcext:value-type="float">
            <text:p>0,634875407348925</text:p>
          </table:table-cell>
          <table:table-cell table:formula="of:=[.B19]/[.F19]" office:value-type="float" office:value="0.623874796017632" calcext:value-type="float">
            <text:p>0,623874796017632</text:p>
          </table:table-cell>
          <table:table-cell table:formula="of:=[.B19]/[.G19]" office:value-type="float" office:value="0.618662870661649" calcext:value-type="float">
            <text:p>0,618662870661649</text:p>
          </table:table-cell>
          <table:table-cell table:formula="of:=[.B19]/[.H19]" office:value-type="float" office:value="0.614386548335917" calcext:value-type="float">
            <text:p>0,614386548335917</text:p>
          </table:table-cell>
          <table:table-cell table:formula="of:=[.B19]/[.I19]" office:value-type="float" office:value="0.610854174607176" calcext:value-type="float">
            <text:p>0,610854174607176</text:p>
          </table:table-cell>
          <table:table-cell table:formula="of:=[.B19]/[.J19]" office:value-type="float" office:value="0.609055888191447" calcext:value-type="float">
            <text:p>0,609055888191447</text:p>
          </table:table-cell>
          <table:table-cell table:formula="of:=[.B19]/[.K19]" office:value-type="float" office:value="0.607958347061776" calcext:value-type="float">
            <text:p>0,607958347061776</text:p>
          </table:table-cell>
          <table:table-cell/>
          <table:table-cell office:value-type="float" office:value="1" calcext:value-type="float">
            <text:p>1</text:p>
          </table:table-cell>
          <table:table-cell table:formula="of:=[.M19]/[.N19]" office:value-type="float" office:value="0.781890912458383" calcext:value-type="float">
            <text:p>0,781890912458383</text:p>
          </table:table-cell>
          <table:table-cell table:formula="of:=[.M19]/[.O19]" office:value-type="float" office:value="0.748840643922611" calcext:value-type="float">
            <text:p>0,748840643922611</text:p>
          </table:table-cell>
          <table:table-cell table:formula="of:=[.M19]/[.P19]" office:value-type="float" office:value="0.736032371792711" calcext:value-type="float">
            <text:p>0,736032371792711</text:p>
          </table:table-cell>
          <table:table-cell table:formula="of:=[.M19]/[.Q19]" office:value-type="float" office:value="0.727933795990064" calcext:value-type="float">
            <text:p>0,727933795990064</text:p>
          </table:table-cell>
          <table:table-cell table:formula="of:=[.M19]/[.R19]" office:value-type="float" office:value="0.722997204825485" calcext:value-type="float">
            <text:p>0,722997204825485</text:p>
          </table:table-cell>
          <table:table-cell table:formula="of:=[.M19]/[.S19]" office:value-type="float" office:value="0.718425661840604" calcext:value-type="float">
            <text:p>0,718425661840604</text:p>
          </table:table-cell>
          <table:table-cell table:formula="of:=[.M19]/[.T19]" office:value-type="float" office:value="0.71533801077622" calcext:value-type="float">
            <text:p>0,71533801077622</text:p>
          </table:table-cell>
          <table:table-cell table:formula="of:=[.M19]/[.U19]" office:value-type="float" office:value="0.716686495046137" calcext:value-type="float">
            <text:p>0,716686495046137</text:p>
          </table:table-cell>
          <table:table-cell table:formula="of:=[.M19]/[.V19]" office:value-type="float" office:value="0.713792662585414" calcext:value-type="float">
            <text:p>0,713792662585414</text:p>
          </table:table-cell>
        </table:table-row>
        <table:table-row table:style-name="ro1">
          <table:table-cell office:value-type="string" calcext:value-type="string">
            <text:p>Effizienz</text:p>
          </table:table-cell>
          <table:table-cell table:formula="of:=[.B20]/[.B2]" office:value-type="float" office:value="1" calcext:value-type="float">
            <text:p>1</text:p>
          </table:table-cell>
          <table:table-cell table:formula="of:=[.C20]/[.C2]" office:value-type="float" office:value="0.22946769246121" calcext:value-type="float">
            <text:p>0,22946769246121</text:p>
          </table:table-cell>
          <table:table-cell table:formula="of:=[.D20]/[.D2]" office:value-type="float" office:value="0.129771694571359" calcext:value-type="float">
            <text:p>0,129771694571359</text:p>
          </table:table-cell>
          <table:table-cell table:formula="of:=[.E20]/[.E2]" office:value-type="float" office:value="0.0906964867641322" calcext:value-type="float">
            <text:p>0,090696486764132</text:p>
          </table:table-cell>
          <table:table-cell table:formula="of:=[.F20]/[.F2]" office:value-type="float" office:value="0.0693194217797369" calcext:value-type="float">
            <text:p>0,069319421779737</text:p>
          </table:table-cell>
          <table:table-cell table:formula="of:=[.G20]/[.G2]" office:value-type="float" office:value="0.056242079151059" calcext:value-type="float">
            <text:p>0,056242079151059</text:p>
          </table:table-cell>
          <table:table-cell table:formula="of:=[.H20]/[.H2]" office:value-type="float" office:value="0.0472605037181474" calcext:value-type="float">
            <text:p>0,047260503718148</text:p>
          </table:table-cell>
          <table:table-cell table:formula="of:=[.I20]/[.I2]" office:value-type="float" office:value="0.0407236116404784" calcext:value-type="float">
            <text:p>0,040723611640478</text:p>
          </table:table-cell>
          <table:table-cell table:formula="of:=[.J20]/[.J2]" office:value-type="float" office:value="0.035826816952438" calcext:value-type="float">
            <text:p>0,035826816952438</text:p>
          </table:table-cell>
          <table:table-cell table:formula="of:=[.K20]/[.K2]" office:value-type="float" office:value="0.0319978077400935" calcext:value-type="float">
            <text:p>0,031997807740094</text:p>
          </table:table-cell>
          <table:table-cell/>
          <table:table-cell table:formula="of:=[.M20]/[.M2]" office:value-type="float" office:value="1" calcext:value-type="float">
            <text:p>1</text:p>
          </table:table-cell>
          <table:table-cell table:formula="of:=[.N20]/[.N2]" office:value-type="float" office:value="0.260630304152794" calcext:value-type="float">
            <text:p>0,260630304152794</text:p>
          </table:table-cell>
          <table:table-cell table:formula="of:=[.O20]/[.O2]" office:value-type="float" office:value="0.149768128784522" calcext:value-type="float">
            <text:p>0,149768128784522</text:p>
          </table:table-cell>
          <table:table-cell table:formula="of:=[.P20]/[.P2]" office:value-type="float" office:value="0.105147481684673" calcext:value-type="float">
            <text:p>0,105147481684673</text:p>
          </table:table-cell>
          <table:table-cell table:formula="of:=[.Q20]/[.Q2]" office:value-type="float" office:value="0.0808815328877849" calcext:value-type="float">
            <text:p>0,080881532887785</text:p>
          </table:table-cell>
          <table:table-cell table:formula="of:=[.R20]/[.R2]" office:value-type="float" office:value="0.0657270186204987" calcext:value-type="float">
            <text:p>0,065727018620499</text:p>
          </table:table-cell>
          <table:table-cell table:formula="of:=[.S20]/[.S2]" office:value-type="float" office:value="0.0552635124492772" calcext:value-type="float">
            <text:p>0,055263512449277</text:p>
          </table:table-cell>
          <table:table-cell table:formula="of:=[.T20]/[.T2]" office:value-type="float" office:value="0.0476892007184147" calcext:value-type="float">
            <text:p>0,047689200718415</text:p>
          </table:table-cell>
          <table:table-cell table:formula="of:=[.U20]/[.U2]" office:value-type="float" office:value="0.042158029120361" calcext:value-type="float">
            <text:p>0,042158029120361</text:p>
          </table:table-cell>
          <table:table-cell table:formula="of:=[.V20]/[.V2]" office:value-type="float" office:value="0.0375680348729165" calcext:value-type="float">
            <text:p>0,037568034872917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/>
          <table:table-cell table:style-name="ce1" office:value-type="string" calcext:value-type="string">
            <text:p>festes n=30000, 101-Werte</text:p>
          </table:table-cell>
          <table:table-cell/>
          <table:table-cell office:value-type="string" calcext:value-type="string">
            <text:p>sws – Muster</text:p>
          </table:table-cell>
          <table:table-cell table:number-columns-repeated="8"/>
          <table:table-cell table:style-name="ce1" office:value-type="string" calcext:value-type="string">
            <text:p>festes n=30000, 10000_10000_10000_10000-Werte, Rechteck in der Mitte</text:p>
          </table:table-cell>
          <table:table-cell/>
          <table:table-cell office:value-type="string" calcext:value-type="string">
            <text:p>Rechteck in der Mit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cSize-1</text:p>
          </table:table-cell>
          <table:table-cell table:formula="of:=[.B25]-1" office:value-type="float" office:value="1" calcext:value-type="float">
            <text:p>1</text:p>
          </table:table-cell>
          <table:table-cell table:formula="of:=[.C25]-1" office:value-type="float" office:value="3" calcext:value-type="float">
            <text:p>3</text:p>
          </table:table-cell>
          <table:table-cell table:formula="of:=[.D25]-1" office:value-type="float" office:value="5" calcext:value-type="float">
            <text:p>5</text:p>
          </table:table-cell>
          <table:table-cell table:formula="of:=[.E25]-1" office:value-type="float" office:value="7" calcext:value-type="float">
            <text:p>7</text:p>
          </table:table-cell>
          <table:table-cell table:formula="of:=[.F25]-1" office:value-type="float" office:value="9" calcext:value-type="float">
            <text:p>9</text:p>
          </table:table-cell>
          <table:table-cell table:formula="of:=[.G25]-1" office:value-type="float" office:value="11" calcext:value-type="float">
            <text:p>11</text:p>
          </table:table-cell>
          <table:table-cell table:formula="of:=[.H25]-1" office:value-type="float" office:value="13" calcext:value-type="float">
            <text:p>13</text:p>
          </table:table-cell>
          <table:table-cell table:formula="of:=[.I25]-1" office:value-type="float" office:value="15" calcext:value-type="float">
            <text:p>15</text:p>
          </table:table-cell>
          <table:table-cell table:formula="of:=[.J25]-1" office:value-type="float" office:value="17" calcext:value-type="float">
            <text:p>17</text:p>
          </table:table-cell>
          <table:table-cell table:formula="of:=[.K25]-1" office:value-type="float" office:value="19" calcext:value-type="float">
            <text:p>19</text:p>
          </table:table-cell>
          <table:table-cell/>
          <table:table-cell table:formula="of:=[.M25]-1" office:value-type="float" office:value="1" calcext:value-type="float">
            <text:p>1</text:p>
          </table:table-cell>
          <table:table-cell table:formula="of:=[.N25]-1" office:value-type="float" office:value="3" calcext:value-type="float">
            <text:p>3</text:p>
          </table:table-cell>
          <table:table-cell table:formula="of:=[.O25]-1" office:value-type="float" office:value="5" calcext:value-type="float">
            <text:p>5</text:p>
          </table:table-cell>
          <table:table-cell table:formula="of:=[.P25]-1" office:value-type="float" office:value="7" calcext:value-type="float">
            <text:p>7</text:p>
          </table:table-cell>
          <table:table-cell table:formula="of:=[.Q25]-1" office:value-type="float" office:value="9" calcext:value-type="float">
            <text:p>9</text:p>
          </table:table-cell>
          <table:table-cell table:formula="of:=[.R25]-1" office:value-type="float" office:value="11" calcext:value-type="float">
            <text:p>11</text:p>
          </table:table-cell>
          <table:table-cell table:formula="of:=[.S25]-1" office:value-type="float" office:value="13" calcext:value-type="float">
            <text:p>13</text:p>
          </table:table-cell>
          <table:table-cell table:formula="of:=[.T25]-1" office:value-type="float" office:value="15" calcext:value-type="float">
            <text:p>15</text:p>
          </table:table-cell>
          <table:table-cell table:formula="of:=[.U25]-1" office:value-type="float" office:value="17" calcext:value-type="float">
            <text:p>17</text:p>
          </table:table-cell>
          <table:table-cell table:formula="of:=[.V25]-1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procSiz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ittelwert <text:s text:c="2"/>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112" calcext:value-type="float">
            <text:p>0,000112</text:p>
          </table:table-cell>
          <table:table-cell office:value-type="float" office:value="0.000039" calcext:value-type="float">
            <text:p>3,9E-05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149" calcext:value-type="float">
            <text:p>0,000149</text:p>
          </table:table-cell>
          <table:table-cell office:value-type="float" office:value="0.000091" calcext:value-type="float">
            <text:p>9,1E-05</text:p>
          </table:table-cell>
          <table:table-cell office:value-type="float" office:value="0.000093" calcext:value-type="float">
            <text:p>9,3E-05</text:p>
          </table:table-cell>
          <table:table-cell office:value-type="float" office:value="0.000175" calcext:value-type="float">
            <text:p>0,000175</text:p>
          </table:table-cell>
          <table:table-cell office:value-type="float" office:value="0.000111" calcext:value-type="float">
            <text:p>0,000111</text:p>
          </table:table-cell>
          <table:table-cell office:value-type="float" office:value="0.000197" calcext:value-type="float">
            <text:p>0,000197</text:p>
          </table:table-cell>
          <table:table-cell/>
          <table:table-cell office:value-type="float" office:value="2.077594" calcext:value-type="float">
            <text:p>2,077594</text:p>
          </table:table-cell>
          <table:table-cell office:value-type="float" office:value="0.814138" calcext:value-type="float">
            <text:p>0,814138</text:p>
          </table:table-cell>
          <table:table-cell office:value-type="float" office:value="0.487148" calcext:value-type="float">
            <text:p>0,487148</text:p>
          </table:table-cell>
          <table:table-cell office:value-type="float" office:value="0.347955" calcext:value-type="float">
            <text:p>0,347955</text:p>
          </table:table-cell>
          <table:table-cell office:value-type="float" office:value="0.271514" calcext:value-type="float">
            <text:p>0,271514</text:p>
          </table:table-cell>
          <table:table-cell office:value-type="float" office:value="0.221739" calcext:value-type="float">
            <text:p>0,221739</text:p>
          </table:table-cell>
          <table:table-cell office:value-type="float" office:value="0.187585" calcext:value-type="float">
            <text:p>0,187585</text:p>
          </table:table-cell>
          <table:table-cell office:value-type="float" office:value="0.163168" calcext:value-type="float">
            <text:p>0,163168</text:p>
          </table:table-cell>
          <table:table-cell office:value-type="float" office:value="0.148421" calcext:value-type="float">
            <text:p>0,148421</text:p>
          </table:table-cell>
          <table:table-cell office:value-type="float" office:value="0.132546" calcext:value-type="float">
            <text:p>0,132546</text:p>
          </table:table-cell>
        </table:table-row>
        <table:table-row table:style-name="ro1">
          <table:table-cell office:value-type="string" calcext:value-type="string">
            <text:p>Varianz <text:s text:c="5"/></text:p>
          </table:table-cell>
          <table:table-cell table:number-columns-repeated="10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0.000001" calcext:value-type="float">
            <text:p>1E-06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dAbweichung</text:p>
          </table:table-cell>
          <table:table-cell office:value-type="float" office:value="0" calcext:value-type="float">
            <text:p>0</text:p>
          </table:table-cell>
          <table:table-cell office:value-type="float" office:value="0.000112" calcext:value-type="float">
            <text:p>0,000112</text:p>
          </table:table-cell>
          <table:table-cell office:value-type="float" office:value="0.000038" calcext:value-type="float">
            <text:p>3,8E-05</text:p>
          </table:table-cell>
          <table:table-cell office:value-type="float" office:value="0" calcext:value-type="float">
            <text:p>0</text:p>
          </table:table-cell>
          <table:table-cell office:value-type="float" office:value="0.000042" calcext:value-type="float">
            <text:p>4,2E-05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022" calcext:value-type="float">
            <text:p>2,2E-05</text:p>
          </table:table-cell>
          <table:table-cell office:value-type="float" office:value="0.000046" calcext:value-type="float">
            <text:p>4,6E-05</text:p>
          </table:table-cell>
          <table:table-cell office:value-type="float" office:value="0.000003" calcext:value-type="float">
            <text:p>3E-06</text:p>
          </table:table-cell>
          <table:table-cell/>
          <table:table-cell office:value-type="float" office:value="0.000148" calcext:value-type="float">
            <text:p>0,000148</text:p>
          </table:table-cell>
          <table:table-cell office:value-type="float" office:value="0.000803" calcext:value-type="float">
            <text:p>0,000803</text:p>
          </table:table-cell>
          <table:table-cell office:value-type="float" office:value="0.000544" calcext:value-type="float">
            <text:p>0,000544</text:p>
          </table:table-cell>
          <table:table-cell office:value-type="float" office:value="0.000178" calcext:value-type="float">
            <text:p>0,000178</text:p>
          </table:table-cell>
          <table:table-cell office:value-type="float" office:value="0.000116" calcext:value-type="float">
            <text:p>0,000116</text:p>
          </table:table-cell>
          <table:table-cell office:value-type="float" office:value="0.000013" calcext:value-type="float">
            <text:p>1,3E-05</text:p>
          </table:table-cell>
          <table:table-cell office:value-type="float" office:value="0.000009" calcext:value-type="float">
            <text:p>9E-06</text:p>
          </table:table-cell>
          <table:table-cell office:value-type="float" office:value="0.000644" calcext:value-type="float">
            <text:p>0,000644</text:p>
          </table:table-cell>
          <table:table-cell office:value-type="float" office:value="0.000041" calcext:value-type="float">
            <text:p>4,1E-05</text:p>
          </table:table-cell>
          <table:table-cell office:value-type="float" office:value="0.000346" calcext:value-type="float">
            <text:p>0,000346</text:p>
          </table:table-cell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tAll <text:s text:c="4"/></text:p>
          </table:table-cell>
          <table:table-cell office:value-type="float" office:value="8.005412" calcext:value-type="float">
            <text:p>8,005412</text:p>
          </table:table-cell>
          <table:table-cell office:value-type="float" office:value="11.402782" calcext:value-type="float">
            <text:p>11,402782</text:p>
          </table:table-cell>
          <table:table-cell office:value-type="float" office:value="12.41004" calcext:value-type="float">
            <text:p>12,41004</text:p>
          </table:table-cell>
          <table:table-cell office:value-type="float" office:value="12.837625" calcext:value-type="float">
            <text:p>12,837625</text:p>
          </table:table-cell>
          <table:table-cell office:value-type="float" office:value="13.080653" calcext:value-type="float">
            <text:p>13,080653</text:p>
          </table:table-cell>
          <table:table-cell office:value-type="float" office:value="13.245611" calcext:value-type="float">
            <text:p>13,245611</text:p>
          </table:table-cell>
          <table:table-cell office:value-type="float" office:value="13.361156" calcext:value-type="float">
            <text:p>13,361156</text:p>
          </table:table-cell>
          <table:table-cell office:value-type="float" office:value="13.42834" calcext:value-type="float">
            <text:p>13,42834</text:p>
          </table:table-cell>
          <table:table-cell office:value-type="float" office:value="13.508192" calcext:value-type="float">
            <text:p>13,508192</text:p>
          </table:table-cell>
          <table:table-cell office:value-type="float" office:value="13.544544" calcext:value-type="float">
            <text:p>13,544544</text:p>
          </table:table-cell>
          <table:table-cell/>
          <table:table-cell office:value-type="float" office:value="12.612298" calcext:value-type="float">
            <text:p>12,612298</text:p>
          </table:table-cell>
          <table:table-cell office:value-type="float" office:value="13.818666" calcext:value-type="float">
            <text:p>13,818666</text:p>
          </table:table-cell>
          <table:table-cell office:value-type="float" office:value="13.845313" calcext:value-type="float">
            <text:p>13,845313</text:p>
          </table:table-cell>
          <table:table-cell office:value-type="float" office:value="13.860817" calcext:value-type="float">
            <text:p>13,860817</text:p>
          </table:table-cell>
          <table:table-cell office:value-type="float" office:value="13.854233" calcext:value-type="float">
            <text:p>13,854233</text:p>
          </table:table-cell>
          <table:table-cell office:value-type="float" office:value="13.863337" calcext:value-type="float">
            <text:p>13,863337</text:p>
          </table:table-cell>
          <table:table-cell office:value-type="float" office:value="13.85313" calcext:value-type="float">
            <text:p>13,85313</text:p>
          </table:table-cell>
          <table:table-cell office:value-type="float" office:value="15.2221" calcext:value-type="float">
            <text:p>15,2221</text:p>
          </table:table-cell>
          <table:table-cell office:value-type="float" office:value="13.895654" calcext:value-type="float">
            <text:p>13,895654</text:p>
          </table:table-cell>
          <table:table-cell office:value-type="float" office:value="13.903002" calcext:value-type="float">
            <text:p>13,903002</text:p>
          </table:table-cell>
        </table:table-row>
        <table:table-row table:style-name="ro1">
          <table:table-cell office:value-type="string" calcext:value-type="string">
            <text:p>tRD <text:s text:c="5"/></text:p>
          </table:table-cell>
          <table:table-cell office:value-type="float" office:value="7.746522" calcext:value-type="float">
            <text:p>7,746522</text:p>
          </table:table-cell>
          <table:table-cell office:value-type="float" office:value="6.148478" calcext:value-type="float">
            <text:p>6,148478</text:p>
          </table:table-cell>
          <table:table-cell office:value-type="float" office:value="6.157991" calcext:value-type="float">
            <text:p>6,157991</text:p>
          </table:table-cell>
          <table:table-cell office:value-type="float" office:value="6.143101" calcext:value-type="float">
            <text:p>6,143101</text:p>
          </table:table-cell>
          <table:table-cell office:value-type="float" office:value="6.148414" calcext:value-type="float">
            <text:p>6,148414</text:p>
          </table:table-cell>
          <table:table-cell office:value-type="float" office:value="6.152478" calcext:value-type="float">
            <text:p>6,152478</text:p>
          </table:table-cell>
          <table:table-cell office:value-type="float" office:value="6.151243" calcext:value-type="float">
            <text:p>6,151243</text:p>
          </table:table-cell>
          <table:table-cell office:value-type="float" office:value="6.141408" calcext:value-type="float">
            <text:p>6,141408</text:p>
          </table:table-cell>
          <table:table-cell office:value-type="float" office:value="6.161011" calcext:value-type="float">
            <text:p>6,161011</text:p>
          </table:table-cell>
          <table:table-cell office:value-type="float" office:value="6.158665" calcext:value-type="float">
            <text:p>6,158665</text:p>
          </table:table-cell>
          <table:table-cell/>
          <table:table-cell office:value-type="float" office:value="6.12355" calcext:value-type="float">
            <text:p>6,12355</text:p>
          </table:table-cell>
          <table:table-cell office:value-type="float" office:value="6.129159" calcext:value-type="float">
            <text:p>6,129159</text:p>
          </table:table-cell>
          <table:table-cell office:value-type="float" office:value="6.120396" calcext:value-type="float">
            <text:p>6,120396</text:p>
          </table:table-cell>
          <table:table-cell office:value-type="float" office:value="6.125307" calcext:value-type="float">
            <text:p>6,125307</text:p>
          </table:table-cell>
          <table:table-cell office:value-type="float" office:value="6.1069" calcext:value-type="float">
            <text:p>6,1069</text:p>
          </table:table-cell>
          <table:table-cell office:value-type="float" office:value="6.107787" calcext:value-type="float">
            <text:p>6,107787</text:p>
          </table:table-cell>
          <table:table-cell office:value-type="float" office:value="6.081891" calcext:value-type="float">
            <text:p>6,081891</text:p>
          </table:table-cell>
          <table:table-cell office:value-type="float" office:value="6.146346" calcext:value-type="float">
            <text:p>6,146346</text:p>
          </table:table-cell>
          <table:table-cell office:value-type="float" office:value="6.109995" calcext:value-type="float">
            <text:p>6,109995</text:p>
          </table:table-cell>
          <table:table-cell office:value-type="float" office:value="6.112688" calcext:value-type="float">
            <text:p>6,112688</text:p>
          </table:table-cell>
        </table:table-row>
        <table:table-row table:style-name="ro1">
          <table:table-cell office:value-type="string" calcext:value-type="string">
            <text:p>tSendInit</text:p>
          </table:table-cell>
          <table:table-cell office:value-type="float" office:value="0.000007" calcext:value-type="float">
            <text:p>7E-06</text:p>
          </table:table-cell>
          <table:table-cell office:value-type="float" office:value="0.000906" calcext:value-type="float">
            <text:p>0,000906</text:p>
          </table:table-cell>
          <table:table-cell office:value-type="float" office:value="0.001701" calcext:value-type="float">
            <text:p>0,001701</text:p>
          </table:table-cell>
          <table:table-cell office:value-type="float" office:value="0.011274" calcext:value-type="float">
            <text:p>0,011274</text:p>
          </table:table-cell>
          <table:table-cell office:value-type="float" office:value="0.011962" calcext:value-type="float">
            <text:p>0,011962</text:p>
          </table:table-cell>
          <table:table-cell office:value-type="float" office:value="0.013566" calcext:value-type="float">
            <text:p>0,013566</text:p>
          </table:table-cell>
          <table:table-cell office:value-type="float" office:value="0.015426" calcext:value-type="float">
            <text:p>0,015426</text:p>
          </table:table-cell>
          <table:table-cell office:value-type="float" office:value="0.021324" calcext:value-type="float">
            <text:p>0,021324</text:p>
          </table:table-cell>
          <table:table-cell office:value-type="float" office:value="0.022215" calcext:value-type="float">
            <text:p>0,022215</text:p>
          </table:table-cell>
          <table:table-cell office:value-type="float" office:value="0.02342" calcext:value-type="float">
            <text:p>0,02342</text:p>
          </table:table-cell>
          <table:table-cell/>
          <table:table-cell office:value-type="float" office:value="0.000002" calcext:value-type="float">
            <text:p>2E-06</text:p>
          </table:table-cell>
          <table:table-cell office:value-type="float" office:value="0.000929" calcext:value-type="float">
            <text:p>0,000929</text:p>
          </table:table-cell>
          <table:table-cell office:value-type="float" office:value="0.001791" calcext:value-type="float">
            <text:p>0,001791</text:p>
          </table:table-cell>
          <table:table-cell office:value-type="float" office:value="0.011062" calcext:value-type="float">
            <text:p>0,011062</text:p>
          </table:table-cell>
          <table:table-cell office:value-type="float" office:value="0.011907" calcext:value-type="float">
            <text:p>0,011907</text:p>
          </table:table-cell>
          <table:table-cell office:value-type="float" office:value="0.013794" calcext:value-type="float">
            <text:p>0,013794</text:p>
          </table:table-cell>
          <table:table-cell office:value-type="float" office:value="0.01534" calcext:value-type="float">
            <text:p>0,01534</text:p>
          </table:table-cell>
          <table:table-cell office:value-type="float" office:value="0.021399" calcext:value-type="float">
            <text:p>0,021399</text:p>
          </table:table-cell>
          <table:table-cell office:value-type="float" office:value="0.021611" calcext:value-type="float">
            <text:p>0,021611</text:p>
          </table:table-cell>
          <table:table-cell office:value-type="float" office:value="0.023759" calcext:value-type="float">
            <text:p>0,023759</text:p>
          </table:table-cell>
        </table:table-row>
        <table:table-row table:style-name="ro1">
          <table:table-cell office:value-type="string" calcext:value-type="string">
            <text:p>tSendData</text:p>
          </table:table-cell>
          <table:table-cell office:value-type="float" office:value="0.232211" calcext:value-type="float">
            <text:p>0,232211</text:p>
          </table:table-cell>
          <table:table-cell office:value-type="float" office:value="5.222181" calcext:value-type="float">
            <text:p>5,222181</text:p>
          </table:table-cell>
          <table:table-cell office:value-type="float" office:value="6.219396" calcext:value-type="float">
            <text:p>6,219396</text:p>
          </table:table-cell>
          <table:table-cell office:value-type="float" office:value="6.647511" calcext:value-type="float">
            <text:p>6,647511</text:p>
          </table:table-cell>
          <table:table-cell office:value-type="float" office:value="6.888585" calcext:value-type="float">
            <text:p>6,888585</text:p>
          </table:table-cell>
          <table:table-cell office:value-type="float" office:value="7.041145" calcext:value-type="float">
            <text:p>7,041145</text:p>
          </table:table-cell>
          <table:table-cell office:value-type="float" office:value="7.152672" calcext:value-type="float">
            <text:p>7,152672</text:p>
          </table:table-cell>
          <table:table-cell office:value-type="float" office:value="7.227257" calcext:value-type="float">
            <text:p>7,227257</text:p>
          </table:table-cell>
          <table:table-cell office:value-type="float" office:value="7.283079" calcext:value-type="float">
            <text:p>7,283079</text:p>
          </table:table-cell>
          <table:table-cell office:value-type="float" office:value="7.328428" calcext:value-type="float">
            <text:p>7,328428</text:p>
          </table:table-cell>
          <table:table-cell/>
          <table:table-cell office:value-type="float" office:value="0.230079" calcext:value-type="float">
            <text:p>0,230079</text:p>
          </table:table-cell>
          <table:table-cell office:value-type="float" office:value="5.219644" calcext:value-type="float">
            <text:p>5,219644</text:p>
          </table:table-cell>
          <table:table-cell office:value-type="float" office:value="6.225005" calcext:value-type="float">
            <text:p>6,225005</text:p>
          </table:table-cell>
          <table:table-cell office:value-type="float" office:value="6.647643" calcext:value-type="float">
            <text:p>6,647643</text:p>
          </table:table-cell>
          <table:table-cell office:value-type="float" office:value="6.889458" calcext:value-type="float">
            <text:p>6,889458</text:p>
          </table:table-cell>
          <table:table-cell office:value-type="float" office:value="7.044052" calcext:value-type="float">
            <text:p>7,044052</text:p>
          </table:table-cell>
          <table:table-cell office:value-type="float" office:value="7.153153" calcext:value-type="float">
            <text:p>7,153153</text:p>
          </table:table-cell>
          <table:table-cell office:value-type="float" office:value="7.227103" calcext:value-type="float">
            <text:p>7,227103</text:p>
          </table:table-cell>
          <table:table-cell office:value-type="float" office:value="7.280187" calcext:value-type="float">
            <text:p>7,280187</text:p>
          </table:table-cell>
          <table:table-cell office:value-type="float" office:value="7.331567" calcext:value-type="float">
            <text:p>7,331567</text:p>
          </table:table-cell>
        </table:table-row>
        <table:table-row table:style-name="ro1">
          <table:table-cell office:value-type="string" calcext:value-type="string">
            <text:p>tPAll <text:s text:c="3"/></text:p>
          </table:table-cell>
          <table:table-cell office:value-type="float" office:value="0.000034" calcext:value-type="float">
            <text:p>3,4E-05</text:p>
          </table:table-cell>
          <table:table-cell office:value-type="float" office:value="0.002699" calcext:value-type="float">
            <text:p>0,002699</text:p>
          </table:table-cell>
          <table:table-cell office:value-type="float" office:value="0.002129" calcext:value-type="float">
            <text:p>0,002129</text:p>
          </table:table-cell>
          <table:table-cell office:value-type="float" office:value="0.002177" calcext:value-type="float">
            <text:p>0,002177</text:p>
          </table:table-cell>
          <table:table-cell office:value-type="float" office:value="0.003283" calcext:value-type="float">
            <text:p>0,003283</text:p>
          </table:table-cell>
          <table:table-cell office:value-type="float" office:value="0.004024" calcext:value-type="float">
            <text:p>0,004024</text:p>
          </table:table-cell>
          <table:table-cell office:value-type="float" office:value="0.005887" calcext:value-type="float">
            <text:p>0,005887</text:p>
          </table:table-cell>
          <table:table-cell office:value-type="float" office:value="0.002327" calcext:value-type="float">
            <text:p>0,002327</text:p>
          </table:table-cell>
          <table:table-cell office:value-type="float" office:value="0.005587" calcext:value-type="float">
            <text:p>0,005587</text:p>
          </table:table-cell>
          <table:table-cell office:value-type="float" office:value="0.005502" calcext:value-type="float">
            <text:p>0,005502</text:p>
          </table:table-cell>
          <table:table-cell/>
          <table:table-cell office:value-type="float" office:value="6.232082" calcext:value-type="float">
            <text:p>6,232082</text:p>
          </table:table-cell>
          <table:table-cell office:value-type="float" office:value="2.44209" calcext:value-type="float">
            <text:p>2,44209</text:p>
          </table:table-cell>
          <table:table-cell office:value-type="float" office:value="1.462389" calcext:value-type="float">
            <text:p>1,462389</text:p>
          </table:table-cell>
          <table:table-cell office:value-type="float" office:value="1.045648" calcext:value-type="float">
            <text:p>1,045648</text:p>
          </table:table-cell>
          <table:table-cell office:value-type="float" office:value="0.816429" calcext:value-type="float">
            <text:p>0,816429</text:p>
          </table:table-cell>
          <table:table-cell office:value-type="float" office:value="0.66964" calcext:value-type="float">
            <text:p>0,66964</text:p>
          </table:table-cell>
          <table:table-cell office:value-type="float" office:value="0.568811" calcext:value-type="float">
            <text:p>0,568811</text:p>
          </table:table-cell>
          <table:table-cell office:value-type="float" office:value="1.796781" calcext:value-type="float">
            <text:p>1,796781</text:p>
          </table:table-cell>
          <table:table-cell office:value-type="float" office:value="0.447666" calcext:value-type="float">
            <text:p>0,447666</text:p>
          </table:table-cell>
          <table:table-cell office:value-type="float" office:value="0.401475" calcext:value-type="float">
            <text:p>0,401475</text:p>
          </table:table-cell>
        </table:table-row>
        <table:table-row table:style-name="ro1">
          <table:table-cell office:value-type="string" calcext:value-type="string">
            <text:p>tCR <text:s text:c="5"/>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00036" calcext:value-type="float">
            <text:p>3,6E-05</text:p>
          </table:table-cell>
          <table:table-cell office:value-type="float" office:value="0.000031" calcext:value-type="float">
            <text:p>3,1E-05</text:p>
          </table:table-cell>
          <table:table-cell office:value-type="float" office:value="0.000043" calcext:value-type="float">
            <text:p>4,3E-05</text:p>
          </table:table-cell>
          <table:table-cell office:value-type="float" office:value="0.00004" calcext:value-type="float">
            <text:p>4E-05</text:p>
          </table:table-cell>
          <table:table-cell office:value-type="float" office:value="0.000041" calcext:value-type="float">
            <text:p>4,1E-05</text:p>
          </table:table-cell>
          <table:table-cell office:value-type="float" office:value="0.000032" calcext:value-type="float">
            <text:p>3,2E-05</text:p>
          </table:table-cell>
          <table:table-cell office:value-type="float" office:value="0.000034" calcext:value-type="float">
            <text:p>3,4E-05</text:p>
          </table:table-cell>
          <table:table-cell office:value-type="float" office:value="0.000033" calcext:value-type="float">
            <text:p>3,3E-05</text:p>
          </table:table-cell>
          <table:table-cell office:value-type="float" office:value="0.00004" calcext:value-type="float">
            <text:p>4E-05</text:p>
          </table:table-cell>
          <table:table-cell/>
          <table:table-cell office:value-type="float" office:value="0.000062" calcext:value-type="float">
            <text:p>6,2E-05</text:p>
          </table:table-cell>
          <table:table-cell office:value-type="float" office:value="0.000051" calcext:value-type="float">
            <text:p>5,1E-05</text:p>
          </table:table-cell>
          <table:table-cell table:number-columns-repeated="3" office:value-type="float" office:value="0.000062" calcext:value-type="float">
            <text:p>6,2E-05</text:p>
          </table:table-cell>
          <table:table-cell office:value-type="float" office:value="0.000063" calcext:value-type="float">
            <text:p>6,3E-05</text:p>
          </table:table-cell>
          <table:table-cell office:value-type="float" office:value="0.000054" calcext:value-type="float">
            <text:p>5,4E-05</text:p>
          </table:table-cell>
          <table:table-cell office:value-type="float" office:value="0.000049" calcext:value-type="float">
            <text:p>4,9E-05</text:p>
          </table:table-cell>
          <table:table-cell office:value-type="float" office:value="0.000058" calcext:value-type="float">
            <text:p>5,8E-05</text:p>
          </table:table-cell>
          <table:table-cell office:value-type="float" office:value="0.000063" calcext:value-type="float">
            <text:p>6,3E-05</text:p>
          </table:table-cell>
        </table:table-row>
        <table:table-row table:style-name="ro1">
          <table:table-cell office:value-type="string" calcext:value-type="string">
            <text:p>Durchlauf_0</text:p>
          </table:table-cell>
          <table:table-cell office:value-type="float" office:value="0.000008" calcext:value-type="float">
            <text:p>8E-06</text:p>
          </table:table-cell>
          <table:table-cell office:value-type="float" office:value="0.000025" calcext:value-type="float">
            <text:p>2,5E-05</text:p>
          </table:table-cell>
          <table:table-cell office:value-type="float" office:value="0.000071" calcext:value-type="float">
            <text:p>7,1E-05</text:p>
          </table:table-cell>
          <table:table-cell office:value-type="float" office:value="0.000005" calcext:value-type="float">
            <text:p>5E-06</text:p>
          </table:table-cell>
          <table:table-cell office:value-type="float" office:value="0.000945" calcext:value-type="float">
            <text:p>0,000945</text:p>
          </table:table-cell>
          <table:table-cell office:value-type="float" office:value="0.001325" calcext:value-type="float">
            <text:p>0,001325</text:p>
          </table:table-cell>
          <table:table-cell office:value-type="float" office:value="0.002675" calcext:value-type="float">
            <text:p>0,002675</text:p>
          </table:table-cell>
          <table:table-cell office:value-type="float" office:value="0.000006" calcext:value-type="float">
            <text:p>6E-06</text:p>
          </table:table-cell>
          <table:table-cell office:value-type="float" office:value="0.002084" calcext:value-type="float">
            <text:p>0,002084</text:p>
          </table:table-cell>
          <table:table-cell office:value-type="float" office:value="0.002175" calcext:value-type="float">
            <text:p>0,002175</text:p>
          </table:table-cell>
          <table:table-cell/>
          <table:table-cell office:value-type="float" office:value="2.076858" calcext:value-type="float">
            <text:p>2,076858</text:p>
          </table:table-cell>
          <table:table-cell office:value-type="float" office:value="0.811302" calcext:value-type="float">
            <text:p>0,811302</text:p>
          </table:table-cell>
          <table:table-cell office:value-type="float" office:value="0.486227" calcext:value-type="float">
            <text:p>0,486227</text:p>
          </table:table-cell>
          <table:table-cell office:value-type="float" office:value="0.347876" calcext:value-type="float">
            <text:p>0,347876</text:p>
          </table:table-cell>
          <table:table-cell office:value-type="float" office:value="0.270899" calcext:value-type="float">
            <text:p>0,270899</text:p>
          </table:table-cell>
          <table:table-cell office:value-type="float" office:value="0.223246" calcext:value-type="float">
            <text:p>0,223246</text:p>
          </table:table-cell>
          <table:table-cell office:value-type="float" office:value="0.191185" calcext:value-type="float">
            <text:p>0,191185</text:p>
          </table:table-cell>
          <table:table-cell office:value-type="float" office:value="0.162515" calcext:value-type="float">
            <text:p>0,162515</text:p>
          </table:table-cell>
          <table:table-cell office:value-type="float" office:value="0.148573" calcext:value-type="float">
            <text:p>0,148573</text:p>
          </table:table-cell>
          <table:table-cell office:value-type="float" office:value="0.133107" calcext:value-type="float">
            <text:p>0,133107</text:p>
          </table:table-cell>
        </table:table-row>
        <table:table-row table:style-name="ro1">
          <table:table-cell office:value-type="string" calcext:value-type="string">
            <text:p>Durchlauf_1</text:p>
          </table:table-cell>
          <table:table-cell table:number-columns-repeated="4" office:value-type="float" office:value="0.000001" calcext:value-type="float">
            <text:p>1E-06</text:p>
          </table:table-cell>
          <table:table-cell office:value-type="float" office:value="0.000191" calcext:value-type="float">
            <text:p>0,000191</text:p>
          </table:table-cell>
          <table:table-cell office:value-type="float" office:value="0.000084" calcext:value-type="float">
            <text:p>8,4E-05</text:p>
          </table:table-cell>
          <table:table-cell office:value-type="float" office:value="0.000092" calcext:value-type="float">
            <text:p>9,2E-05</text:p>
          </table:table-cell>
          <table:table-cell office:value-type="float" office:value="0.000197" calcext:value-type="float">
            <text:p>0,000197</text:p>
          </table:table-cell>
          <table:table-cell office:value-type="float" office:value="0.000065" calcext:value-type="float">
            <text:p>6,5E-05</text:p>
          </table:table-cell>
          <table:table-cell office:value-type="float" office:value="0.0002" calcext:value-type="float">
            <text:p>0,0002</text:p>
          </table:table-cell>
          <table:table-cell/>
          <table:table-cell office:value-type="float" office:value="2.077742" calcext:value-type="float">
            <text:p>2,077742</text:p>
          </table:table-cell>
          <table:table-cell office:value-type="float" office:value="0.813334" calcext:value-type="float">
            <text:p>0,813334</text:p>
          </table:table-cell>
          <table:table-cell office:value-type="float" office:value="0.487693" calcext:value-type="float">
            <text:p>0,487693</text:p>
          </table:table-cell>
          <table:table-cell office:value-type="float" office:value="0.348132" calcext:value-type="float">
            <text:p>0,348132</text:p>
          </table:table-cell>
          <table:table-cell office:value-type="float" office:value="0.271398" calcext:value-type="float">
            <text:p>0,271398</text:p>
          </table:table-cell>
          <table:table-cell office:value-type="float" office:value="0.221752" calcext:value-type="float">
            <text:p>0,221752</text:p>
          </table:table-cell>
          <table:table-cell office:value-type="float" office:value="0.187594" calcext:value-type="float">
            <text:p>0,187594</text:p>
          </table:table-cell>
          <table:table-cell office:value-type="float" office:value="0.162684" calcext:value-type="float">
            <text:p>0,162684</text:p>
          </table:table-cell>
          <table:table-cell office:value-type="float" office:value="0.14838" calcext:value-type="float">
            <text:p>0,14838</text:p>
          </table:table-cell>
          <table:table-cell office:value-type="float" office:value="0.1322" calcext:value-type="float">
            <text:p>0,1322</text:p>
          </table:table-cell>
        </table:table-row>
        <table:table-row table:style-name="ro1">
          <table:table-cell office:value-type="string" calcext:value-type="string">
            <text:p>Durchlauf_2</text:p>
          </table:table-cell>
          <table:table-cell office:value-type="float" office:value="0" calcext:value-type="float">
            <text:p>0</text:p>
          </table:table-cell>
          <table:table-cell office:value-type="float" office:value="0.000224" calcext:value-type="float">
            <text:p>0,000224</text:p>
          </table:table-cell>
          <table:table-cell office:value-type="float" office:value="0.000077" calcext:value-type="float">
            <text:p>7,7E-05</text:p>
          </table:table-cell>
          <table:table-cell office:value-type="float" office:value="0.000001" calcext:value-type="float">
            <text:p>1E-06</text:p>
          </table:table-cell>
          <table:table-cell office:value-type="float" office:value="0.000107" calcext:value-type="float">
            <text:p>0,000107</text:p>
          </table:table-cell>
          <table:table-cell office:value-type="float" office:value="0.000097" calcext:value-type="float">
            <text:p>9,7E-05</text:p>
          </table:table-cell>
          <table:table-cell office:value-type="float" office:value="0.000095" calcext:value-type="float">
            <text:p>9,5E-05</text:p>
          </table:table-cell>
          <table:table-cell office:value-type="float" office:value="0.000154" calcext:value-type="float">
            <text:p>0,000154</text:p>
          </table:table-cell>
          <table:table-cell office:value-type="float" office:value="0.000156" calcext:value-type="float">
            <text:p>0,000156</text:p>
          </table:table-cell>
          <table:table-cell office:value-type="float" office:value="0.000195" calcext:value-type="float">
            <text:p>0,000195</text:p>
          </table:table-cell>
          <table:table-cell/>
          <table:table-cell office:value-type="float" office:value="2.077447" calcext:value-type="float">
            <text:p>2,077447</text:p>
          </table:table-cell>
          <table:table-cell office:value-type="float" office:value="0.814941" calcext:value-type="float">
            <text:p>0,814941</text:p>
          </table:table-cell>
          <table:table-cell office:value-type="float" office:value="0.486604" calcext:value-type="float">
            <text:p>0,486604</text:p>
          </table:table-cell>
          <table:table-cell office:value-type="float" office:value="0.347777" calcext:value-type="float">
            <text:p>0,347777</text:p>
          </table:table-cell>
          <table:table-cell office:value-type="float" office:value="0.271629" calcext:value-type="float">
            <text:p>0,271629</text:p>
          </table:table-cell>
          <table:table-cell office:value-type="float" office:value="0.221725" calcext:value-type="float">
            <text:p>0,221725</text:p>
          </table:table-cell>
          <table:table-cell office:value-type="float" office:value="0.187577" calcext:value-type="float">
            <text:p>0,187577</text:p>
          </table:table-cell>
          <table:table-cell office:value-type="float" office:value="0.164417" calcext:value-type="float">
            <text:p>0,164417</text:p>
          </table:table-cell>
          <table:table-cell office:value-type="float" office:value="0.148463" calcext:value-type="float">
            <text:p>0,148463</text:p>
          </table:table-cell>
          <table:table-cell office:value-type="float" office:value="0.132893" calcext:value-type="float">
            <text:p>0,132893</text:p>
          </table:table-cell>
        </table:table-row>
        <table:table-row table:style-name="ro1">
          <table:table-cell office:value-type="string" calcext:value-type="string">
            <text:p>Speedup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formula="of:=[.M26]/[.N26]" office:value-type="float" office:value="2.55189415062311" calcext:value-type="float">
            <text:p>2,55189415062311</text:p>
          </table:table-cell>
          <table:table-cell table:formula="of:=[.M26]/[.O26]" office:value-type="float" office:value="4.26481069408065" calcext:value-type="float">
            <text:p>4,26481069408065</text:p>
          </table:table-cell>
          <table:table-cell table:formula="of:=[.M26]/[.P26]" office:value-type="float" office:value="5.97086979638172" calcext:value-type="float">
            <text:p>5,97086979638172</text:p>
          </table:table-cell>
          <table:table-cell table:formula="of:=[.M26]/[.Q26]" office:value-type="float" office:value="7.65188535397806" calcext:value-type="float">
            <text:p>7,65188535397806</text:p>
          </table:table-cell>
          <table:table-cell table:formula="of:=[.M26]/[.R26]" office:value-type="float" office:value="9.36954708012573" calcext:value-type="float">
            <text:p>9,36954708012573</text:p>
          </table:table-cell>
          <table:table-cell table:formula="of:=[.M26]/[.S26]" office:value-type="float" office:value="11.0754804488632" calcext:value-type="float">
            <text:p>11,0754804488632</text:p>
          </table:table-cell>
          <table:table-cell table:formula="of:=[.M26]/[.T26]" office:value-type="float" office:value="12.7328520298098" calcext:value-type="float">
            <text:p>12,7328520298098</text:p>
          </table:table-cell>
          <table:table-cell table:formula="of:=[.M26]/[.U26]" office:value-type="float" office:value="13.9979787226875" calcext:value-type="float">
            <text:p>13,9979787226875</text:p>
          </table:table-cell>
          <table:table-cell table:formula="of:=[.M26]/[.V26]" office:value-type="float" office:value="15.6745129992606" calcext:value-type="float">
            <text:p>15,6745129992606</text:p>
          </table:table-cell>
        </table:table-row>
        <table:table-row table:style-name="ro1">
          <table:table-cell office:value-type="string" calcext:value-type="string">
            <text:p>Effizienz</text:p>
          </table:table-cell>
          <table:table-cell table:number-columns-repeated="11"/>
          <table:table-cell table:formula="of:=[.M39]/[.M24]" office:value-type="float" office:value="1" calcext:value-type="float">
            <text:p>1</text:p>
          </table:table-cell>
          <table:table-cell table:formula="of:=[.N39]/[.N24]" office:value-type="float" office:value="0.850631383541038" calcext:value-type="float">
            <text:p>0,850631383541038</text:p>
          </table:table-cell>
          <table:table-cell table:formula="of:=[.O39]/[.O24]" office:value-type="float" office:value="0.85296213881613" calcext:value-type="float">
            <text:p>0,85296213881613</text:p>
          </table:table-cell>
          <table:table-cell table:formula="of:=[.P39]/[.P24]" office:value-type="float" office:value="0.852981399483102" calcext:value-type="float">
            <text:p>0,852981399483102</text:p>
          </table:table-cell>
          <table:table-cell table:formula="of:=[.Q39]/[.Q24]" office:value-type="float" office:value="0.85020948377534" calcext:value-type="float">
            <text:p>0,85020948377534</text:p>
          </table:table-cell>
          <table:table-cell table:formula="of:=[.R39]/[.R24]" office:value-type="float" office:value="0.851777007284158" calcext:value-type="float">
            <text:p>0,851777007284158</text:p>
          </table:table-cell>
          <table:table-cell table:formula="of:=[.S39]/[.S24]" office:value-type="float" office:value="0.851960034527937" calcext:value-type="float">
            <text:p>0,851960034527937</text:p>
          </table:table-cell>
          <table:table-cell table:formula="of:=[.T39]/[.T24]" office:value-type="float" office:value="0.848856801987318" calcext:value-type="float">
            <text:p>0,848856801987318</text:p>
          </table:table-cell>
          <table:table-cell table:formula="of:=[.U39]/[.U24]" office:value-type="float" office:value="0.823410513099264" calcext:value-type="float">
            <text:p>0,823410513099264</text:p>
          </table:table-cell>
          <table:table-cell table:formula="of:=[.V39]/[.V24]" office:value-type="float" office:value="0.824974368382139" calcext:value-type="float">
            <text:p>0,824974368382139</text:p>
          </table:table-cell>
        </table:table-row>
        <table:table-row table:style-name="ro1">
          <table:table-cell office:value-type="string" calcext:value-type="string">
            <text:p>gesamte Zeit</text:p>
          </table:table-cell>
          <table:table-cell table:formula="of:=[.B30]-[.B34]+[.B26]" office:value-type="float" office:value="8.005379" calcext:value-type="float">
            <text:p>8,005379</text:p>
          </table:table-cell>
          <table:table-cell table:formula="of:=[.C30]-[.C34]+[.C26]" office:value-type="float" office:value="11.400195" calcext:value-type="float">
            <text:p>11,400195</text:p>
          </table:table-cell>
          <table:table-cell table:formula="of:=[.D30]-[.D34]+[.D26]" office:value-type="float" office:value="12.40795" calcext:value-type="float">
            <text:p>12,40795</text:p>
          </table:table-cell>
          <table:table-cell table:formula="of:=[.E30]-[.E34]+[.E26]" office:value-type="float" office:value="12.835449" calcext:value-type="float">
            <text:p>12,835449</text:p>
          </table:table-cell>
          <table:table-cell table:formula="of:=[.F30]-[.F34]+[.F26]" office:value-type="float" office:value="13.077519" calcext:value-type="float">
            <text:p>13,077519</text:p>
          </table:table-cell>
          <table:table-cell table:formula="of:=[.G30]-[.G34]+[.G26]" office:value-type="float" office:value="13.241678" calcext:value-type="float">
            <text:p>13,241678</text:p>
          </table:table-cell>
          <table:table-cell table:formula="of:=[.H30]-[.H34]+[.H26]" office:value-type="float" office:value="13.355362" calcext:value-type="float">
            <text:p>13,355362</text:p>
          </table:table-cell>
          <table:table-cell table:formula="of:=[.I30]-[.I34]+[.I26]" office:value-type="float" office:value="13.426188" calcext:value-type="float">
            <text:p>13,426188</text:p>
          </table:table-cell>
          <table:table-cell table:formula="of:=[.J30]-[.J34]+[.J26]" office:value-type="float" office:value="13.502716" calcext:value-type="float">
            <text:p>13,502716</text:p>
          </table:table-cell>
          <table:table-cell table:formula="of:=[.K30]-[.K34]+[.K26]" office:value-type="float" office:value="13.539239" calcext:value-type="float">
            <text:p>13,539239</text:p>
          </table:table-cell>
          <table:table-cell/>
          <table:table-cell table:formula="of:=[.M30]-[.M34]+[.M26]" office:value-type="float" office:value="8.45781" calcext:value-type="float">
            <text:p>8,45781</text:p>
          </table:table-cell>
          <table:table-cell table:formula="of:=[.N30]-[.N34]+[.N26]" office:value-type="float" office:value="12.190714" calcext:value-type="float">
            <text:p>12,190714</text:p>
          </table:table-cell>
          <table:table-cell table:formula="of:=[.O30]-[.O34]+[.O26]" office:value-type="float" office:value="12.870072" calcext:value-type="float">
            <text:p>12,870072</text:p>
          </table:table-cell>
          <table:table-cell table:formula="of:=[.P30]-[.P34]+[.P26]" office:value-type="float" office:value="13.163124" calcext:value-type="float">
            <text:p>13,163124</text:p>
          </table:table-cell>
          <table:table-cell table:formula="of:=[.Q30]-[.Q34]+[.Q26]" office:value-type="float" office:value="13.309318" calcext:value-type="float">
            <text:p>13,309318</text:p>
          </table:table-cell>
          <table:table-cell table:formula="of:=[.R30]-[.R34]+[.R26]" office:value-type="float" office:value="13.415436" calcext:value-type="float">
            <text:p>13,415436</text:p>
          </table:table-cell>
          <table:table-cell table:formula="of:=[.S30]-[.S34]+[.S26]" office:value-type="float" office:value="13.471904" calcext:value-type="float">
            <text:p>13,471904</text:p>
          </table:table-cell>
          <table:table-cell table:formula="of:=[.T30]-[.T34]+[.T26]" office:value-type="float" office:value="13.588487" calcext:value-type="float">
            <text:p>13,588487</text:p>
          </table:table-cell>
          <table:table-cell table:formula="of:=[.U30]-[.U34]+[.U26]" office:value-type="float" office:value="13.596409" calcext:value-type="float">
            <text:p>13,596409</text:p>
          </table:table-cell>
          <table:table-cell table:formula="of:=[.V30]-[.V34]+[.V26]" office:value-type="float" office:value="13.634073" calcext:value-type="float">
            <text:p>13,634073</text:p>
          </table:table-cell>
        </table:table-row>
        <table:table-row table:style-name="ro1">
          <table:table-cell office:value-type="string" calcext:value-type="string">
            <text:p>Speedup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formula="of:=[.M41]/[.N41]" office:value-type="float" office:value="0.693791192214008" calcext:value-type="float">
            <text:p>0,693791192214008</text:p>
          </table:table-cell>
          <table:table-cell table:formula="of:=[.M41]/[.O41]" office:value-type="float" office:value="0.657168817703584" calcext:value-type="float">
            <text:p>0,657168817703584</text:p>
          </table:table-cell>
          <table:table-cell table:formula="of:=[.M41]/[.P41]" office:value-type="float" office:value="0.642538199898443" calcext:value-type="float">
            <text:p>0,642538199898443</text:p>
          </table:table-cell>
          <table:table-cell table:formula="of:=[.M41]/[.Q41]" office:value-type="float" office:value="0.635480345424161" calcext:value-type="float">
            <text:p>0,635480345424161</text:p>
          </table:table-cell>
          <table:table-cell table:formula="of:=[.M41]/[.R41]" office:value-type="float" office:value="0.630453605831372" calcext:value-type="float">
            <text:p>0,630453605831372</text:p>
          </table:table-cell>
          <table:table-cell table:formula="of:=[.M41]/[.S41]" office:value-type="float" office:value="0.627811035470561" calcext:value-type="float">
            <text:p>0,627811035470561</text:p>
          </table:table-cell>
          <table:table-cell table:formula="of:=[.M41]/[.T41]" office:value-type="float" office:value="0.622424704089572" calcext:value-type="float">
            <text:p>0,622424704089572</text:p>
          </table:table-cell>
          <table:table-cell table:formula="of:=[.M41]/[.U41]" office:value-type="float" office:value="0.622062045941689" calcext:value-type="float">
            <text:p>0,622062045941689</text:p>
          </table:table-cell>
          <table:table-cell table:formula="of:=[.M41]/[.V41]" office:value-type="float" office:value="0.620343605318821" calcext:value-type="float">
            <text:p>0,620343605318821</text:p>
          </table:table-cell>
        </table:table-row>
        <table:table-row table:style-name="ro1">
          <table:table-cell office:value-type="string" calcext:value-type="string">
            <text:p>Effizienz</text:p>
          </table:table-cell>
          <table:table-cell table:number-columns-repeated="11"/>
          <table:table-cell table:formula="of:=[.M42]/[.M24]" office:value-type="float" office:value="1" calcext:value-type="float">
            <text:p>1</text:p>
          </table:table-cell>
          <table:table-cell table:formula="of:=[.N42]/[.N24]" office:value-type="float" office:value="0.231263730738003" calcext:value-type="float">
            <text:p>0,231263730738003</text:p>
          </table:table-cell>
          <table:table-cell table:formula="of:=[.O42]/[.O24]" office:value-type="float" office:value="0.131433763540717" calcext:value-type="float">
            <text:p>0,131433763540717</text:p>
          </table:table-cell>
          <table:table-cell table:formula="of:=[.P42]/[.P24]" office:value-type="float" office:value="0.0917911714140633" calcext:value-type="float">
            <text:p>0,091791171414063</text:p>
          </table:table-cell>
          <table:table-cell table:formula="of:=[.Q42]/[.Q24]" office:value-type="float" office:value="0.0706089272693512" calcext:value-type="float">
            <text:p>0,070608927269351</text:p>
          </table:table-cell>
          <table:table-cell table:formula="of:=[.R42]/[.R24]" office:value-type="float" office:value="0.0573139641664884" calcext:value-type="float">
            <text:p>0,057313964166488</text:p>
          </table:table-cell>
          <table:table-cell table:formula="of:=[.S42]/[.S24]" office:value-type="float" office:value="0.0482931565746586" calcext:value-type="float">
            <text:p>0,048293156574659</text:p>
          </table:table-cell>
          <table:table-cell table:formula="of:=[.T42]/[.T24]" office:value-type="float" office:value="0.0414949802726381" calcext:value-type="float">
            <text:p>0,041494980272638</text:p>
          </table:table-cell>
          <table:table-cell table:formula="of:=[.U42]/[.U24]" office:value-type="float" office:value="0.0365918850553935" calcext:value-type="float">
            <text:p>0,036591885055394</text:p>
          </table:table-cell>
          <table:table-cell table:formula="of:=[.V42]/[.V24]" office:value-type="float" office:value="0.0326496634378327" calcext:value-type="float">
            <text:p>0,0326496634378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6">00.00.0000</text:date>, <text:time style:data-style-name="N2" text:time-value="15:33:14.254134863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4T17:09:22.209131031</meta:creation-date>
    <meta:generator>LibreOffice/5.2.4.2$Linux_X86_64 LibreOffice_project/20m0$Build-2</meta:generator>
    <dc:date>2017-01-26T19:47:47.042929073</dc:date>
    <meta:editing-duration>PT4H15M21S</meta:editing-duration>
    <meta:editing-cycles>52</meta:editing-cycles>
    <meta:document-statistic meta:table-count="3" meta:cell-count="1452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283cm" svg:height="4.476cm" xlink:href=".." xlink:type="simple" chart:class="chart:scatter" chart:style-name="ch1">
        <chart:legend svg:x="9.73cm" svg:y="0.308cm" style:legend-expansion="custom" chartooo:width="5.183cm" chartooo:height="1.556cm" style:legend-expansion-aspect-ratio="3.33097686375321" chart:style-name="ch2"/>
        <chart:plot-area chart:style-name="ch3" table:cell-range-address="'festes n=30000'.B2:'festes n=30000'.K2 'festes n=30000'.D1:'festes n=30000'.D1 'festes n=30000'.B4:'festes n=30000'.K4 'festes n=30000'.O1:'festes n=30000'.O1 'festes n=30000'.M4:'festes n=30000'.V4 'festes n=30000'.D23:'festes n=30000'.D23 'festes n=30000'.B26:'festes n=30000'.K26 'festes n=30000'.O23:'festes n=30000'.O23 'festes n=30000'.M26:'festes n=30000'.V26" chart:data-source-has-labels="column" svg:x="1.316cm" svg:y="0.089cm" svg:width="13.662cm" svg:height="3.317cm">
          <chartooo:coordinate-region svg:x="1.752cm" svg:y="0.288cm" svg:width="13.039cm" svg:height="2.471cm"/>
          <chart:axis chart:dimension="x" chart:name="primary-x" chart:style-name="ch4">
            <chart:title svg:x="6.357cm" svg:y="3.495cm" chart:style-name="ch5">
              <text:p>Anzahl der Prozessoren</text:p>
            </chart:title>
            <chart:grid chart:style-name="ch6" chart:class="major"/>
          </chart:axis>
          <chart:axis chart:dimension="y" chart:name="primary-y" chart:style-name="ch7">
            <chart:title svg:x="0.451cm" svg:y="2.36cm" chart:style-name="ch8">
              <text:p>Zeit in s</text:p>
            </chart:title>
            <chart:grid chart:style-name="ch6" chart:class="major"/>
          </chart:axis>
          <chart:series chart:style-name="ch9" chart:values-cell-range-address="'festes n=30000'.B4:'festes n=30000'.K4" chart:label-cell-address="'festes n=30000'.D1:'festes n=30000'.D1" chart:class="chart:scatter">
            <chart:domain table:cell-range-address="'festes n=30000'.B2:'festes n=30000'.K2"/>
            <chart:data-point chart:repeated="10"/>
          </chart:series>
          <chart:series chart:style-name="ch10" chart:values-cell-range-address="'festes n=30000'.M4:'festes n=30000'.V4" chart:label-cell-address="'festes n=30000'.O1:'festes n=30000'.O1" chart:class="chart:scatter">
            <chart:data-point chart:repeated="10"/>
          </chart:series>
          <chart:series chart:style-name="ch11" chart:values-cell-range-address="'festes n=30000'.B26:'festes n=30000'.K26" chart:label-cell-address="'festes n=30000'.D23:'festes n=30000'.D23" chart:class="chart:scatter">
            <chart:data-point chart:repeated="10"/>
          </chart:series>
          <chart:series chart:style-name="ch12" chart:values-cell-range-address="'festes n=30000'.M26:'festes n=30000'.V26" chart:label-cell-address="'festes n=30000'.O23:'festes n=30000'.O23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Zeile 2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'festes n=30000'.B2:'festes n=30000'.K2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alles weiß</text:p>
                <draw:g>
                  <svg:desc>'festes n=30000'.D1:'festes n=30000'.D1</svg:desc>
                </draw:g>
              </table:table-cell>
              <table:table-cell office:value-type="float" office:value="1.899261">
                <text:p>1.899261</text:p>
                <draw:g>
                  <svg:desc>'festes n=30000'.B4:'festes n=30000'.K4</svg:desc>
                </draw:g>
              </table:table-cell>
              <table:table-cell office:value-type="float" office:value="0.633124">
                <text:p>0.633124</text:p>
              </table:table-cell>
              <table:table-cell office:value-type="float" office:value="0.383145">
                <text:p>0.383145</text:p>
              </table:table-cell>
              <table:table-cell office:value-type="float" office:value="0.271525">
                <text:p>0.271525</text:p>
              </table:table-cell>
              <table:table-cell office:value-type="float" office:value="0.213396">
                <text:p>0.213396</text:p>
              </table:table-cell>
              <table:table-cell office:value-type="float" office:value="0.178003">
                <text:p>0.178003</text:p>
              </table:table-cell>
              <table:table-cell office:value-type="float" office:value="0.151132">
                <text:p>0.151132</text:p>
              </table:table-cell>
              <table:table-cell office:value-type="float" office:value="0.130446">
                <text:p>0.130446</text:p>
              </table:table-cell>
              <table:table-cell office:value-type="float" office:value="0.115647">
                <text:p>0.115647</text:p>
              </table:table-cell>
              <table:table-cell office:value-type="float" office:value="0.103147">
                <text:p>0.103147</text:p>
              </table:table-cell>
            </table:table-row>
            <table:table-row>
              <table:table-cell office:value-type="string">
                <text:p>alles schwarz</text:p>
                <draw:g>
                  <svg:desc>'festes n=30000'.O1:'festes n=30000'.O1</svg:desc>
                </draw:g>
              </table:table-cell>
              <table:table-cell office:value-type="float" office:value="3.471609">
                <text:p>3.471609</text:p>
                <draw:g>
                  <svg:desc>'festes n=30000'.M4:'festes n=30000'.V4</svg:desc>
                </draw:g>
              </table:table-cell>
              <table:table-cell office:value-type="float" office:value="1.161562">
                <text:p>1.161562</text:p>
              </table:table-cell>
              <table:table-cell office:value-type="float" office:value="0.699662">
                <text:p>0.699662</text:p>
              </table:table-cell>
              <table:table-cell office:value-type="float" office:value="0.499261">
                <text:p>0.499261</text:p>
              </table:table-cell>
              <table:table-cell office:value-type="float" office:value="0.387561">
                <text:p>0.387561</text:p>
              </table:table-cell>
              <table:table-cell office:value-type="float" office:value="0.324757">
                <text:p>0.324757</text:p>
              </table:table-cell>
              <table:table-cell office:value-type="float" office:value="0.275928">
                <text:p>0.275928</text:p>
              </table:table-cell>
              <table:table-cell office:value-type="float" office:value="0.2395">
                <text:p>0.2395</text:p>
              </table:table-cell>
              <table:table-cell office:value-type="float" office:value="0.210445">
                <text:p>0.210445</text:p>
              </table:table-cell>
              <table:table-cell office:value-type="float" office:value="0.188843">
                <text:p>0.188843</text:p>
              </table:table-cell>
            </table:table-row>
            <table:table-row>
              <table:table-cell office:value-type="string">
                <text:p>sws – Muster</text:p>
                <draw:g>
                  <svg:desc>'festes n=30000'.D23:'festes n=30000'.D23</svg:desc>
                </draw:g>
              </table:table-cell>
              <table:table-cell office:value-type="float" office:value="0.000001">
                <text:p>0.000001</text:p>
                <draw:g>
                  <svg:desc>'festes n=30000'.B26:'festes n=30000'.K26</svg:desc>
                </draw:g>
              </table:table-cell>
              <table:table-cell office:value-type="float" office:value="0.000112">
                <text:p>0.000112</text:p>
              </table:table-cell>
              <table:table-cell office:value-type="float" office:value="0.000039">
                <text:p>0.000039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149">
                <text:p>0.000149</text:p>
              </table:table-cell>
              <table:table-cell office:value-type="float" office:value="0.000091">
                <text:p>0.000091</text:p>
              </table:table-cell>
              <table:table-cell office:value-type="float" office:value="0.000093">
                <text:p>0.000093</text:p>
              </table:table-cell>
              <table:table-cell office:value-type="float" office:value="0.000175">
                <text:p>0.000175</text:p>
              </table:table-cell>
              <table:table-cell office:value-type="float" office:value="0.000111">
                <text:p>0.000111</text:p>
              </table:table-cell>
              <table:table-cell office:value-type="float" office:value="0.000197">
                <text:p>0.000197</text:p>
              </table:table-cell>
            </table:table-row>
            <table:table-row>
              <table:table-cell office:value-type="string">
                <text:p>Rechteck in der Mitte</text:p>
                <draw:g>
                  <svg:desc>'festes n=30000'.O23:'festes n=30000'.O23</svg:desc>
                </draw:g>
              </table:table-cell>
              <table:table-cell office:value-type="float" office:value="2.077594">
                <text:p>2.077594</text:p>
                <draw:g>
                  <svg:desc>'festes n=30000'.M26:'festes n=30000'.V26</svg:desc>
                </draw:g>
              </table:table-cell>
              <table:table-cell office:value-type="float" office:value="0.814138">
                <text:p>0.814138</text:p>
              </table:table-cell>
              <table:table-cell office:value-type="float" office:value="0.487148">
                <text:p>0.487148</text:p>
              </table:table-cell>
              <table:table-cell office:value-type="float" office:value="0.347955">
                <text:p>0.347955</text:p>
              </table:table-cell>
              <table:table-cell office:value-type="float" office:value="0.271514">
                <text:p>0.271514</text:p>
              </table:table-cell>
              <table:table-cell office:value-type="float" office:value="0.221739">
                <text:p>0.221739</text:p>
              </table:table-cell>
              <table:table-cell office:value-type="float" office:value="0.187585">
                <text:p>0.187585</text:p>
              </table:table-cell>
              <table:table-cell office:value-type="float" office:value="0.163168">
                <text:p>0.163168</text:p>
              </table:table-cell>
              <table:table-cell office:value-type="float" office:value="0.148421">
                <text:p>0.148421</text:p>
              </table:table-cell>
              <table:table-cell office:value-type="float" office:value="0.132546">
                <text:p>0.1325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794cm" svg:height="6.634cm" xlink:href=".." xlink:type="simple" chart:class="chart:scatter" chart:style-name="ch1">
        <chart:legend svg:x="1.82cm" svg:y="0.777cm" style:legend-expansion="custom" chartooo:width="3.145cm" chartooo:height="1.356cm" style:legend-expansion-aspect-ratio="2.3193215339233" chart:style-name="ch2"/>
        <chart:plot-area chart:style-name="ch3" table:cell-range-address="p2.B3:p2.G3 p2.B2:p2.B2 p2.B10:p2.S10 p2.H2:p2.H2 p2.N2:p2.N2" chart:data-source-has-labels="column" svg:x="1.246cm" svg:y="0.132cm" svg:width="10.313cm" svg:height="5.389cm">
          <chartooo:coordinate-region svg:x="1.867cm" svg:y="0.331cm" svg:width="9.227cm" svg:height="4.543cm"/>
          <chart:axis chart:dimension="x" chart:name="primary-x" chart:style-name="ch4">
            <chart:title svg:x="4.678cm" svg:y="5.653cm" chart:style-name="ch5">
              <text:p>Dimension der Matrix n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4">
            <chart:title svg:x="0.451cm" svg:y="3.439cm" chart:style-name="ch8">
              <text:p>Zeit in s</text:p>
            </chart:title>
            <chart:grid chart:style-name="ch6" chart:class="major"/>
            <chart:grid chart:style-name="ch7" chart:class="minor"/>
          </chart:axis>
          <chart:series chart:style-name="ch9" chart:values-cell-range-address="p2.B10:p2.G10" chart:label-cell-address="p2.B2:p2.B2" chart:class="chart:scatter">
            <chart:domain table:cell-range-address="p2.B3:p2.G3"/>
            <chart:data-point chart:repeated="6"/>
          </chart:series>
          <chart:series chart:style-name="ch10" chart:values-cell-range-address="p2.H10:p2.M10" chart:label-cell-address="p2.H2:p2.H2" chart:class="chart:scatter">
            <chart:data-point chart:repeated="6"/>
          </chart:series>
          <chart:series chart:style-name="ch11" chart:values-cell-range-address="p2.N10:p2.S10" chart:label-cell-address="p2.N2:p2.N2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Zeile 3</text:p>
                <draw:g>
                  <svg:desc/>
                </draw:g>
              </table:table-cell>
              <table:table-cell office:value-type="float" office:value="10000">
                <text:p>10000</text:p>
                <draw:g>
                  <svg:desc>p2.B3:p2.G3</svg:desc>
                </draw:g>
              </table:table-cell>
              <table:table-cell office:value-type="float" office:value="15000">
                <text:p>15000</text:p>
              </table:table-cell>
              <table:table-cell office:value-type="float" office:value="20000">
                <text:p>20000</text:p>
              </table:table-cell>
              <table:table-cell office:value-type="float" office:value="25000">
                <text:p>25000</text:p>
              </table:table-cell>
              <table:table-cell office:value-type="float" office:value="30000">
                <text:p>30000</text:p>
              </table:table-cell>
              <table:table-cell office:value-type="float" office:value="35000">
                <text:p>35000</text:p>
              </table:table-cell>
            </table:table-row>
            <table:table-row>
              <table:table-cell office:value-type="string">
                <text:p>p = 1</text:p>
                <draw:g>
                  <svg:desc>p2.B2:p2.B2</svg:desc>
                </draw:g>
              </table:table-cell>
              <table:table-cell office:value-type="float" office:value="0.725774">
                <text:p>0.725774</text:p>
                <draw:g>
                  <svg:desc>p2.B10:p2.G10</svg:desc>
                </draw:g>
              </table:table-cell>
              <table:table-cell office:value-type="float" office:value="2.980752">
                <text:p>2.980752</text:p>
              </table:table-cell>
              <table:table-cell office:value-type="float" office:value="5.704551">
                <text:p>5.704551</text:p>
              </table:table-cell>
              <table:table-cell office:value-type="float" office:value="8.876222">
                <text:p>8.876222</text:p>
              </table:table-cell>
              <table:table-cell office:value-type="float" office:value="13.68373">
                <text:p>13.68373</text:p>
              </table:table-cell>
              <table:table-cell office:value-type="float" office:value="19.647287">
                <text:p>19.647287</text:p>
              </table:table-cell>
            </table:table-row>
            <table:table-row>
              <table:table-cell office:value-type="string">
                <text:p>p = 7</text:p>
                <draw:g>
                  <svg:desc>p2.H2:p2.H2</svg:desc>
                </draw:g>
              </table:table-cell>
              <table:table-cell office:value-type="float" office:value="0.714074">
                <text:p>0.714074</text:p>
                <draw:g>
                  <svg:desc>p2.H10:p2.M10</svg:desc>
                </draw:g>
              </table:table-cell>
              <table:table-cell office:value-type="float" office:value="1.968971">
                <text:p>1.968971</text:p>
              </table:table-cell>
              <table:table-cell office:value-type="float" office:value="3.462613">
                <text:p>3.462613</text:p>
              </table:table-cell>
              <table:table-cell office:value-type="float" office:value="4.30387">
                <text:p>4.30387</text:p>
              </table:table-cell>
              <table:table-cell office:value-type="float" office:value="6.150137">
                <text:p>6.150137</text:p>
              </table:table-cell>
              <table:table-cell office:value-type="float" office:value="8.364581">
                <text:p>8.364581</text:p>
              </table:table-cell>
            </table:table-row>
            <table:table-row>
              <table:table-cell office:value-type="string">
                <text:p>p = 15</text:p>
                <draw:g>
                  <svg:desc>p2.N2:p2.N2</svg:desc>
                </draw:g>
              </table:table-cell>
              <table:table-cell office:value-type="float" office:value="1.138935">
                <text:p>1.138935</text:p>
                <draw:g>
                  <svg:desc>p2.N10:p2.S10</svg:desc>
                </draw:g>
              </table:table-cell>
              <table:table-cell office:value-type="float" office:value="1.974451">
                <text:p>1.974451</text:p>
              </table:table-cell>
              <table:table-cell office:value-type="float" office:value="2.760757">
                <text:p>2.760757</text:p>
              </table:table-cell>
              <table:table-cell office:value-type="float" office:value="4.789679">
                <text:p>4.789679</text:p>
              </table:table-cell>
              <table:table-cell office:value-type="float" office:value="6.158885">
                <text:p>6.158885</text:p>
              </table:table-cell>
              <table:table-cell office:value-type="float" office:value="9.911542">
                <text:p>9.91154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$Linux_X86_64 LibreOffice_project/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245cm" svg:height="6.325cm" xlink:href=".." xlink:type="simple" chart:class="chart:scatter" chart:style-name="ch1">
        <chart:legend svg:x="2.231cm" svg:y="1.039cm" style:legend-expansion="custom" chartooo:width="2.367cm" chartooo:height="1.158cm" style:legend-expansion-aspect-ratio="2.0440414507772" chart:style-name="ch2"/>
        <chart:plot-area chart:style-name="ch3" table:cell-range-address="p2.B3:p2.G3 p2.B2:p2.B2 p2.B12:p2.S12 p2.H2:p2.H2 p2.N2:p2.N2" chart:data-source-has-labels="column" svg:x="1.235cm" svg:y="0.126cm" svg:width="9.786cm" svg:height="5.092cm">
          <chartooo:coordinate-region svg:x="1.671cm" svg:y="0.325cm" svg:width="8.7cm" svg:height="4.246cm"/>
          <chart:axis chart:dimension="x" chart:name="primary-x" chart:style-name="ch4">
            <chart:title svg:x="4.404cm" svg:y="5.344cm" chart:style-name="ch5">
              <text:p>Dimension der Matrix n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4">
            <chart:title svg:x="0.451cm" svg:y="3.285cm" chart:style-name="ch8">
              <text:p>Zeit in s</text:p>
            </chart:title>
            <chart:grid chart:style-name="ch6" chart:class="major"/>
            <chart:grid chart:style-name="ch7" chart:class="minor"/>
          </chart:axis>
          <chart:series chart:style-name="ch9" chart:values-cell-range-address="p2.B12:p2.G12" chart:label-cell-address="p2.B2:p2.B2" chart:class="chart:scatter">
            <chart:domain table:cell-range-address="p2.B3:p2.G3"/>
            <chart:data-point chart:repeated="6"/>
          </chart:series>
          <chart:series chart:style-name="ch10" chart:values-cell-range-address="p2.H12:p2.M12" chart:label-cell-address="p2.H2:p2.H2" chart:class="chart:scatter">
            <chart:data-point chart:repeated="6"/>
          </chart:series>
          <chart:series chart:style-name="ch11" chart:values-cell-range-address="p2.N12:p2.S12" chart:label-cell-address="p2.N2:p2.N2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Zeile 3</text:p>
                <draw:g>
                  <svg:desc/>
                </draw:g>
              </table:table-cell>
              <table:table-cell office:value-type="float" office:value="10000">
                <text:p>10000</text:p>
                <draw:g>
                  <svg:desc>p2.B3:p2.G3</svg:desc>
                </draw:g>
              </table:table-cell>
              <table:table-cell office:value-type="float" office:value="15000">
                <text:p>15000</text:p>
              </table:table-cell>
              <table:table-cell office:value-type="float" office:value="20000">
                <text:p>20000</text:p>
              </table:table-cell>
              <table:table-cell office:value-type="float" office:value="25000">
                <text:p>25000</text:p>
              </table:table-cell>
              <table:table-cell office:value-type="float" office:value="30000">
                <text:p>30000</text:p>
              </table:table-cell>
              <table:table-cell office:value-type="float" office:value="35000">
                <text:p>35000</text:p>
              </table:table-cell>
            </table:table-row>
            <table:table-row>
              <table:table-cell office:value-type="string">
                <text:p>p = 1</text:p>
                <draw:g>
                  <svg:desc>p2.B2:p2.B2</svg:desc>
                </draw:g>
              </table:table-cell>
              <table:table-cell office:value-type="float" office:value="0.025415">
                <text:p>0.025415</text:p>
                <draw:g>
                  <svg:desc>p2.B12:p2.G12</svg:desc>
                </draw:g>
              </table:table-cell>
              <table:table-cell office:value-type="float" office:value="0.057674">
                <text:p>0.057674</text:p>
              </table:table-cell>
              <table:table-cell office:value-type="float" office:value="0.101539">
                <text:p>0.101539</text:p>
              </table:table-cell>
              <table:table-cell office:value-type="float" office:value="0.161744">
                <text:p>0.161744</text:p>
              </table:table-cell>
              <table:table-cell office:value-type="float" office:value="0.237762">
                <text:p>0.237762</text:p>
              </table:table-cell>
              <table:table-cell office:value-type="float" office:value="0.318262">
                <text:p>0.318262</text:p>
              </table:table-cell>
            </table:table-row>
            <table:table-row>
              <table:table-cell office:value-type="string">
                <text:p>p = 7</text:p>
                <draw:g>
                  <svg:desc>p2.H2:p2.H2</svg:desc>
                </draw:g>
              </table:table-cell>
              <table:table-cell office:value-type="float" office:value="0.743287">
                <text:p>0.743287</text:p>
                <draw:g>
                  <svg:desc>p2.H12:p2.M12</svg:desc>
                </draw:g>
              </table:table-cell>
              <table:table-cell office:value-type="float" office:value="1.667005">
                <text:p>1.667005</text:p>
              </table:table-cell>
              <table:table-cell office:value-type="float" office:value="2.955157">
                <text:p>2.955157</text:p>
              </table:table-cell>
              <table:table-cell office:value-type="float" office:value="4.622524">
                <text:p>4.622524</text:p>
              </table:table-cell>
              <table:table-cell office:value-type="float" office:value="6.645024">
                <text:p>6.645024</text:p>
              </table:table-cell>
              <table:table-cell office:value-type="float" office:value="9.04599">
                <text:p>9.04599</text:p>
              </table:table-cell>
            </table:table-row>
            <table:table-row>
              <table:table-cell office:value-type="string">
                <text:p>p = 15</text:p>
                <draw:g>
                  <svg:desc>p2.N2:p2.N2</svg:desc>
                </draw:g>
              </table:table-cell>
              <table:table-cell office:value-type="float" office:value="0.815448">
                <text:p>0.815448</text:p>
                <draw:g>
                  <svg:desc>p2.N12:p2.S12</svg:desc>
                </draw:g>
              </table:table-cell>
              <table:table-cell office:value-type="float" office:value="1.819399">
                <text:p>1.819399</text:p>
              </table:table-cell>
              <table:table-cell office:value-type="float" office:value="3.215885">
                <text:p>3.215885</text:p>
              </table:table-cell>
              <table:table-cell office:value-type="float" office:value="5.021537">
                <text:p>5.021537</text:p>
              </table:table-cell>
              <table:table-cell office:value-type="float" office:value="7.237517">
                <text:p>7.237517</text:p>
              </table:table-cell>
              <table:table-cell office:value-type="float" office:value="9.829547">
                <text:p>9.82954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$Linux_X86_64 LibreOffice_project/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svg:x="2.805cm" svg:y="1.12cm" style:legend-expansion="custom" chartooo:width="5.314cm" chartooo:height="1.096cm" style:legend-expansion-aspect-ratio="4.8485401459854" chart:style-name="ch2"/>
        <chart:plot-area chart:style-name="ch3" table:cell-range-address="CPUs.B2:CPUs.G2 CPUs.B1:CPUs.B1 CPUs.B4:CPUs.M4 CPUs.H1:CPUs.H1" chart:data-source-has-labels="column" svg:x="1.331cm" svg:y="0.18cm" svg:width="14.349cm" svg:height="7.659cm">
          <chartooo:coordinate-region svg:x="2.243cm" svg:y="0.379cm" svg:width="12.973cm" svg:height="6.813cm"/>
          <chart:axis chart:dimension="x" chart:name="primary-x" chart:style-name="ch4">
            <chart:title svg:x="7.125cm" svg:y="8.019cm" chart:style-name="ch5">
              <text:p>Matrixdimension n</text:p>
            </chart:title>
            <chart:grid chart:style-name="ch6" chart:class="major"/>
          </chart:axis>
          <chart:axis chart:dimension="y" chart:name="primary-y" chart:style-name="ch4">
            <chart:title svg:x="0.451cm" svg:y="4.675cm" chart:style-name="ch7">
              <text:p>Zein in s</text:p>
            </chart:title>
            <chart:grid chart:style-name="ch6" chart:class="major"/>
          </chart:axis>
          <chart:series chart:style-name="ch8" chart:values-cell-range-address="CPUs.B4:CPUs.G4" chart:label-cell-address="CPUs.B1:CPUs.B1" chart:class="chart:scatter">
            <chart:domain table:cell-range-address="CPUs.B2:CPUs.G2"/>
            <chart:data-point chart:repeated="6"/>
          </chart:series>
          <chart:series chart:style-name="ch9" chart:values-cell-range-address="CPUs.H4:CPUs.M4" chart:label-cell-address="CPUs.H1:CPUs.H1" chart:class="chart:scatte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Zeile 2</text:p>
                <draw:g>
                  <svg:desc/>
                </draw:g>
              </table:table-cell>
              <table:table-cell office:value-type="float" office:value="10000">
                <text:p>10000</text:p>
                <draw:g>
                  <svg:desc>CPUs.B2:CPUs.G2</svg:desc>
                </draw:g>
              </table:table-cell>
              <table:table-cell office:value-type="float" office:value="15000">
                <text:p>15000</text:p>
              </table:table-cell>
              <table:table-cell office:value-type="float" office:value="20000">
                <text:p>20000</text:p>
              </table:table-cell>
              <table:table-cell office:value-type="float" office:value="25000">
                <text:p>25000</text:p>
              </table:table-cell>
              <table:table-cell office:value-type="float" office:value="30000">
                <text:p>30000</text:p>
              </table:table-cell>
              <table:table-cell office:value-type="float" office:value="35000">
                <text:p>35000</text:p>
              </table:table-cell>
            </table:table-row>
            <table:table-row>
              <table:table-cell office:value-type="string">
                <text:p>4 nodes a 2 physical CPUs</text:p>
                <draw:g>
                  <svg:desc>CPUs.B1:CPUs.B1</svg:desc>
                </draw:g>
              </table:table-cell>
              <table:table-cell office:value-type="float" office:value="0.027189">
                <text:p>0.027189</text:p>
                <draw:g>
                  <svg:desc>CPUs.B4:CPUs.G4</svg:desc>
                </draw:g>
              </table:table-cell>
              <table:table-cell office:value-type="float" office:value="0.060837">
                <text:p>0.060837</text:p>
              </table:table-cell>
              <table:table-cell office:value-type="float" office:value="0.106202">
                <text:p>0.106202</text:p>
              </table:table-cell>
              <table:table-cell office:value-type="float" office:value="0.16588">
                <text:p>0.16588</text:p>
              </table:table-cell>
              <table:table-cell office:value-type="float" office:value="0.240068">
                <text:p>0.240068</text:p>
              </table:table-cell>
              <table:table-cell office:value-type="float" office:value="0.323591">
                <text:p>0.323591</text:p>
              </table:table-cell>
            </table:table-row>
            <table:table-row>
              <table:table-cell office:value-type="string">
                <text:p>2 nodes a 4 logical CPUs</text:p>
                <draw:g>
                  <svg:desc>CPUs.H1:CPUs.H1</svg:desc>
                </draw:g>
              </table:table-cell>
              <table:table-cell office:value-type="float" office:value="0.028163">
                <text:p>0.028163</text:p>
                <draw:g>
                  <svg:desc>CPUs.H4:CPUs.M4</svg:desc>
                </draw:g>
              </table:table-cell>
              <table:table-cell office:value-type="float" office:value="0.063209">
                <text:p>0.063209</text:p>
              </table:table-cell>
              <table:table-cell office:value-type="float" office:value="0.112281">
                <text:p>0.112281</text:p>
              </table:table-cell>
              <table:table-cell office:value-type="float" office:value="0.175163">
                <text:p>0.175163</text:p>
              </table:table-cell>
              <table:table-cell office:value-type="float" office:value="0.252216">
                <text:p>0.252216</text:p>
              </table:table-cell>
              <table:table-cell office:value-type="float" office:value="0.343335">
                <text:p>0.34333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$Linux_X86_64 LibreOffice_project/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9.647cm" svg:height="9.78cm" xlink:href=".." xlink:type="simple" chart:class="chart:scatter" chart:style-name="ch1">
        <chart:legend svg:x="1.473cm" svg:y="0.48cm" style:legend-expansion="custom" chartooo:width="4.738cm" chartooo:height="1.732cm" style:legend-expansion-aspect-ratio="2.73556581986143" chart:style-name="ch2"/>
        <chart:plot-area chart:style-name="ch3" table:cell-range-address="'festes n=30000'.B2:'festes n=30000'.K2 'festes n=30000'.D1:'festes n=30000'.D1 'festes n=30000'.B17:'festes n=30000'.K17 'festes n=30000'.O1:'festes n=30000'.O1 'festes n=30000'.M17:'festes n=30000'.V17 'festes n=30000'.O23:'festes n=30000'.O23 'festes n=30000'.M39:'festes n=30000'.V39" chart:data-source-has-labels="column" svg:x="1.203cm" svg:y="0.195cm" svg:width="8.252cm" svg:height="8.409cm">
          <chartooo:coordinate-region svg:x="1.639cm" svg:y="0.395cm" svg:width="7.444cm" svg:height="7.562cm"/>
          <chart:axis chart:dimension="x" chart:name="primary-x" chart:style-name="ch4">
            <chart:title svg:x="3.539cm" svg:y="8.799cm" chart:style-name="ch5">
              <text:p>Anzahl der Prozessoren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4">
            <chart:title svg:x="0.451cm" svg:y="5.118cm" chart:style-name="ch8">
              <text:p>Speedup</text:p>
            </chart:title>
            <chart:grid chart:style-name="ch6" chart:class="major"/>
            <chart:grid chart:style-name="ch7" chart:class="minor"/>
          </chart:axis>
          <chart:series chart:style-name="ch9" chart:values-cell-range-address="'festes n=30000'.B17:'festes n=30000'.K17" chart:label-cell-address="'festes n=30000'.D1:'festes n=30000'.D1" chart:class="chart:scatter">
            <chart:domain table:cell-range-address="'festes n=30000'.B2:'festes n=30000'.K2"/>
            <chart:data-point chart:repeated="10"/>
          </chart:series>
          <chart:series chart:style-name="ch10" chart:values-cell-range-address="'festes n=30000'.M17:'festes n=30000'.V17" chart:label-cell-address="'festes n=30000'.O1:'festes n=30000'.O1" chart:class="chart:scatter">
            <chart:data-point chart:repeated="10"/>
          </chart:series>
          <chart:series chart:style-name="ch11" chart:values-cell-range-address="'festes n=30000'.M39:'festes n=30000'.V39" chart:label-cell-address="'festes n=30000'.O23:'festes n=30000'.O23" chart:class="chart:scatte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Zeile 2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'festes n=30000'.B2:'festes n=30000'.K2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alles weiß</text:p>
                <draw:g>
                  <svg:desc>'festes n=30000'.D1:'festes n=30000'.D1</svg:desc>
                </draw:g>
              </table:table-cell>
              <table:table-cell office:value-type="float" office:value="1">
                <text:p>1</text:p>
                <draw:g>
                  <svg:desc>'festes n=30000'.B17:'festes n=30000'.K17</svg:desc>
                </draw:g>
              </table:table-cell>
              <table:table-cell office:value-type="float" office:value="2.99982467889387">
                <text:p>2.99982467889387</text:p>
              </table:table-cell>
              <table:table-cell office:value-type="float" office:value="4.95702932310222">
                <text:p>4.95702932310222</text:p>
              </table:table-cell>
              <table:table-cell office:value-type="float" office:value="6.9947923763926">
                <text:p>6.9947923763926</text:p>
              </table:table-cell>
              <table:table-cell office:value-type="float" office:value="8.90017151211832">
                <text:p>8.90017151211832</text:p>
              </table:table-cell>
              <table:table-cell office:value-type="float" office:value="10.669825789453">
                <text:p>10.669825789453</text:p>
              </table:table-cell>
              <table:table-cell office:value-type="float" office:value="12.5669017812244">
                <text:p>12.5669017812244</text:p>
              </table:table-cell>
              <table:table-cell office:value-type="float" office:value="14.5597488615979">
                <text:p>14.5597488615979</text:p>
              </table:table-cell>
              <table:table-cell office:value-type="float" office:value="16.4229162883603">
                <text:p>16.4229162883603</text:p>
              </table:table-cell>
              <table:table-cell office:value-type="float" office:value="18.4131482253483">
                <text:p>18.4131482253483</text:p>
              </table:table-cell>
            </table:table-row>
            <table:table-row>
              <table:table-cell office:value-type="string">
                <text:p>alles schwarz</text:p>
                <draw:g>
                  <svg:desc>'festes n=30000'.O1:'festes n=30000'.O1</svg:desc>
                </draw:g>
              </table:table-cell>
              <table:table-cell office:value-type="float" office:value="1">
                <text:p>1</text:p>
                <draw:g>
                  <svg:desc>'festes n=30000'.M17:'festes n=30000'.V17</svg:desc>
                </draw:g>
              </table:table-cell>
              <table:table-cell office:value-type="float" office:value="2.98874188377375">
                <text:p>2.98874188377375</text:p>
              </table:table-cell>
              <table:table-cell office:value-type="float" office:value="4.96183728714722">
                <text:p>4.96183728714722</text:p>
              </table:table-cell>
              <table:table-cell office:value-type="float" office:value="6.95349526600315">
                <text:p>6.95349526600315</text:p>
              </table:table-cell>
              <table:table-cell office:value-type="float" office:value="8.95758087114029">
                <text:p>8.95758087114029</text:p>
              </table:table-cell>
              <table:table-cell office:value-type="float" office:value="10.6898665771639">
                <text:p>10.6898665771639</text:p>
              </table:table-cell>
              <table:table-cell office:value-type="float" office:value="12.5815756284248">
                <text:p>12.5815756284248</text:p>
              </table:table-cell>
              <table:table-cell office:value-type="float" office:value="14.495235908142">
                <text:p>14.495235908142</text:p>
              </table:table-cell>
              <table:table-cell office:value-type="float" office:value="16.4965145287367">
                <text:p>16.4965145287367</text:p>
              </table:table-cell>
              <table:table-cell office:value-type="float" office:value="18.3835725973428">
                <text:p>18.3835725973428</text:p>
              </table:table-cell>
            </table:table-row>
            <table:table-row>
              <table:table-cell office:value-type="string">
                <text:p>Rechteck in der Mitte</text:p>
                <draw:g>
                  <svg:desc>'festes n=30000'.O23:'festes n=30000'.O23</svg:desc>
                </draw:g>
              </table:table-cell>
              <table:table-cell office:value-type="float" office:value="1">
                <text:p>1</text:p>
                <draw:g>
                  <svg:desc>'festes n=30000'.M39:'festes n=30000'.V39</svg:desc>
                </draw:g>
              </table:table-cell>
              <table:table-cell office:value-type="float" office:value="2.55189415062311">
                <text:p>2.55189415062311</text:p>
              </table:table-cell>
              <table:table-cell office:value-type="float" office:value="4.26481069408065">
                <text:p>4.26481069408065</text:p>
              </table:table-cell>
              <table:table-cell office:value-type="float" office:value="5.97086979638172">
                <text:p>5.97086979638172</text:p>
              </table:table-cell>
              <table:table-cell office:value-type="float" office:value="7.65188535397806">
                <text:p>7.65188535397806</text:p>
              </table:table-cell>
              <table:table-cell office:value-type="float" office:value="9.36954708012573">
                <text:p>9.36954708012573</text:p>
              </table:table-cell>
              <table:table-cell office:value-type="float" office:value="11.0754804488632">
                <text:p>11.0754804488632</text:p>
              </table:table-cell>
              <table:table-cell office:value-type="float" office:value="12.7328520298098">
                <text:p>12.7328520298098</text:p>
              </table:table-cell>
              <table:table-cell office:value-type="float" office:value="13.9979787226875">
                <text:p>13.9979787226875</text:p>
              </table:table-cell>
              <table:table-cell office:value-type="float" office:value="15.6745129992606">
                <text:p>15.67451299926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minimum="1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.6" chart:maximum="1.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.011cm" xlink:href=".." xlink:type="simple" chart:class="chart:scatter" chart:style-name="ch1">
        <chart:legend svg:x="10.661cm" svg:y="5.43cm" style:legend-expansion="custom" chartooo:width="4.415cm" chartooo:height="1.596cm" style:legend-expansion-aspect-ratio="2.76629072681704" chart:style-name="ch2"/>
        <chart:plot-area chart:style-name="ch3" table:cell-range-address="'festes n=30000'.B2:'festes n=30000'.K2 'festes n=30000'.D1:'festes n=30000'.D1 'festes n=30000'.B18:'festes n=30000'.K18 'festes n=30000'.O1:'festes n=30000'.O1 'festes n=30000'.M18:'festes n=30000'.V18 'festes n=30000'.O23:'festes n=30000'.O23 'festes n=30000'.M40:'festes n=30000'.V40" chart:data-source-has-labels="column" svg:x="1.331cm" svg:y="0.18cm" svg:width="14.349cm" svg:height="7.67cm">
          <chartooo:coordinate-region svg:x="2.243cm" svg:y="0.38cm" svg:width="13.251cm" svg:height="6.824cm"/>
          <chart:axis chart:dimension="x" chart:name="primary-x" chart:style-name="ch4">
            <chart:title svg:x="6.715cm" svg:y="8.03cm" chart:style-name="ch5">
              <text:p>Anzahl der Prozessoren</text:p>
            </chart:title>
            <chart:grid chart:style-name="ch6" chart:class="major"/>
          </chart:axis>
          <chart:axis chart:dimension="y" chart:name="primary-y" chart:style-name="ch7">
            <chart:title svg:x="0.451cm" svg:y="4.668cm" chart:style-name="ch8">
              <text:p>Effizienz</text:p>
            </chart:title>
            <chart:grid chart:style-name="ch6" chart:class="major"/>
          </chart:axis>
          <chart:series chart:style-name="ch9" chart:values-cell-range-address="'festes n=30000'.B18:'festes n=30000'.K18" chart:label-cell-address="'festes n=30000'.D1:'festes n=30000'.D1" chart:class="chart:scatter">
            <chart:domain table:cell-range-address="'festes n=30000'.B2:'festes n=30000'.K2"/>
            <chart:data-point chart:repeated="10"/>
          </chart:series>
          <chart:series chart:style-name="ch10" chart:values-cell-range-address="'festes n=30000'.M18:'festes n=30000'.V18" chart:label-cell-address="'festes n=30000'.O1:'festes n=30000'.O1" chart:class="chart:scatter">
            <chart:data-point chart:repeated="10"/>
          </chart:series>
          <chart:series chart:style-name="ch11" chart:values-cell-range-address="'festes n=30000'.M40:'festes n=30000'.V40" chart:label-cell-address="'festes n=30000'.O23:'festes n=30000'.O23" chart:class="chart:scatte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Zeile 2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'festes n=30000'.B2:'festes n=30000'.K2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alles weiß</text:p>
                <draw:g>
                  <svg:desc>'festes n=30000'.D1:'festes n=30000'.D1</svg:desc>
                </draw:g>
              </table:table-cell>
              <table:table-cell office:value-type="float" office:value="1">
                <text:p>1</text:p>
                <draw:g>
                  <svg:desc>'festes n=30000'.B18:'festes n=30000'.K18</svg:desc>
                </draw:g>
              </table:table-cell>
              <table:table-cell office:value-type="float" office:value="0.999941559631289">
                <text:p>0.999941559631289</text:p>
              </table:table-cell>
              <table:table-cell office:value-type="float" office:value="0.991405864620444">
                <text:p>0.991405864620444</text:p>
              </table:table-cell>
              <table:table-cell office:value-type="float" office:value="0.999256053770371">
                <text:p>0.999256053770371</text:p>
              </table:table-cell>
              <table:table-cell office:value-type="float" office:value="0.988907945790924">
                <text:p>0.988907945790924</text:p>
              </table:table-cell>
              <table:table-cell office:value-type="float" office:value="0.969984162677544">
                <text:p>0.969984162677544</text:p>
              </table:table-cell>
              <table:table-cell office:value-type="float" office:value="0.966684752401874">
                <text:p>0.966684752401874</text:p>
              </table:table-cell>
              <table:table-cell office:value-type="float" office:value="0.970649924106527">
                <text:p>0.970649924106527</text:p>
              </table:table-cell>
              <table:table-cell office:value-type="float" office:value="0.96605389931531">
                <text:p>0.96605389931531</text:p>
              </table:table-cell>
              <table:table-cell office:value-type="float" office:value="0.969113064492015">
                <text:p>0.969113064492015</text:p>
              </table:table-cell>
            </table:table-row>
            <table:table-row>
              <table:table-cell office:value-type="string">
                <text:p>alles schwarz</text:p>
                <draw:g>
                  <svg:desc>'festes n=30000'.O1:'festes n=30000'.O1</svg:desc>
                </draw:g>
              </table:table-cell>
              <table:table-cell office:value-type="float" office:value="1">
                <text:p>1</text:p>
                <draw:g>
                  <svg:desc>'festes n=30000'.M18:'festes n=30000'.V18</svg:desc>
                </draw:g>
              </table:table-cell>
              <table:table-cell office:value-type="float" office:value="0.996247294591249">
                <text:p>0.996247294591249</text:p>
              </table:table-cell>
              <table:table-cell office:value-type="float" office:value="0.992367457429445">
                <text:p>0.992367457429445</text:p>
              </table:table-cell>
              <table:table-cell office:value-type="float" office:value="0.993356466571879">
                <text:p>0.993356466571879</text:p>
              </table:table-cell>
              <table:table-cell office:value-type="float" office:value="0.995286763460032">
                <text:p>0.995286763460032</text:p>
              </table:table-cell>
              <table:table-cell office:value-type="float" office:value="0.971806052469441">
                <text:p>0.971806052469441</text:p>
              </table:table-cell>
              <table:table-cell office:value-type="float" office:value="0.967813509878831">
                <text:p>0.967813509878831</text:p>
              </table:table-cell>
              <table:table-cell office:value-type="float" office:value="0.966349060542797">
                <text:p>0.966349060542797</text:p>
              </table:table-cell>
              <table:table-cell office:value-type="float" office:value="0.970383207572749">
                <text:p>0.970383207572749</text:p>
              </table:table-cell>
              <table:table-cell office:value-type="float" office:value="0.967556452491725">
                <text:p>0.967556452491725</text:p>
              </table:table-cell>
            </table:table-row>
            <table:table-row>
              <table:table-cell office:value-type="string">
                <text:p>Rechteck in der Mitte</text:p>
                <draw:g>
                  <svg:desc>'festes n=30000'.O23:'festes n=30000'.O23</svg:desc>
                </draw:g>
              </table:table-cell>
              <table:table-cell office:value-type="float" office:value="1">
                <text:p>1</text:p>
                <draw:g>
                  <svg:desc>'festes n=30000'.M40:'festes n=30000'.V40</svg:desc>
                </draw:g>
              </table:table-cell>
              <table:table-cell office:value-type="float" office:value="0.850631383541038">
                <text:p>0.850631383541038</text:p>
              </table:table-cell>
              <table:table-cell office:value-type="float" office:value="0.85296213881613">
                <text:p>0.85296213881613</text:p>
              </table:table-cell>
              <table:table-cell office:value-type="float" office:value="0.852981399483102">
                <text:p>0.852981399483102</text:p>
              </table:table-cell>
              <table:table-cell office:value-type="float" office:value="0.85020948377534">
                <text:p>0.85020948377534</text:p>
              </table:table-cell>
              <table:table-cell office:value-type="float" office:value="0.851777007284158">
                <text:p>0.851777007284158</text:p>
              </table:table-cell>
              <table:table-cell office:value-type="float" office:value="0.851960034527937">
                <text:p>0.851960034527937</text:p>
              </table:table-cell>
              <table:table-cell office:value-type="float" office:value="0.848856801987318">
                <text:p>0.848856801987318</text:p>
              </table:table-cell>
              <table:table-cell office:value-type="float" office:value="0.823410513099264">
                <text:p>0.823410513099264</text:p>
              </table:table-cell>
              <table:table-cell office:value-type="float" office:value="0.824974368382139">
                <text:p>0.8249743683821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display-label="true" chart:logarithmic="false" chart:minimum="0.4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6.571cm" xlink:href=".." xlink:type="simple" chart:class="chart:scatter" chart:style-name="ch1">
        <chart:legend svg:x="9.807cm" svg:y="0.791cm" style:legend-expansion="custom" chartooo:width="4.415cm" chartooo:height="1.18cm" style:legend-expansion-aspect-ratio="3.74152542372881" chart:style-name="ch2"/>
        <chart:plot-area chart:style-name="ch3" table:cell-range-address="'festes n=30000'.B2:'festes n=30000'.K2 'festes n=30000'.D1:'festes n=30000'.D1 'festes n=30000'.B20:'festes n=30000'.K20 'festes n=30000'.O1:'festes n=30000'.O1 'festes n=30000'.M20:'festes n=30000'.V20 'festes n=30000'.O23:'festes n=30000'.O23 'festes n=30000'.M42:'festes n=30000'.V42" chart:data-source-has-labels="column" svg:x="1.331cm" svg:y="0.131cm" svg:width="14.349cm" svg:height="5.328cm">
          <chartooo:coordinate-region svg:x="2.058cm" svg:y="0.331cm" svg:width="13.435cm" svg:height="4.482cm"/>
          <chart:axis chart:dimension="x" chart:name="primary-x" chart:style-name="ch4">
            <chart:title svg:x="6.715cm" svg:y="5.59cm" chart:style-name="ch5">
              <text:p>Anzahl der Prozessoren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8">
            <chart:title svg:x="0.451cm" svg:y="3.514cm" chart:style-name="ch9">
              <text:p>Speedup</text:p>
            </chart:title>
            <chart:grid chart:style-name="ch6" chart:class="major"/>
          </chart:axis>
          <chart:series chart:style-name="ch10" chart:values-cell-range-address="'festes n=30000'.B20:'festes n=30000'.K20" chart:label-cell-address="'festes n=30000'.D1:'festes n=30000'.D1" chart:class="chart:scatter">
            <chart:domain table:cell-range-address="'festes n=30000'.B2:'festes n=30000'.K2"/>
            <chart:data-point chart:repeated="10"/>
          </chart:series>
          <chart:series chart:style-name="ch11" chart:values-cell-range-address="'festes n=30000'.M20:'festes n=30000'.V20" chart:label-cell-address="'festes n=30000'.O1:'festes n=30000'.O1" chart:class="chart:scatter">
            <chart:data-point chart:repeated="10"/>
          </chart:series>
          <chart:series chart:style-name="ch12" chart:values-cell-range-address="'festes n=30000'.M42:'festes n=30000'.V42" chart:label-cell-address="'festes n=30000'.O23:'festes n=30000'.O23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Zeile 2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'festes n=30000'.B2:'festes n=30000'.K2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alles weiß</text:p>
                <draw:g>
                  <svg:desc>'festes n=30000'.D1:'festes n=30000'.D1</svg:desc>
                </draw:g>
              </table:table-cell>
              <table:table-cell office:value-type="float" office:value="1">
                <text:p>1</text:p>
                <draw:g>
                  <svg:desc>'festes n=30000'.B20:'festes n=30000'.K20</svg:desc>
                </draw:g>
              </table:table-cell>
              <table:table-cell office:value-type="float" office:value="0.688403077383631">
                <text:p>0.688403077383631</text:p>
              </table:table-cell>
              <table:table-cell office:value-type="float" office:value="0.648858472856795">
                <text:p>0.648858472856795</text:p>
              </table:table-cell>
              <table:table-cell office:value-type="float" office:value="0.634875407348925">
                <text:p>0.634875407348925</text:p>
              </table:table-cell>
              <table:table-cell office:value-type="float" office:value="0.623874796017632">
                <text:p>0.623874796017632</text:p>
              </table:table-cell>
              <table:table-cell office:value-type="float" office:value="0.618662870661649">
                <text:p>0.618662870661649</text:p>
              </table:table-cell>
              <table:table-cell office:value-type="float" office:value="0.614386548335917">
                <text:p>0.614386548335917</text:p>
              </table:table-cell>
              <table:table-cell office:value-type="float" office:value="0.610854174607176">
                <text:p>0.610854174607176</text:p>
              </table:table-cell>
              <table:table-cell office:value-type="float" office:value="0.609055888191447">
                <text:p>0.609055888191447</text:p>
              </table:table-cell>
              <table:table-cell office:value-type="float" office:value="0.607958347061776">
                <text:p>0.607958347061776</text:p>
              </table:table-cell>
            </table:table-row>
            <table:table-row>
              <table:table-cell office:value-type="string">
                <text:p>alles schwarz</text:p>
                <draw:g>
                  <svg:desc>'festes n=30000'.O1:'festes n=30000'.O1</svg:desc>
                </draw:g>
              </table:table-cell>
              <table:table-cell office:value-type="float" office:value="1">
                <text:p>1</text:p>
                <draw:g>
                  <svg:desc>'festes n=30000'.M20:'festes n=30000'.V20</svg:desc>
                </draw:g>
              </table:table-cell>
              <table:table-cell office:value-type="float" office:value="0.781890912458383">
                <text:p>0.781890912458383</text:p>
              </table:table-cell>
              <table:table-cell office:value-type="float" office:value="0.748840643922611">
                <text:p>0.748840643922611</text:p>
              </table:table-cell>
              <table:table-cell office:value-type="float" office:value="0.736032371792711">
                <text:p>0.736032371792711</text:p>
              </table:table-cell>
              <table:table-cell office:value-type="float" office:value="0.727933795990064">
                <text:p>0.727933795990064</text:p>
              </table:table-cell>
              <table:table-cell office:value-type="float" office:value="0.722997204825485">
                <text:p>0.722997204825485</text:p>
              </table:table-cell>
              <table:table-cell office:value-type="float" office:value="0.718425661840604">
                <text:p>0.718425661840604</text:p>
              </table:table-cell>
              <table:table-cell office:value-type="float" office:value="0.71533801077622">
                <text:p>0.71533801077622</text:p>
              </table:table-cell>
              <table:table-cell office:value-type="float" office:value="0.716686495046137">
                <text:p>0.716686495046137</text:p>
              </table:table-cell>
              <table:table-cell office:value-type="float" office:value="0.713792662585414">
                <text:p>0.713792662585414</text:p>
              </table:table-cell>
            </table:table-row>
            <table:table-row>
              <table:table-cell office:value-type="string">
                <text:p>Rechteck in der Mitte</text:p>
                <draw:g>
                  <svg:desc>'festes n=30000'.O23:'festes n=30000'.O23</svg:desc>
                </draw:g>
              </table:table-cell>
              <table:table-cell office:value-type="float" office:value="1">
                <text:p>1</text:p>
                <draw:g>
                  <svg:desc>'festes n=30000'.M42:'festes n=30000'.V42</svg:desc>
                </draw:g>
              </table:table-cell>
              <table:table-cell office:value-type="float" office:value="0.693791192214008">
                <text:p>0.693791192214008</text:p>
              </table:table-cell>
              <table:table-cell office:value-type="float" office:value="0.657168817703584">
                <text:p>0.657168817703584</text:p>
              </table:table-cell>
              <table:table-cell office:value-type="float" office:value="0.642538199898443">
                <text:p>0.642538199898443</text:p>
              </table:table-cell>
              <table:table-cell office:value-type="float" office:value="0.635480345424161">
                <text:p>0.635480345424161</text:p>
              </table:table-cell>
              <table:table-cell office:value-type="float" office:value="0.630453605831372">
                <text:p>0.630453605831372</text:p>
              </table:table-cell>
              <table:table-cell office:value-type="float" office:value="0.627811035470561">
                <text:p>0.627811035470561</text:p>
              </table:table-cell>
              <table:table-cell office:value-type="float" office:value="0.622424704089572">
                <text:p>0.622424704089572</text:p>
              </table:table-cell>
              <table:table-cell office:value-type="float" office:value="0.622062045941689">
                <text:p>0.622062045941689</text:p>
              </table:table-cell>
              <table:table-cell office:value-type="float" office:value="0.620343605318821">
                <text:p>0.62034360531882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$Linux_X86_64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7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541cm" svg:height="6.343cm" xlink:href=".." xlink:type="simple" chart:class="chart:scatter" chart:style-name="ch1">
        <chart:legend svg:x="10.506cm" svg:y="1.671cm" style:legend-expansion="custom" chartooo:width="4.056cm" chartooo:height="2.494cm" style:legend-expansion-aspect-ratio="1.62630312750601" chart:style-name="ch2"/>
        <chart:plot-area chart:style-name="ch3" table:cell-range-address="'festes n=30000'.B2:'festes n=30000'.K2 'festes n=30000'.D1:'festes n=30000'.D1 'festes n=30000'.B19:'festes n=30000'.K19 'festes n=30000'.O1:'festes n=30000'.O1 'festes n=30000'.M19:'festes n=30000'.V19 'festes n=30000'.D23:'festes n=30000'.D23 'festes n=30000'.B41:'festes n=30000'.K41 'festes n=30000'.O23:'festes n=30000'.O23 'festes n=30000'.M41:'festes n=30000'.V41" chart:data-source-has-labels="column" svg:x="1.321cm" svg:y="0.126cm" svg:width="13.91cm" svg:height="5.11cm">
          <chartooo:coordinate-region svg:x="1.757cm" svg:y="0.325cm" svg:width="13.103cm" svg:height="4.264cm"/>
          <chart:axis chart:dimension="x" chart:name="primary-x" chart:style-name="ch4">
            <chart:title svg:x="6.486cm" svg:y="5.362cm" chart:style-name="ch5">
              <text:p>Anzahl der Prozessoren</text:p>
            </chart:title>
            <chart:grid chart:style-name="ch6" chart:class="major"/>
          </chart:axis>
          <chart:axis chart:dimension="y" chart:name="primary-y" chart:style-name="ch7">
            <chart:title svg:x="0.451cm" svg:y="3.294cm" chart:style-name="ch8">
              <text:p>Zeit in s</text:p>
            </chart:title>
            <chart:grid chart:style-name="ch6" chart:class="major"/>
          </chart:axis>
          <chart:series chart:style-name="ch9" chart:values-cell-range-address="'festes n=30000'.B19:'festes n=30000'.K19" chart:label-cell-address="'festes n=30000'.D1:'festes n=30000'.D1" chart:class="chart:scatter">
            <chart:domain table:cell-range-address="'festes n=30000'.B2:'festes n=30000'.K2"/>
            <chart:data-point chart:repeated="10"/>
          </chart:series>
          <chart:series chart:style-name="ch10" chart:values-cell-range-address="'festes n=30000'.M19:'festes n=30000'.V19" chart:label-cell-address="'festes n=30000'.O1:'festes n=30000'.O1" chart:class="chart:scatter">
            <chart:data-point chart:repeated="10"/>
          </chart:series>
          <chart:series chart:style-name="ch11" chart:values-cell-range-address="'festes n=30000'.B41:'festes n=30000'.K41" chart:label-cell-address="'festes n=30000'.D23:'festes n=30000'.D23" chart:class="chart:scatter">
            <chart:data-point chart:repeated="10"/>
          </chart:series>
          <chart:series chart:style-name="ch12" chart:values-cell-range-address="'festes n=30000'.M41:'festes n=30000'.V41" chart:label-cell-address="'festes n=30000'.O23:'festes n=30000'.O23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Zeile 2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'festes n=30000'.B2:'festes n=30000'.K2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alles weiß</text:p>
                <draw:g>
                  <svg:desc>'festes n=30000'.D1:'festes n=30000'.D1</svg:desc>
                </draw:g>
              </table:table-cell>
              <table:table-cell office:value-type="float" office:value="8.292288">
                <text:p>8.292288</text:p>
                <draw:g>
                  <svg:desc>'festes n=30000'.B19:'festes n=30000'.K19</svg:desc>
                </draw:g>
              </table:table-cell>
              <table:table-cell office:value-type="float" office:value="12.045687">
                <text:p>12.045687</text:p>
              </table:table-cell>
              <table:table-cell office:value-type="float" office:value="12.77981">
                <text:p>12.77981</text:p>
              </table:table-cell>
              <table:table-cell office:value-type="float" office:value="13.061284">
                <text:p>13.061284</text:p>
              </table:table-cell>
              <table:table-cell office:value-type="float" office:value="13.29159">
                <text:p>13.29159</text:p>
              </table:table-cell>
              <table:table-cell office:value-type="float" office:value="13.403565">
                <text:p>13.403565</text:p>
              </table:table-cell>
              <table:table-cell office:value-type="float" office:value="13.496858">
                <text:p>13.496858</text:p>
              </table:table-cell>
              <table:table-cell office:value-type="float" office:value="13.574906">
                <text:p>13.574906</text:p>
              </table:table-cell>
              <table:table-cell office:value-type="float" office:value="13.614987">
                <text:p>13.614987</text:p>
              </table:table-cell>
              <table:table-cell office:value-type="float" office:value="13.639566">
                <text:p>13.639566</text:p>
              </table:table-cell>
            </table:table-row>
            <table:table-row>
              <table:table-cell office:value-type="string">
                <text:p>alles schwarz</text:p>
                <draw:g>
                  <svg:desc>'festes n=30000'.O1:'festes n=30000'.O1</svg:desc>
                </draw:g>
              </table:table-cell>
              <table:table-cell office:value-type="float" office:value="9.608408">
                <text:p>9.608408</text:p>
                <draw:g>
                  <svg:desc>'festes n=30000'.M19:'festes n=30000'.V19</svg:desc>
                </draw:g>
              </table:table-cell>
              <table:table-cell office:value-type="float" office:value="12.288681">
                <text:p>12.288681</text:p>
              </table:table-cell>
              <table:table-cell office:value-type="float" office:value="12.831045">
                <text:p>12.831045</text:p>
              </table:table-cell>
              <table:table-cell office:value-type="float" office:value="13.054328">
                <text:p>13.054328</text:p>
              </table:table-cell>
              <table:table-cell office:value-type="float" office:value="13.199563">
                <text:p>13.199563</text:p>
              </table:table-cell>
              <table:table-cell office:value-type="float" office:value="13.289689">
                <text:p>13.289689</text:p>
              </table:table-cell>
              <table:table-cell office:value-type="float" office:value="13.374255">
                <text:p>13.374255</text:p>
              </table:table-cell>
              <table:table-cell office:value-type="float" office:value="13.431983">
                <text:p>13.431983</text:p>
              </table:table-cell>
              <table:table-cell office:value-type="float" office:value="13.40671">
                <text:p>13.40671</text:p>
              </table:table-cell>
              <table:table-cell office:value-type="float" office:value="13.461063">
                <text:p>13.461063</text:p>
              </table:table-cell>
            </table:table-row>
            <table:table-row>
              <table:table-cell office:value-type="string">
                <text:p>sws – Muster</text:p>
                <draw:g>
                  <svg:desc>'festes n=30000'.D23:'festes n=30000'.D23</svg:desc>
                </draw:g>
              </table:table-cell>
              <table:table-cell office:value-type="float" office:value="8.005379">
                <text:p>8.005379</text:p>
                <draw:g>
                  <svg:desc>'festes n=30000'.B41:'festes n=30000'.K41</svg:desc>
                </draw:g>
              </table:table-cell>
              <table:table-cell office:value-type="float" office:value="11.400195">
                <text:p>11.400195</text:p>
              </table:table-cell>
              <table:table-cell office:value-type="float" office:value="12.40795">
                <text:p>12.40795</text:p>
              </table:table-cell>
              <table:table-cell office:value-type="float" office:value="12.835449">
                <text:p>12.835449</text:p>
              </table:table-cell>
              <table:table-cell office:value-type="float" office:value="13.077519">
                <text:p>13.077519</text:p>
              </table:table-cell>
              <table:table-cell office:value-type="float" office:value="13.241678">
                <text:p>13.241678</text:p>
              </table:table-cell>
              <table:table-cell office:value-type="float" office:value="13.355362">
                <text:p>13.355362</text:p>
              </table:table-cell>
              <table:table-cell office:value-type="float" office:value="13.426188">
                <text:p>13.426188</text:p>
              </table:table-cell>
              <table:table-cell office:value-type="float" office:value="13.502716">
                <text:p>13.502716</text:p>
              </table:table-cell>
              <table:table-cell office:value-type="float" office:value="13.539239">
                <text:p>13.539239</text:p>
              </table:table-cell>
            </table:table-row>
            <table:table-row>
              <table:table-cell office:value-type="string">
                <text:p>Rechteck in der Mitte</text:p>
                <draw:g>
                  <svg:desc>'festes n=30000'.O23:'festes n=30000'.O23</svg:desc>
                </draw:g>
              </table:table-cell>
              <table:table-cell office:value-type="float" office:value="8.45781">
                <text:p>8.45781</text:p>
                <draw:g>
                  <svg:desc>'festes n=30000'.M41:'festes n=30000'.V41</svg:desc>
                </draw:g>
              </table:table-cell>
              <table:table-cell office:value-type="float" office:value="12.190714">
                <text:p>12.190714</text:p>
              </table:table-cell>
              <table:table-cell office:value-type="float" office:value="12.870072">
                <text:p>12.870072</text:p>
              </table:table-cell>
              <table:table-cell office:value-type="float" office:value="13.163124">
                <text:p>13.163124</text:p>
              </table:table-cell>
              <table:table-cell office:value-type="float" office:value="13.309318">
                <text:p>13.309318</text:p>
              </table:table-cell>
              <table:table-cell office:value-type="float" office:value="13.415436">
                <text:p>13.415436</text:p>
              </table:table-cell>
              <table:table-cell office:value-type="float" office:value="13.471904">
                <text:p>13.471904</text:p>
              </table:table-cell>
              <table:table-cell office:value-type="float" office:value="13.588487">
                <text:p>13.588487</text:p>
              </table:table-cell>
              <table:table-cell office:value-type="float" office:value="13.596409">
                <text:p>13.596409</text:p>
              </table:table-cell>
              <table:table-cell office:value-type="float" office:value="13.634073">
                <text:p>13.63407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$Linux_X86_64 LibreOffice_project/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043cm" svg:height="7.802cm" xlink:href=".." xlink:type="simple" chart:class="chart:scatter" chart:style-name="ch1">
        <chart:legend svg:x="6.131cm" svg:y="1.252cm" style:legend-expansion="custom" chartooo:width="4.844cm" chartooo:height="2.133cm" style:legend-expansion-aspect-ratio="2.27097984060009" chart:style-name="ch2"/>
        <chart:plot-area chart:style-name="ch3" table:cell-range-address="'festes n=30000'.B2:'festes n=30000'.K2 'festes n=30000'.D1:'festes n=30000'.D1 'festes n=30000'.B21:'festes n=30000'.K21 'festes n=30000'.O1:'festes n=30000'.O1 'festes n=30000'.M21:'festes n=30000'.V21 'festes n=30000'.O23:'festes n=30000'.O23 'festes n=30000'.M43:'festes n=30000'.V43" chart:data-source-has-labels="column" svg:x="1.251cm" svg:y="0.156cm" svg:width="10.552cm" svg:height="6.509cm">
          <chartooo:coordinate-region svg:x="1.978cm" svg:y="0.356cm" svg:width="9.638cm" svg:height="5.662cm"/>
          <chart:axis chart:dimension="x" chart:name="primary-x" chart:style-name="ch4">
            <chart:title svg:x="4.737cm" svg:y="6.821cm" chart:style-name="ch5">
              <text:p>Anzahl der Prozessoren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4">
            <chart:title svg:x="0.451cm" svg:y="4.063cm" chart:style-name="ch8">
              <text:p>Effizienz</text:p>
            </chart:title>
            <chart:grid chart:style-name="ch6" chart:class="major"/>
          </chart:axis>
          <chart:series chart:style-name="ch9" chart:values-cell-range-address="'festes n=30000'.B21:'festes n=30000'.K21" chart:label-cell-address="'festes n=30000'.D1:'festes n=30000'.D1" chart:class="chart:scatter">
            <chart:domain table:cell-range-address="'festes n=30000'.B2:'festes n=30000'.K2"/>
            <chart:data-point chart:repeated="10"/>
          </chart:series>
          <chart:series chart:style-name="ch10" chart:values-cell-range-address="'festes n=30000'.M21:'festes n=30000'.V21" chart:label-cell-address="'festes n=30000'.O1:'festes n=30000'.O1" chart:class="chart:scatter">
            <chart:data-point chart:repeated="10"/>
          </chart:series>
          <chart:series chart:style-name="ch11" chart:values-cell-range-address="'festes n=30000'.M43:'festes n=30000'.V43" chart:label-cell-address="'festes n=30000'.O23:'festes n=30000'.O23" chart:class="chart:scatte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Zeile 2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'festes n=30000'.B2:'festes n=30000'.K2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alles weiß</text:p>
                <draw:g>
                  <svg:desc>'festes n=30000'.D1:'festes n=30000'.D1</svg:desc>
                </draw:g>
              </table:table-cell>
              <table:table-cell office:value-type="float" office:value="1">
                <text:p>1</text:p>
                <draw:g>
                  <svg:desc>'festes n=30000'.B21:'festes n=30000'.K21</svg:desc>
                </draw:g>
              </table:table-cell>
              <table:table-cell office:value-type="float" office:value="0.22946769246121">
                <text:p>0.22946769246121</text:p>
              </table:table-cell>
              <table:table-cell office:value-type="float" office:value="0.129771694571359">
                <text:p>0.129771694571359</text:p>
              </table:table-cell>
              <table:table-cell office:value-type="float" office:value="0.0906964867641322">
                <text:p>0.0906964867641322</text:p>
              </table:table-cell>
              <table:table-cell office:value-type="float" office:value="0.0693194217797369">
                <text:p>0.0693194217797369</text:p>
              </table:table-cell>
              <table:table-cell office:value-type="float" office:value="0.056242079151059">
                <text:p>0.056242079151059</text:p>
              </table:table-cell>
              <table:table-cell office:value-type="float" office:value="0.0472605037181474">
                <text:p>0.0472605037181474</text:p>
              </table:table-cell>
              <table:table-cell office:value-type="float" office:value="0.0407236116404784">
                <text:p>0.0407236116404784</text:p>
              </table:table-cell>
              <table:table-cell office:value-type="float" office:value="0.035826816952438">
                <text:p>0.035826816952438</text:p>
              </table:table-cell>
              <table:table-cell office:value-type="float" office:value="0.0319978077400935">
                <text:p>0.0319978077400935</text:p>
              </table:table-cell>
            </table:table-row>
            <table:table-row>
              <table:table-cell office:value-type="string">
                <text:p>alles schwarz</text:p>
                <draw:g>
                  <svg:desc>'festes n=30000'.O1:'festes n=30000'.O1</svg:desc>
                </draw:g>
              </table:table-cell>
              <table:table-cell office:value-type="float" office:value="1">
                <text:p>1</text:p>
                <draw:g>
                  <svg:desc>'festes n=30000'.M21:'festes n=30000'.V21</svg:desc>
                </draw:g>
              </table:table-cell>
              <table:table-cell office:value-type="float" office:value="0.260630304152794">
                <text:p>0.260630304152794</text:p>
              </table:table-cell>
              <table:table-cell office:value-type="float" office:value="0.149768128784522">
                <text:p>0.149768128784522</text:p>
              </table:table-cell>
              <table:table-cell office:value-type="float" office:value="0.105147481684673">
                <text:p>0.105147481684673</text:p>
              </table:table-cell>
              <table:table-cell office:value-type="float" office:value="0.0808815328877849">
                <text:p>0.0808815328877849</text:p>
              </table:table-cell>
              <table:table-cell office:value-type="float" office:value="0.0657270186204987">
                <text:p>0.0657270186204987</text:p>
              </table:table-cell>
              <table:table-cell office:value-type="float" office:value="0.0552635124492772">
                <text:p>0.0552635124492772</text:p>
              </table:table-cell>
              <table:table-cell office:value-type="float" office:value="0.0476892007184147">
                <text:p>0.0476892007184147</text:p>
              </table:table-cell>
              <table:table-cell office:value-type="float" office:value="0.042158029120361">
                <text:p>0.042158029120361</text:p>
              </table:table-cell>
              <table:table-cell office:value-type="float" office:value="0.0375680348729165">
                <text:p>0.0375680348729165</text:p>
              </table:table-cell>
            </table:table-row>
            <table:table-row>
              <table:table-cell office:value-type="string">
                <text:p>Rechteck in der Mitte</text:p>
                <draw:g>
                  <svg:desc>'festes n=30000'.O23:'festes n=30000'.O23</svg:desc>
                </draw:g>
              </table:table-cell>
              <table:table-cell office:value-type="float" office:value="1">
                <text:p>1</text:p>
                <draw:g>
                  <svg:desc>'festes n=30000'.M43:'festes n=30000'.V43</svg:desc>
                </draw:g>
              </table:table-cell>
              <table:table-cell office:value-type="float" office:value="0.231263730738003">
                <text:p>0.231263730738003</text:p>
              </table:table-cell>
              <table:table-cell office:value-type="float" office:value="0.131433763540717">
                <text:p>0.131433763540717</text:p>
              </table:table-cell>
              <table:table-cell office:value-type="float" office:value="0.0917911714140633">
                <text:p>0.0917911714140633</text:p>
              </table:table-cell>
              <table:table-cell office:value-type="float" office:value="0.0706089272693512">
                <text:p>0.0706089272693512</text:p>
              </table:table-cell>
              <table:table-cell office:value-type="float" office:value="0.0573139641664884">
                <text:p>0.0573139641664884</text:p>
              </table:table-cell>
              <table:table-cell office:value-type="float" office:value="0.0482931565746586">
                <text:p>0.0482931565746586</text:p>
              </table:table-cell>
              <table:table-cell office:value-type="float" office:value="0.0414949802726381">
                <text:p>0.0414949802726381</text:p>
              </table:table-cell>
              <table:table-cell office:value-type="float" office:value="0.0365918850553935">
                <text:p>0.0365918850553935</text:p>
              </table:table-cell>
              <table:table-cell office:value-type="float" office:value="0.0326496634378327">
                <text:p>0.032649663437832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$Linux_X86_64 LibreOffice_project/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151cm" svg:height="6.835cm" xlink:href=".." xlink:type="simple" chart:class="chart:scatter" chart:style-name="ch1">
        <chart:legend svg:x="2.39cm" svg:y="0.942cm" style:legend-expansion="custom" chartooo:width="3.57cm" chartooo:height="1.21cm" style:legend-expansion-aspect-ratio="2.9504132231405" chart:style-name="ch2"/>
        <chart:plot-area chart:style-name="ch3" table:cell-range-address="p2.B3:p2.G3 p2.B2:p2.B2 p2.B5:p2.S5 p2.H2:p2.H2 p2.N2:p2.N2" chart:data-source-has-labels="column" svg:x="1.254cm" svg:y="0.136cm" svg:width="10.654cm" svg:height="5.582cm">
          <chartooo:coordinate-region svg:x="1.981cm" svg:y="0.335cm" svg:width="9.462cm" svg:height="4.736cm"/>
          <chart:axis chart:dimension="x" chart:name="primary-x" chart:style-name="ch4">
            <chart:title svg:x="4.857cm" svg:y="5.854cm" chart:style-name="ch5">
              <text:p>Dimension der Matrix n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4">
            <chart:title svg:x="0.451cm" svg:y="3.54cm" chart:style-name="ch8">
              <text:p>Zeit in s</text:p>
            </chart:title>
            <chart:grid chart:style-name="ch6" chart:class="major"/>
            <chart:grid chart:style-name="ch7" chart:class="minor"/>
          </chart:axis>
          <chart:series chart:style-name="ch9" chart:values-cell-range-address="p2.B5:p2.G5" chart:label-cell-address="p2.B2:p2.B2" chart:class="chart:scatter">
            <chart:domain table:cell-range-address="p2.B3:p2.G3"/>
            <chart:data-point chart:repeated="6"/>
          </chart:series>
          <chart:series chart:style-name="ch10" chart:values-cell-range-address="p2.H5:p2.M5" chart:label-cell-address="p2.H2:p2.H2" chart:class="chart:scatter">
            <chart:data-point chart:repeated="6"/>
          </chart:series>
          <chart:series chart:style-name="ch11" chart:values-cell-range-address="p2.N5:p2.S5" chart:label-cell-address="p2.N2:p2.N2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Zeile 3</text:p>
                <draw:g>
                  <svg:desc/>
                </draw:g>
              </table:table-cell>
              <table:table-cell office:value-type="float" office:value="10000">
                <text:p>10000</text:p>
                <draw:g>
                  <svg:desc>p2.B3:p2.G3</svg:desc>
                </draw:g>
              </table:table-cell>
              <table:table-cell office:value-type="float" office:value="15000">
                <text:p>15000</text:p>
              </table:table-cell>
              <table:table-cell office:value-type="float" office:value="20000">
                <text:p>20000</text:p>
              </table:table-cell>
              <table:table-cell office:value-type="float" office:value="25000">
                <text:p>25000</text:p>
              </table:table-cell>
              <table:table-cell office:value-type="float" office:value="30000">
                <text:p>30000</text:p>
              </table:table-cell>
              <table:table-cell office:value-type="float" office:value="35000">
                <text:p>35000</text:p>
              </table:table-cell>
            </table:table-row>
            <table:table-row>
              <table:table-cell office:value-type="string">
                <text:p>p = 1</text:p>
                <draw:g>
                  <svg:desc>p2.B2:p2.B2</svg:desc>
                </draw:g>
              </table:table-cell>
              <table:table-cell office:value-type="float" office:value="0.211579">
                <text:p>0.211579</text:p>
                <draw:g>
                  <svg:desc>p2.B5:p2.G5</svg:desc>
                </draw:g>
              </table:table-cell>
              <table:table-cell office:value-type="float" office:value="0.475551">
                <text:p>0.475551</text:p>
              </table:table-cell>
              <table:table-cell office:value-type="float" office:value="0.844355">
                <text:p>0.844355</text:p>
              </table:table-cell>
              <table:table-cell office:value-type="float" office:value="1.319137">
                <text:p>1.319137</text:p>
              </table:table-cell>
              <table:table-cell office:value-type="float" office:value="1.897704">
                <text:p>1.897704</text:p>
              </table:table-cell>
              <table:table-cell office:value-type="float" office:value="2.583092">
                <text:p>2.583092</text:p>
              </table:table-cell>
            </table:table-row>
            <table:table-row>
              <table:table-cell office:value-type="string">
                <text:p>p = 7</text:p>
                <draw:g>
                  <svg:desc>p2.H2:p2.H2</svg:desc>
                </draw:g>
              </table:table-cell>
              <table:table-cell office:value-type="float" office:value="0.0305">
                <text:p>0.0305</text:p>
                <draw:g>
                  <svg:desc>p2.H5:p2.M5</svg:desc>
                </draw:g>
              </table:table-cell>
              <table:table-cell office:value-type="float" office:value="0.068891">
                <text:p>0.068891</text:p>
              </table:table-cell>
              <table:table-cell office:value-type="float" office:value="0.121716">
                <text:p>0.121716</text:p>
              </table:table-cell>
              <table:table-cell office:value-type="float" office:value="0.189273">
                <text:p>0.189273</text:p>
              </table:table-cell>
              <table:table-cell office:value-type="float" office:value="0.271723">
                <text:p>0.271723</text:p>
              </table:table-cell>
              <table:table-cell office:value-type="float" office:value="0.370156">
                <text:p>0.370156</text:p>
              </table:table-cell>
            </table:table-row>
            <table:table-row>
              <table:table-cell office:value-type="string">
                <text:p>p = 15</text:p>
                <draw:g>
                  <svg:desc>p2.N2:p2.N2</svg:desc>
                </draw:g>
              </table:table-cell>
              <table:table-cell office:value-type="float" office:value="0.014842">
                <text:p>0.014842</text:p>
                <draw:g>
                  <svg:desc>p2.N5:p2.S5</svg:desc>
                </draw:g>
              </table:table-cell>
              <table:table-cell office:value-type="float" office:value="0.032198">
                <text:p>0.032198</text:p>
              </table:table-cell>
              <table:table-cell office:value-type="float" office:value="0.058298">
                <text:p>0.058298</text:p>
              </table:table-cell>
              <table:table-cell office:value-type="float" office:value="0.089138">
                <text:p>0.089138</text:p>
              </table:table-cell>
              <table:table-cell office:value-type="float" office:value="0.127696">
                <text:p>0.127696</text:p>
              </table:table-cell>
              <table:table-cell office:value-type="float" office:value="0.173446">
                <text:p>0.17344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$Linux_X86_64 LibreOffice_project/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237cm" svg:height="5.979cm" xlink:href=".." xlink:type="simple" chart:class="chart:scatter" chart:style-name="ch1">
        <chart:legend svg:x="6.894cm" svg:y="2.086cm" style:legend-expansion="custom" chartooo:width="4.684cm" chartooo:height="1.881cm" style:legend-expansion-aspect-ratio="2.49016480595428" chart:style-name="ch2"/>
        <chart:plot-area chart:style-name="ch3" table:cell-range-address="'festes n=30000'.B2:'festes n=30000'.K2 'festes n=30000'.D1:'festes n=30000'.D1 'festes n=30000'.B11:'festes n=30000'.K11 'festes n=30000'.O1:'festes n=30000'.O1 'festes n=30000'.M11:'festes n=30000'.V11 'festes n=30000'.O23:'festes n=30000'.O23 'festes n=30000'.M33:'festes n=30000'.V33" chart:data-source-has-labels="column" svg:x="1.255cm" svg:y="0.119cm" svg:width="10.738cm" svg:height="4.76cm">
          <chartooo:coordinate-region svg:x="1.691cm" svg:y="0.318cm" svg:width="10.115cm" svg:height="3.914cm"/>
          <chart:axis chart:dimension="x" chart:name="primary-x" chart:style-name="ch4">
            <chart:title svg:x="4.834cm" svg:y="4.998cm" chart:style-name="ch5">
              <text:p>Anzahl der Prozessoren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4">
            <chart:title svg:x="0.451cm" svg:y="3.112cm" chart:style-name="ch8">
              <text:p>Zeit in s</text:p>
            </chart:title>
            <chart:grid chart:style-name="ch6" chart:class="major"/>
          </chart:axis>
          <chart:series chart:style-name="ch9" chart:values-cell-range-address="'festes n=30000'.B11:'festes n=30000'.K11" chart:label-cell-address="'festes n=30000'.D1:'festes n=30000'.D1" chart:class="chart:scatter">
            <chart:domain table:cell-range-address="'festes n=30000'.B2:'festes n=30000'.K2"/>
            <chart:data-point chart:repeated="10"/>
          </chart:series>
          <chart:series chart:style-name="ch10" chart:values-cell-range-address="'festes n=30000'.M11:'festes n=30000'.V11" chart:label-cell-address="'festes n=30000'.O1:'festes n=30000'.O1" chart:class="chart:scatter">
            <chart:data-point chart:repeated="10"/>
          </chart:series>
          <chart:series chart:style-name="ch11" chart:values-cell-range-address="'festes n=30000'.M33:'festes n=30000'.V33" chart:label-cell-address="'festes n=30000'.O23:'festes n=30000'.O23" chart:class="chart:scatter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</table:table-row>
          </table:table-header-rows>
          <table:table-rows>
            <table:table-row>
              <table:table-cell office:value-type="string">
                <text:p>Zeile 2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'festes n=30000'.B2:'festes n=30000'.K2</svg:desc>
                </draw:g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alles weiß</text:p>
                <draw:g>
                  <svg:desc>'festes n=30000'.D1:'festes n=30000'.D1</svg:desc>
                </draw:g>
              </table:table-cell>
              <table:table-cell office:value-type="float" office:value="0.228582">
                <text:p>0.228582</text:p>
                <draw:g>
                  <svg:desc>'festes n=30000'.B11:'festes n=30000'.K11</svg:desc>
                </draw:g>
              </table:table-cell>
              <table:table-cell office:value-type="float" office:value="5.224743">
                <text:p>5.224743</text:p>
              </table:table-cell>
              <table:table-cell office:value-type="float" office:value="6.218242">
                <text:p>6.218242</text:p>
              </table:table-cell>
              <table:table-cell office:value-type="float" office:value="6.651611">
                <text:p>6.651611</text:p>
              </table:table-cell>
              <table:table-cell office:value-type="float" office:value="6.889644">
                <text:p>6.889644</text:p>
              </table:table-cell>
              <table:table-cell office:value-type="float" office:value="7.044529">
                <text:p>7.044529</text:p>
              </table:table-cell>
              <table:table-cell office:value-type="float" office:value="7.154061">
                <text:p>7.154061</text:p>
              </table:table-cell>
              <table:table-cell office:value-type="float" office:value="7.236473">
                <text:p>7.236473</text:p>
              </table:table-cell>
              <table:table-cell office:value-type="float" office:value="7.300482">
                <text:p>7.300482</text:p>
              </table:table-cell>
              <table:table-cell office:value-type="float" office:value="7.345956">
                <text:p>7.345956</text:p>
              </table:table-cell>
            </table:table-row>
            <table:table-row>
              <table:table-cell office:value-type="string">
                <text:p>alles schwarz</text:p>
                <draw:g>
                  <svg:desc>'festes n=30000'.O1:'festes n=30000'.O1</svg:desc>
                </draw:g>
              </table:table-cell>
              <table:table-cell office:value-type="float" office:value="0.227885">
                <text:p>0.227885</text:p>
                <draw:g>
                  <svg:desc>'festes n=30000'.M11:'festes n=30000'.V11</svg:desc>
                </draw:g>
              </table:table-cell>
              <table:table-cell office:value-type="float" office:value="5.219911">
                <text:p>5.219911</text:p>
              </table:table-cell>
              <table:table-cell office:value-type="float" office:value="6.222381">
                <text:p>6.222381</text:p>
              </table:table-cell>
              <table:table-cell office:value-type="float" office:value="6.646484">
                <text:p>6.646484</text:p>
              </table:table-cell>
              <table:table-cell office:value-type="float" office:value="6.892859">
                <text:p>6.892859</text:p>
              </table:table-cell>
              <table:table-cell office:value-type="float" office:value="7.044705">
                <text:p>7.044705</text:p>
              </table:table-cell>
              <table:table-cell office:value-type="float" office:value="7.156904">
                <text:p>7.156904</text:p>
              </table:table-cell>
              <table:table-cell office:value-type="float" office:value="7.224762">
                <text:p>7.224762</text:p>
              </table:table-cell>
              <table:table-cell office:value-type="float" office:value="7.287205">
                <text:p>7.287205</text:p>
              </table:table-cell>
              <table:table-cell office:value-type="float" office:value="7.342071">
                <text:p>7.342071</text:p>
              </table:table-cell>
            </table:table-row>
            <table:table-row>
              <table:table-cell office:value-type="string">
                <text:p>Rechteck in der Mitte</text:p>
                <draw:g>
                  <svg:desc>'festes n=30000'.O23:'festes n=30000'.O23</svg:desc>
                </draw:g>
              </table:table-cell>
              <table:table-cell office:value-type="float" office:value="0.230079">
                <text:p>0.230079</text:p>
                <draw:g>
                  <svg:desc>'festes n=30000'.M33:'festes n=30000'.V33</svg:desc>
                </draw:g>
              </table:table-cell>
              <table:table-cell office:value-type="float" office:value="5.219644">
                <text:p>5.219644</text:p>
              </table:table-cell>
              <table:table-cell office:value-type="float" office:value="6.225005">
                <text:p>6.225005</text:p>
              </table:table-cell>
              <table:table-cell office:value-type="float" office:value="6.647643">
                <text:p>6.647643</text:p>
              </table:table-cell>
              <table:table-cell office:value-type="float" office:value="6.889458">
                <text:p>6.889458</text:p>
              </table:table-cell>
              <table:table-cell office:value-type="float" office:value="7.044052">
                <text:p>7.044052</text:p>
              </table:table-cell>
              <table:table-cell office:value-type="float" office:value="7.153153">
                <text:p>7.153153</text:p>
              </table:table-cell>
              <table:table-cell office:value-type="float" office:value="7.227103">
                <text:p>7.227103</text:p>
              </table:table-cell>
              <table:table-cell office:value-type="float" office:value="7.280187">
                <text:p>7.280187</text:p>
              </table:table-cell>
              <table:table-cell office:value-type="float" office:value="7.331567">
                <text:p>7.33156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$Linux_X86_64 LibreOffice_project/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134cm" svg:height="6.263cm" xlink:href=".." xlink:type="simple" chart:class="chart:scatter" chart:style-name="ch1">
        <chart:legend svg:x="1.826cm" svg:y="0.587cm" style:legend-expansion="custom" chartooo:width="2.983cm" chartooo:height="1.491cm" style:legend-expansion-aspect-ratio="2.00067069081154" chart:style-name="ch2"/>
        <chart:plot-area chart:style-name="ch3" table:cell-range-address="p2.B3:p2.G3 p2.B2:p2.B2 p2.B18:p2.S18 p2.H2:p2.H2 p2.N2:p2.N2" chart:data-source-has-labels="column" svg:x="1.233cm" svg:y="0.125cm" svg:width="9.679cm" svg:height="5.032cm">
          <chartooo:coordinate-region svg:x="1.854cm" svg:y="0.324cm" svg:width="8.593cm" svg:height="4.186cm"/>
          <chart:axis chart:dimension="x" chart:name="primary-x" chart:style-name="ch4">
            <chart:title svg:x="4.348cm" svg:y="5.282cm" chart:style-name="ch5">
              <text:p>Dimension der Matrix n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4">
            <chart:title svg:x="0.451cm" svg:y="3.307cm" chart:style-name="ch8">
              <text:p>Zein in s</text:p>
            </chart:title>
            <chart:grid chart:style-name="ch6" chart:class="major"/>
            <chart:grid chart:style-name="ch7" chart:class="minor"/>
          </chart:axis>
          <chart:series chart:style-name="ch9" chart:values-cell-range-address="p2.B18:p2.G18" chart:label-cell-address="p2.B2:p2.B2" chart:class="chart:scatter">
            <chart:domain table:cell-range-address="p2.B3:p2.G3"/>
            <chart:data-point chart:repeated="6"/>
          </chart:series>
          <chart:series chart:style-name="ch10" chart:values-cell-range-address="p2.H18:p2.M18" chart:label-cell-address="p2.H2:p2.H2" chart:class="chart:scatter">
            <chart:data-point chart:repeated="6"/>
          </chart:series>
          <chart:series chart:style-name="ch11" chart:values-cell-range-address="p2.N18:p2.S18" chart:label-cell-address="p2.N2:p2.N2" chart:class="chart:scatte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Zeile 3</text:p>
                <draw:g>
                  <svg:desc/>
                </draw:g>
              </table:table-cell>
              <table:table-cell office:value-type="float" office:value="10000">
                <text:p>10000</text:p>
                <draw:g>
                  <svg:desc>p2.B3:p2.G3</svg:desc>
                </draw:g>
              </table:table-cell>
              <table:table-cell office:value-type="float" office:value="15000">
                <text:p>15000</text:p>
              </table:table-cell>
              <table:table-cell office:value-type="float" office:value="20000">
                <text:p>20000</text:p>
              </table:table-cell>
              <table:table-cell office:value-type="float" office:value="25000">
                <text:p>25000</text:p>
              </table:table-cell>
              <table:table-cell office:value-type="float" office:value="30000">
                <text:p>30000</text:p>
              </table:table-cell>
              <table:table-cell office:value-type="float" office:value="35000">
                <text:p>35000</text:p>
              </table:table-cell>
            </table:table-row>
            <table:table-row>
              <table:table-cell office:value-type="string">
                <text:p>p = 1</text:p>
                <draw:g>
                  <svg:desc>p2.B2:p2.B2</svg:desc>
                </draw:g>
              </table:table-cell>
              <table:table-cell office:value-type="float" office:value="0.965892">
                <text:p>0.965892</text:p>
                <draw:g>
                  <svg:desc>p2.B18:p2.G18</svg:desc>
                </draw:g>
              </table:table-cell>
              <table:table-cell office:value-type="float" office:value="3.520732">
                <text:p>3.520732</text:p>
              </table:table-cell>
              <table:table-cell office:value-type="float" office:value="6.662435">
                <text:p>6.662435</text:p>
              </table:table-cell>
              <table:table-cell office:value-type="float" office:value="10.375617">
                <text:p>10.375617</text:p>
              </table:table-cell>
              <table:table-cell office:value-type="float" office:value="15.845507">
                <text:p>15.845507</text:p>
              </table:table-cell>
              <table:table-cell office:value-type="float" office:value="22.584872">
                <text:p>22.584872</text:p>
              </table:table-cell>
            </table:table-row>
            <table:table-row>
              <table:table-cell office:value-type="string">
                <text:p>p = 7</text:p>
                <draw:g>
                  <svg:desc>p2.H2:p2.H2</svg:desc>
                </draw:g>
              </table:table-cell>
              <table:table-cell office:value-type="float" office:value="1.510391">
                <text:p>1.510391</text:p>
                <draw:g>
                  <svg:desc>p2.H18:p2.M18</svg:desc>
                </draw:g>
              </table:table-cell>
              <table:table-cell office:value-type="float" office:value="3.726771">
                <text:p>3.726771</text:p>
              </table:table-cell>
              <table:table-cell office:value-type="float" office:value="6.57201">
                <text:p>6.57201</text:p>
              </table:table-cell>
              <table:table-cell office:value-type="float" office:value="9.149582">
                <text:p>9.149582</text:p>
              </table:table-cell>
              <table:table-cell office:value-type="float" office:value="13.111512">
                <text:p>13.111512</text:p>
              </table:table-cell>
              <table:table-cell office:value-type="float" office:value="17.828613">
                <text:p>17.828613</text:p>
              </table:table-cell>
            </table:table-row>
            <table:table-row>
              <table:table-cell office:value-type="string">
                <text:p>p = 15</text:p>
                <draw:g>
                  <svg:desc>p2.N2:p2.N2</svg:desc>
                </draw:g>
              </table:table-cell>
              <table:table-cell office:value-type="float" office:value="1.996441">
                <text:p>1.996441</text:p>
                <draw:g>
                  <svg:desc>p2.N18:p2.S18</svg:desc>
                </draw:g>
              </table:table-cell>
              <table:table-cell office:value-type="float" office:value="3.861195">
                <text:p>3.861195</text:p>
              </table:table-cell>
              <table:table-cell office:value-type="float" office:value="6.078972">
                <text:p>6.078972</text:p>
              </table:table-cell>
              <table:table-cell office:value-type="float" office:value="9.941895">
                <text:p>9.941895</text:p>
              </table:table-cell>
              <table:table-cell office:value-type="float" office:value="13.579841">
                <text:p>13.579841</text:p>
              </table:table-cell>
              <table:table-cell office:value-type="float" office:value="19.983298">
                <text:p>19.983298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$Linux_X86_64 LibreOffice_project/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